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07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723cm"/>
    </style:style>
    <style:style style:name="co6" style:family="table-column">
      <style:table-column-properties fo:break-before="auto" style:column-width="1.087cm"/>
    </style:style>
    <style:style style:name="co7" style:family="table-column">
      <style:table-column-properties fo:break-before="auto" style:column-width="4.583cm"/>
    </style:style>
    <style:style style:name="co8" style:family="table-column">
      <style:table-column-properties fo:break-before="auto" style:column-width="1.558cm"/>
    </style:style>
    <style:style style:name="co9" style:family="table-column">
      <style:table-column-properties fo:break-before="auto" style:column-width="1.863cm"/>
    </style:style>
    <style:style style:name="co10" style:family="table-column">
      <style:table-column-properties fo:break-before="auto" style:column-width="1.836cm"/>
    </style:style>
    <style:style style:name="co11" style:family="table-column">
      <style:table-column-properties fo:break-before="auto" style:column-width="2.168cm"/>
    </style:style>
    <style:style style:name="co12" style:family="table-column">
      <style:table-column-properties fo:break-before="auto" style:column-width="0.81cm"/>
    </style:style>
    <style:style style:name="co13" style:family="table-column">
      <style:table-column-properties fo:break-before="auto" style:column-width="0.893cm"/>
    </style:style>
    <style:style style:name="co14" style:family="table-column">
      <style:table-column-properties fo:break-before="auto" style:column-width="2.085cm"/>
    </style:style>
    <style:style style:name="co15" style:family="table-column">
      <style:table-column-properties fo:break-before="auto" style:column-width="1.0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Tourell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" table:default-cell-style-name="ce3"/>
        <table:table-column table:style-name="co4" table:default-cell-style-name="ce3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4" table:number-columns-repeated="9" table:default-cell-style-name="Default"/>
        <table:table-row table:style-name="ro1">
          <table:table-cell/>
          <table:table-cell table:style-name="ce2" office:value-type="string" table:number-columns-spanned="10" table:number-rows-spanned="1">
            <text:p>Canons</text:p>
          </table:table-cell>
          <table:covered-table-cell table:number-columns-repeated="9"/>
          <table:table-cell table:number-columns-repeated="2"/>
          <table:table-cell table:style-name="ce2" office:value-type="string" table:number-columns-spanned="10" table:number-rows-spanned="1">
            <text:p>Fréquence tir (ms)</text:p>
          </table:table-cell>
          <table:covered-table-cell table:number-columns-repeated="9"/>
          <table:table-cell table:number-columns-repeated="2"/>
          <table:table-cell table:style-name="ce2" office:value-type="string" table:number-columns-spanned="10" table:number-rows-spanned="1">
            <text:p>Cout achat</text:p>
          </table:table-cell>
          <table:covered-table-cell table:number-columns-repeated="9"/>
          <table:table-cell table:number-columns-repeated="3"/>
          <table:table-cell table:style-name="ce2" office:value-type="string">
            <text:p>Dommage moyen par tir</text:p>
          </table:table-cell>
          <table:table-cell table:number-columns-repeated="9"/>
        </table:table-row>
        <table:table-row table:style-name="ro1"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/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/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string">
            <text:p>Total</text:p>
          </table:table-cell>
          <table:table-cell/>
          <table:table-cell table:style-name="ce1" office:value-type="string">
            <text:p>Base</text:p>
          </table:table-cell>
          <table:table-cell table:style-name="ce8" table:formula="oooc:=SUM([.B23:.K23]) / 10" office:value-type="float" office:value="20.4">
            <text:p>20,4</text:p>
          </table:table-cell>
          <table:table-cell table:style-name="ce2" table:number-columns-repeated="9"/>
        </table:table-row>
        <table:table-row table:style-name="ro1">
          <table:table-cell table:style-name="ce1" office:value-type="string">
            <text:p>Base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4" table:style-name="ce3" office:value-type="float" office:value="2">
            <text:p>2</text:p>
          </table:table-cell>
          <table:table-cell table:number-columns-repeated="3" table:style-name="ce3" office:value-type="float" office:value="3">
            <text:p>3</text:p>
          </table:table-cell>
          <table:table-cell/>
          <table:table-cell table:style-name="ce1" office:value-type="string">
            <text:p>Base</text:p>
          </table:table-cell>
          <table:table-cell table:style-name="ce3" office:value-type="float" office:value="650">
            <text:p>650</text:p>
          </table:table-cell>
          <table:table-cell table:style-name="ce3" office:value-type="float" office:value="600">
            <text:p>600</text:p>
          </table:table-cell>
          <table:table-cell table:style-name="ce3" office:value-type="float" office:value="550">
            <text:p>550</text:p>
          </table:table-cell>
          <table:table-cell table:style-name="ce3" office:value-type="float" office:value="500">
            <text:p>500</text:p>
          </table:table-cell>
          <table:table-cell table:style-name="ce3" office:value-type="float" office:value="450">
            <text:p>450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50">
            <text:p>350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200">
            <text:p>200</text:p>
          </table:table-cell>
          <table:table-cell/>
          <table:table-cell table:style-name="ce1" office:value-type="string">
            <text:p>Base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office:value-type="float" office:value="270">
            <text:p>270</text:p>
          </table:table-cell>
          <table:table-cell office:value-type="float" office:value="300">
            <text:p>300</text:p>
          </table:table-cell>
          <table:table-cell table:formula="oooc:=SUM([.Z3:.AI3])" office:value-type="float" office:value="1650">
            <text:p>1650</text:p>
          </table:table-cell>
          <table:table-cell/>
          <table:table-cell table:style-name="ce1" office:value-type="string">
            <text:p>Laser</text:p>
          </table:table-cell>
          <table:table-cell table:style-name="ce8" table:formula="oooc:=SUM([.B24:.K24]) / 10" office:value-type="float" office:value="62.1848739495798">
            <text:p>62,18</text:p>
          </table:table-cell>
          <table:table-cell table:style-name="ce3" table:number-columns-repeated="9"/>
        </table:table-row>
        <table:table-row table:style-name="ro1">
          <table:table-cell table:style-name="ce1" office:value-type="string">
            <text:p>Laser</text:p>
          </table:table-cell>
          <table:table-cell table:number-columns-repeated="10" table:style-name="ce3" office:value-type="float" office:value="1">
            <text:p>1</text:p>
          </table:table-cell>
          <table:table-cell/>
          <table:table-cell table:style-name="ce1" office:value-type="string">
            <text:p>Laser</text:p>
          </table:table-cell>
          <table:table-cell table:style-name="ce4" office:value-type="float" office:value="1700">
            <text:p>1700</text:p>
          </table:table-cell>
          <table:table-cell table:style-name="ce4" office:value-type="float" office:value="1650">
            <text:p>1650</text:p>
          </table:table-cell>
          <table:table-cell table:style-name="ce4" office:value-type="float" office:value="1600">
            <text:p>1600</text:p>
          </table:table-cell>
          <table:table-cell table:style-name="ce4" office:value-type="float" office:value="1550">
            <text:p>1550</text:p>
          </table:table-cell>
          <table:table-cell table:style-name="ce4" office:value-type="float" office:value="1500">
            <text:p>1500</text:p>
          </table:table-cell>
          <table:table-cell table:style-name="ce4" office:value-type="float" office:value="1450">
            <text:p>1450</text:p>
          </table:table-cell>
          <table:table-cell table:style-name="ce4" office:value-type="float" office:value="1400">
            <text:p>1400</text:p>
          </table:table-cell>
          <table:table-cell table:style-name="ce4" office:value-type="float" office:value="1350">
            <text:p>1350</text:p>
          </table:table-cell>
          <table:table-cell table:style-name="ce4" office:value-type="float" office:value="1300">
            <text:p>1300</text:p>
          </table:table-cell>
          <table:table-cell table:style-name="ce4" office:value-type="float" office:value="1250">
            <text:p>1250</text:p>
          </table:table-cell>
          <table:table-cell/>
          <table:table-cell table:style-name="ce1" office:value-type="string">
            <text:p>Laser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30">
            <text:p>130</text:p>
          </table:table-cell>
          <table:table-cell office:value-type="float" office:value="160">
            <text:p>160</text:p>
          </table:table-cell>
          <table:table-cell office:value-type="float" office:value="190">
            <text:p>190</text:p>
          </table:table-cell>
          <table:table-cell office:value-type="float" office:value="210">
            <text:p>210</text:p>
          </table:table-cell>
          <table:table-cell office:value-type="float" office:value="240">
            <text:p>240</text:p>
          </table:table-cell>
          <table:table-cell table:formula="oooc:=SUM([.Z4:.AI4])" office:value-type="float" office:value="1170">
            <text:p>1170</text:p>
          </table:table-cell>
          <table:table-cell/>
          <table:table-cell table:style-name="ce1" office:value-type="string">
            <text:p>Missile</text:p>
          </table:table-cell>
          <table:table-cell table:style-name="ce8" table:formula="oooc:=SUM([.B25:.K25]) / 10" office:value-type="float" office:value="58.9">
            <text:p>58,9</text:p>
          </table:table-cell>
          <table:table-cell table:style-name="ce6" table:number-columns-repeated="9"/>
        </table:table-row>
        <table:table-row table:style-name="ro1">
          <table:table-cell table:style-name="ce1" office:value-type="string">
            <text:p>Missile</text:p>
          </table:table-cell>
          <table:table-cell table:number-columns-repeated="10" table:style-name="ce3" office:value-type="float" office:value="1">
            <text:p>1</text:p>
          </table:table-cell>
          <table:table-cell/>
          <table:table-cell table:style-name="ce1" office:value-type="string">
            <text:p>Missile</text:p>
          </table:table-cell>
          <table:table-cell table:style-name="ce3" office:value-type="float" office:value="2600">
            <text:p>2600</text:p>
          </table:table-cell>
          <table:table-cell table:style-name="ce3" office:value-type="float" office:value="2400">
            <text:p>2400</text:p>
          </table:table-cell>
          <table:table-cell table:style-name="ce3" office:value-type="float" office:value="2200">
            <text:p>2200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800">
            <text:p>1800</text:p>
          </table:table-cell>
          <table:table-cell table:style-name="ce3" office:value-type="float" office:value="1600">
            <text:p>1600</text:p>
          </table:table-cell>
          <table:table-cell table:style-name="ce3" office:value-type="float" office:value="1400">
            <text:p>1400</text:p>
          </table:table-cell>
          <table:table-cell table:style-name="ce3" office:value-type="float" office:value="1200">
            <text:p>1200</text:p>
          </table:table-cell>
          <table:table-cell table:style-name="ce3" office:value-type="float" office:value="1000">
            <text:p>1000</text:p>
          </table:table-cell>
          <table:table-cell table:style-name="ce3" office:value-type="float" office:value="800">
            <text:p>800</text:p>
          </table:table-cell>
          <table:table-cell/>
          <table:table-cell table:style-name="ce1" office:value-type="string">
            <text:p>Missile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300">
            <text:p>30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  <table:table-cell office:value-type="float" office:value="450">
            <text:p>450</text:p>
          </table:table-cell>
          <table:table-cell office:value-type="float" office:value="500">
            <text:p>500</text:p>
          </table:table-cell>
          <table:table-cell table:formula="oooc:=SUM([.Z5:.AI5])" office:value-type="float" office:value="2850">
            <text:p>2850</text:p>
          </table:table-cell>
          <table:table-cell/>
          <table:table-cell table:style-name="ce1" office:value-type="string">
            <text:p>Multiple</text:p>
          </table:table-cell>
          <table:table-cell table:style-name="ce8" table:formula="oooc:=SUM([.B26:.K26]) / 10" office:value-type="float" office:value="89.3157262905162">
            <text:p>89,32</text:p>
          </table:table-cell>
          <table:table-cell table:style-name="ce3" table:number-columns-repeated="9"/>
        </table:table-row>
        <table:table-row table:style-name="ro1">
          <table:table-cell table:style-name="ce1" office:value-type="string">
            <text:p>Multiple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4" table:style-name="ce4" office:value-type="float" office:value="2">
            <text:p>2</text:p>
          </table:table-cell>
          <table:table-cell table:number-columns-repeated="4" table:style-name="ce4" office:value-type="float" office:value="3">
            <text:p>3</text:p>
          </table:table-cell>
          <table:table-cell/>
          <table:table-cell table:style-name="ce1" office:value-type="string">
            <text:p>Multiple</text:p>
          </table:table-cell>
          <table:table-cell table:style-name="ce3" office:value-type="float" office:value="2000">
            <text:p>2000</text:p>
          </table:table-cell>
          <table:table-cell table:style-name="ce3" office:value-type="float" office:value="1900">
            <text:p>1900</text:p>
          </table:table-cell>
          <table:table-cell table:style-name="ce3" office:value-type="float" office:value="1800">
            <text:p>1800</text:p>
          </table:table-cell>
          <table:table-cell table:style-name="ce3" office:value-type="float" office:value="1700">
            <text:p>1700</text:p>
          </table:table-cell>
          <table:table-cell table:style-name="ce3" office:value-type="float" office:value="1600">
            <text:p>1600</text:p>
          </table:table-cell>
          <table:table-cell table:style-name="ce3" office:value-type="float" office:value="1500">
            <text:p>1500</text:p>
          </table:table-cell>
          <table:table-cell table:style-name="ce3" office:value-type="float" office:value="1400">
            <text:p>1400</text:p>
          </table:table-cell>
          <table:table-cell table:style-name="ce3" office:value-type="float" office:value="1300">
            <text:p>1300</text:p>
          </table:table-cell>
          <table:table-cell table:style-name="ce3" office:value-type="float" office:value="1200">
            <text:p>1200</text:p>
          </table:table-cell>
          <table:table-cell table:style-name="ce3" office:value-type="float" office:value="1100">
            <text:p>1100</text:p>
          </table:table-cell>
          <table:table-cell/>
          <table:table-cell table:style-name="ce1" office:value-type="string">
            <text:p>Multiple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00">
            <text:p>400</text:p>
          </table:table-cell>
          <table:table-cell office:value-type="float" office:value="500">
            <text:p>500</text:p>
          </table:table-cell>
          <table:table-cell office:value-type="float" office:value="600">
            <text:p>600</text:p>
          </table:table-cell>
          <table:table-cell office:value-type="float" office:value="700">
            <text:p>700</text:p>
          </table:table-cell>
          <table:table-cell office:value-type="float" office:value="800">
            <text:p>800</text:p>
          </table:table-cell>
          <table:table-cell office:value-type="float" office:value="900">
            <text:p>900</text:p>
          </table:table-cell>
          <table:table-cell office:value-type="float" office:value="1000">
            <text:p>1000</text:p>
          </table:table-cell>
          <table:table-cell table:formula="oooc:=SUM([.Z6:.AI6])" office:value-type="float" office:value="5700">
            <text:p>5700</text:p>
          </table:table-cell>
          <table:table-cell/>
          <table:table-cell table:style-name="ce1" office:value-type="string">
            <text:p>Grav</text:p>
          </table:table-cell>
          <table:table-cell table:style-name="ce8" table:formula="oooc:=SUM([.B27:.K27]) / 10" office:value-type="float" office:value="0">
            <text:p>0</text:p>
          </table:table-cell>
          <table:table-cell table:style-name="ce3" table:number-columns-repeated="9"/>
        </table:table-row>
        <table:table-row table:style-name="ro1">
          <table:table-cell table:style-name="ce1" office:value-type="string">
            <text:p>Grav</text:p>
          </table:table-cell>
          <table:table-cell table:number-columns-repeated="10" table:style-name="ce3" office:value-type="float" office:value="0">
            <text:p>0</text:p>
          </table:table-cell>
          <table:table-cell/>
          <table:table-cell table:style-name="ce1" office:value-type="string">
            <text:p>Grav</text:p>
          </table:table-cell>
          <table:table-cell table:number-columns-repeated="10" table:style-name="ce3" office:value-type="float" office:value="0">
            <text:p>0</text:p>
          </table:table-cell>
          <table:table-cell/>
          <table:table-cell table:style-name="ce1" office:value-type="string">
            <text:p>Grav</text:p>
          </table:table-cell>
          <table:table-cell office:value-type="float" office:value="1000">
            <text:p>1000</text:p>
          </table:table-cell>
          <table:table-cell table:number-columns-repeated="9" office:value-type="float" office:value="0">
            <text:p>0</text:p>
          </table:table-cell>
          <table:table-cell table:formula="oooc:=SUM([.Z7:.AI7])" office:value-type="float" office:value="1000">
            <text:p>1000</text:p>
          </table:table-cell>
          <table:table-cell table:number-columns-repeated="2"/>
          <table:table-cell table:style-name="ce3" table:number-columns-repeated="10"/>
        </table:table-row>
        <table:table-row table:style-name="ro1" table:number-rows-repeated="3">
          <table:table-cell table:number-columns-repeated="48"/>
        </table:table-row>
        <table:table-row table:style-name="ro1">
          <table:table-cell/>
          <table:table-cell table:style-name="ce2" office:value-type="string" table:number-columns-spanned="10" table:number-rows-spanned="1">
            <text:p>Dommage par canon</text:p>
          </table:table-cell>
          <table:covered-table-cell table:number-columns-repeated="9"/>
          <table:table-cell table:number-columns-repeated="2"/>
          <table:table-cell table:style-name="ce2" office:value-type="string" table:number-columns-spanned="10" table:number-rows-spanned="1">
            <text:p>Fréquence tir (sec)</text:p>
          </table:table-cell>
          <table:covered-table-cell table:number-columns-repeated="9"/>
          <table:table-cell table:number-columns-repeated="2"/>
          <table:table-cell table:style-name="ce2" office:value-type="string" table:number-columns-spanned="10" table:number-rows-spanned="1">
            <text:p>Cout total à chaque niveau</text:p>
          </table:table-cell>
          <table:covered-table-cell table:number-columns-repeated="9"/>
          <table:table-cell table:number-columns-repeated="13"/>
        </table:table-row>
        <table:table-row table:style-name="ro1"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/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/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/>
          <table:table-cell table:number-columns-repeated="12"/>
        </table:table-row>
        <table:table-row table:style-name="ro1">
          <table:table-cell table:style-name="ce1" office:value-type="string">
            <text:p>Base</text:p>
          </table:table-cell>
          <table:table-cell table:style-name="ce4" table:formula="oooc:=5*1" office:value-type="float" office:value="5">
            <text:p>5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/>
          <table:table-cell table:style-name="ce1" office:value-type="string">
            <text:p>Base</text:p>
          </table:table-cell>
          <table:table-cell table:style-name="ce3" table:formula="oooc:=1000/[.N3]" office:value-type="float" office:value="1.53846153846154">
            <text:p>1,54</text:p>
          </table:table-cell>
          <table:table-cell table:style-name="ce3" table:formula="oooc:=1000/[.O3]" office:value-type="float" office:value="1.66666666666667">
            <text:p>1,67</text:p>
          </table:table-cell>
          <table:table-cell table:style-name="ce3" table:formula="oooc:=1000/[.P3]" office:value-type="float" office:value="1.81818181818182">
            <text:p>1,82</text:p>
          </table:table-cell>
          <table:table-cell table:style-name="ce3" table:formula="oooc:=1000/[.Q3]" office:value-type="float" office:value="2">
            <text:p>2</text:p>
          </table:table-cell>
          <table:table-cell table:style-name="ce3" table:formula="oooc:=1000/[.R3]" office:value-type="float" office:value="2.22222222222222">
            <text:p>2,22</text:p>
          </table:table-cell>
          <table:table-cell table:style-name="ce3" table:formula="oooc:=1000/[.S3]" office:value-type="float" office:value="2.5">
            <text:p>2,5</text:p>
          </table:table-cell>
          <table:table-cell table:style-name="ce3" table:formula="oooc:=1000/[.T3]" office:value-type="float" office:value="2.85714285714286">
            <text:p>2,86</text:p>
          </table:table-cell>
          <table:table-cell table:style-name="ce3" table:formula="oooc:=1000/[.U3]" office:value-type="float" office:value="3.33333333333333">
            <text:p>3,33</text:p>
          </table:table-cell>
          <table:table-cell table:style-name="ce3" table:formula="oooc:=1000/[.V3]" office:value-type="float" office:value="4">
            <text:p>4</text:p>
          </table:table-cell>
          <table:table-cell table:style-name="ce3" table:formula="oooc:=1000/[.W3]" office:value-type="float" office:value="5">
            <text:p>5</text:p>
          </table:table-cell>
          <table:table-cell/>
          <table:table-cell table:style-name="ce1" office:value-type="string">
            <text:p>Base</text:p>
          </table:table-cell>
          <table:table-cell table:formula="oooc:=[.Z3]" office:value-type="float" office:value="30">
            <text:p>30</text:p>
          </table:table-cell>
          <table:table-cell table:formula="oooc:=[.Z13]+[.AA3]" office:value-type="float" office:value="90">
            <text:p>90</text:p>
          </table:table-cell>
          <table:table-cell table:formula="oooc:=[.AA13]+[.AB3]" office:value-type="float" office:value="180">
            <text:p>180</text:p>
          </table:table-cell>
          <table:table-cell table:formula="oooc:=[.AB13]+[.AC3]" office:value-type="float" office:value="300">
            <text:p>300</text:p>
          </table:table-cell>
          <table:table-cell table:formula="oooc:=[.AC13]+[.AD3]" office:value-type="float" office:value="450">
            <text:p>450</text:p>
          </table:table-cell>
          <table:table-cell table:formula="oooc:=[.AD13]+[.AE3]" office:value-type="float" office:value="630">
            <text:p>630</text:p>
          </table:table-cell>
          <table:table-cell table:formula="oooc:=[.AE13]+[.AF3]" office:value-type="float" office:value="840">
            <text:p>840</text:p>
          </table:table-cell>
          <table:table-cell table:formula="oooc:=[.AF13]+[.AG3]" office:value-type="float" office:value="1080">
            <text:p>1080</text:p>
          </table:table-cell>
          <table:table-cell table:formula="oooc:=[.AG13]+[.AH3]" office:value-type="float" office:value="1350">
            <text:p>1350</text:p>
          </table:table-cell>
          <table:table-cell table:formula="oooc:=[.AH13]+[.AI3]" office:value-type="float" office:value="1650">
            <text:p>1650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Laser</text:p>
          </table:table-cell>
          <table:table-cell table:style-name="ce5" office:value-type="float" office:value="0.15">
            <text:p>0,15</text:p>
          </table:table-cell>
          <table:table-cell table:style-name="ce5" office:value-type="float" office:value="0.25">
            <text:p>0,25</text:p>
          </table:table-cell>
          <table:table-cell table:style-name="ce4" office:value-type="float" office:value="0.4">
            <text:p>0,4</text:p>
          </table:table-cell>
          <table:table-cell table:style-name="ce5" office:value-type="float" office:value="0.65">
            <text:p>0,65</text:p>
          </table:table-cell>
          <table:table-cell table:style-name="ce4" office:value-type="float" office:value="0.8">
            <text:p>0,8</text:p>
          </table:table-cell>
          <table:table-cell table:style-name="ce4" office:value-type="float" office:value="1">
            <text:p>1</text:p>
          </table:table-cell>
          <table:table-cell table:style-name="ce5" office:value-type="float" office:value="1.4">
            <text:p>1,4</text:p>
          </table:table-cell>
          <table:table-cell table:style-name="ce4" office:value-type="float" office:value="1.8">
            <text:p>1,8</text:p>
          </table:table-cell>
          <table:table-cell table:style-name="ce4" office:value-type="float" office:value="2.5">
            <text:p>2,5</text:p>
          </table:table-cell>
          <table:table-cell table:style-name="ce5" office:value-type="float" office:value="4">
            <text:p>4</text:p>
          </table:table-cell>
          <table:table-cell/>
          <table:table-cell table:style-name="ce1" office:value-type="string">
            <text:p>Laser</text:p>
          </table:table-cell>
          <table:table-cell table:style-name="ce3" table:formula="oooc:=1000/[.N4]" office:value-type="float" office:value="0.588235294117647">
            <text:p>0,59</text:p>
          </table:table-cell>
          <table:table-cell table:style-name="ce3" table:formula="oooc:=1000/[.O4]" office:value-type="float" office:value="0.606060606060606">
            <text:p>0,61</text:p>
          </table:table-cell>
          <table:table-cell table:style-name="ce3" table:formula="oooc:=1000/[.P4]" office:value-type="float" office:value="0.625">
            <text:p>0,63</text:p>
          </table:table-cell>
          <table:table-cell table:style-name="ce3" table:formula="oooc:=1000/[.Q4]" office:value-type="float" office:value="0.645161290322581">
            <text:p>0,65</text:p>
          </table:table-cell>
          <table:table-cell table:style-name="ce3" table:formula="oooc:=1000/[.R4]" office:value-type="float" office:value="0.666666666666667">
            <text:p>0,67</text:p>
          </table:table-cell>
          <table:table-cell table:style-name="ce3" table:formula="oooc:=1000/[.S4]" office:value-type="float" office:value="0.689655172413793">
            <text:p>0,69</text:p>
          </table:table-cell>
          <table:table-cell table:style-name="ce3" table:formula="oooc:=1000/[.T4]" office:value-type="float" office:value="0.714285714285714">
            <text:p>0,71</text:p>
          </table:table-cell>
          <table:table-cell table:style-name="ce3" table:formula="oooc:=1000/[.U4]" office:value-type="float" office:value="0.740740740740741">
            <text:p>0,74</text:p>
          </table:table-cell>
          <table:table-cell table:style-name="ce3" table:formula="oooc:=1000/[.V4]" office:value-type="float" office:value="0.769230769230769">
            <text:p>0,77</text:p>
          </table:table-cell>
          <table:table-cell table:style-name="ce3" table:formula="oooc:=1000/[.W4]" office:value-type="float" office:value="0.8">
            <text:p>0,8</text:p>
          </table:table-cell>
          <table:table-cell/>
          <table:table-cell table:style-name="ce1" office:value-type="string">
            <text:p>Laser</text:p>
          </table:table-cell>
          <table:table-cell table:formula="oooc:=[.Z4]" office:value-type="float" office:value="10">
            <text:p>10</text:p>
          </table:table-cell>
          <table:table-cell table:formula="oooc:=[.Z14]+[.AA4]" office:value-type="float" office:value="30">
            <text:p>30</text:p>
          </table:table-cell>
          <table:table-cell table:formula="oooc:=[.AA14]+[.AB4]" office:value-type="float" office:value="70">
            <text:p>70</text:p>
          </table:table-cell>
          <table:table-cell table:formula="oooc:=[.AB14]+[.AC4]" office:value-type="float" office:value="140">
            <text:p>140</text:p>
          </table:table-cell>
          <table:table-cell table:formula="oooc:=[.AC14]+[.AD4]" office:value-type="float" office:value="240">
            <text:p>240</text:p>
          </table:table-cell>
          <table:table-cell table:formula="oooc:=[.AD14]+[.AE4]" office:value-type="float" office:value="370">
            <text:p>370</text:p>
          </table:table-cell>
          <table:table-cell table:formula="oooc:=[.AE14]+[.AF4]" office:value-type="float" office:value="530">
            <text:p>530</text:p>
          </table:table-cell>
          <table:table-cell table:formula="oooc:=[.AF14]+[.AG4]" office:value-type="float" office:value="720">
            <text:p>720</text:p>
          </table:table-cell>
          <table:table-cell table:formula="oooc:=[.AG14]+[.AH4]" office:value-type="float" office:value="930">
            <text:p>930</text:p>
          </table:table-cell>
          <table:table-cell table:formula="oooc:=[.AH14]+[.AI4]" office:value-type="float" office:value="1170">
            <text:p>1170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Missile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6">
            <text:p>36</text:p>
          </table:table-cell>
          <table:table-cell table:style-name="ce4" office:value-type="float" office:value="44">
            <text:p>44</text:p>
          </table:table-cell>
          <table:table-cell table:style-name="ce4" office:value-type="float" office:value="52">
            <text:p>52</text:p>
          </table:table-cell>
          <table:table-cell table:style-name="ce4" office:value-type="float" office:value="60">
            <text:p>60</text:p>
          </table:table-cell>
          <table:table-cell table:style-name="ce4" office:value-type="float" office:value="65">
            <text:p>65</text:p>
          </table:table-cell>
          <table:table-cell table:style-name="ce4" office:value-type="float" office:value="70">
            <text:p>70</text:p>
          </table:table-cell>
          <table:table-cell table:style-name="ce4" office:value-type="float" office:value="74">
            <text:p>74</text:p>
          </table:table-cell>
          <table:table-cell table:style-name="ce4" office:value-type="float" office:value="78">
            <text:p>78</text:p>
          </table:table-cell>
          <table:table-cell table:style-name="ce4" office:value-type="float" office:value="80">
            <text:p>80</text:p>
          </table:table-cell>
          <table:table-cell/>
          <table:table-cell table:style-name="ce1" office:value-type="string">
            <text:p>Missile</text:p>
          </table:table-cell>
          <table:table-cell table:style-name="ce3" table:formula="oooc:=1000/[.N5]" office:value-type="float" office:value="0.384615384615385">
            <text:p>0,38</text:p>
          </table:table-cell>
          <table:table-cell table:style-name="ce3" table:formula="oooc:=1000/[.O5]" office:value-type="float" office:value="0.416666666666667">
            <text:p>0,42</text:p>
          </table:table-cell>
          <table:table-cell table:style-name="ce3" table:formula="oooc:=1000/[.P5]" office:value-type="float" office:value="0.454545454545455">
            <text:p>0,45</text:p>
          </table:table-cell>
          <table:table-cell table:style-name="ce3" table:formula="oooc:=1000/[.Q5]" office:value-type="float" office:value="0.5">
            <text:p>0,5</text:p>
          </table:table-cell>
          <table:table-cell table:style-name="ce3" table:formula="oooc:=1000/[.R5]" office:value-type="float" office:value="0.555555555555556">
            <text:p>0,56</text:p>
          </table:table-cell>
          <table:table-cell table:style-name="ce3" table:formula="oooc:=1000/[.S5]" office:value-type="float" office:value="0.625">
            <text:p>0,63</text:p>
          </table:table-cell>
          <table:table-cell table:style-name="ce3" table:formula="oooc:=1000/[.T5]" office:value-type="float" office:value="0.714285714285714">
            <text:p>0,71</text:p>
          </table:table-cell>
          <table:table-cell table:style-name="ce3" table:formula="oooc:=1000/[.U5]" office:value-type="float" office:value="0.833333333333333">
            <text:p>0,83</text:p>
          </table:table-cell>
          <table:table-cell table:style-name="ce3" table:formula="oooc:=1000/[.V5]" office:value-type="float" office:value="1">
            <text:p>1</text:p>
          </table:table-cell>
          <table:table-cell table:style-name="ce3" table:formula="oooc:=1000/[.W5]" office:value-type="float" office:value="1.25">
            <text:p>1,25</text:p>
          </table:table-cell>
          <table:table-cell/>
          <table:table-cell table:style-name="ce1" office:value-type="string">
            <text:p>Missile</text:p>
          </table:table-cell>
          <table:table-cell table:formula="oooc:=[.Z5]" office:value-type="float" office:value="150">
            <text:p>150</text:p>
          </table:table-cell>
          <table:table-cell table:formula="oooc:=[.Z15]+[.AA5]" office:value-type="float" office:value="250">
            <text:p>250</text:p>
          </table:table-cell>
          <table:table-cell table:formula="oooc:=[.AA15]+[.AB5]" office:value-type="float" office:value="400">
            <text:p>400</text:p>
          </table:table-cell>
          <table:table-cell table:formula="oooc:=[.AB15]+[.AC5]" office:value-type="float" office:value="600">
            <text:p>600</text:p>
          </table:table-cell>
          <table:table-cell table:formula="oooc:=[.AC15]+[.AD5]" office:value-type="float" office:value="850">
            <text:p>850</text:p>
          </table:table-cell>
          <table:table-cell table:formula="oooc:=[.AD15]+[.AE5]" office:value-type="float" office:value="1150">
            <text:p>1150</text:p>
          </table:table-cell>
          <table:table-cell table:formula="oooc:=[.AE15]+[.AF5]" office:value-type="float" office:value="1500">
            <text:p>1500</text:p>
          </table:table-cell>
          <table:table-cell table:formula="oooc:=[.AF15]+[.AG5]" office:value-type="float" office:value="1900">
            <text:p>1900</text:p>
          </table:table-cell>
          <table:table-cell table:formula="oooc:=[.AG15]+[.AH5]" office:value-type="float" office:value="2350">
            <text:p>2350</text:p>
          </table:table-cell>
          <table:table-cell table:formula="oooc:=[.AH15]+[.AI5]" office:value-type="float" office:value="2850">
            <text:p>2850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Multiple</text:p>
          </table:table-cell>
          <table:table-cell table:style-name="ce4" office:value-type="float" office:value="0.8">
            <text:p>0,8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6">
            <text:p>0,6</text:p>
          </table:table-cell>
          <table:table-cell table:style-name="ce4" office:value-type="float" office:value="0.8">
            <text:p>0,8</text:p>
          </table:table-cell>
          <table:table-cell table:style-name="ce4" office:value-type="float" office:value="0.9">
            <text:p>0,9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.7">
            <text:p>0,7</text:p>
          </table:table-cell>
          <table:table-cell table:style-name="ce4" office:value-type="float" office:value="0.8">
            <text:p>0,8</text:p>
          </table:table-cell>
          <table:table-cell table:style-name="ce4" office:value-type="float" office:value="0.9">
            <text:p>0,9</text:p>
          </table:table-cell>
          <table:table-cell table:style-name="ce4" office:value-type="float" office:value="1">
            <text:p>1</text:p>
          </table:table-cell>
          <table:table-cell/>
          <table:table-cell table:style-name="ce1" office:value-type="string">
            <text:p>Multiple</text:p>
          </table:table-cell>
          <table:table-cell table:style-name="ce3" table:formula="oooc:=1000/[.N6]" office:value-type="float" office:value="0.5">
            <text:p>0,5</text:p>
          </table:table-cell>
          <table:table-cell table:style-name="ce3" table:formula="oooc:=1000/[.O6]" office:value-type="float" office:value="0.526315789473684">
            <text:p>0,53</text:p>
          </table:table-cell>
          <table:table-cell table:style-name="ce3" table:formula="oooc:=1000/[.P6]" office:value-type="float" office:value="0.555555555555556">
            <text:p>0,56</text:p>
          </table:table-cell>
          <table:table-cell table:style-name="ce3" table:formula="oooc:=1000/[.Q6]" office:value-type="float" office:value="0.588235294117647">
            <text:p>0,59</text:p>
          </table:table-cell>
          <table:table-cell table:style-name="ce3" table:formula="oooc:=1000/[.R6]" office:value-type="float" office:value="0.625">
            <text:p>0,63</text:p>
          </table:table-cell>
          <table:table-cell table:style-name="ce3" table:formula="oooc:=1000/[.S6]" office:value-type="float" office:value="0.666666666666667">
            <text:p>0,67</text:p>
          </table:table-cell>
          <table:table-cell table:style-name="ce3" table:formula="oooc:=1000/[.T6]" office:value-type="float" office:value="0.714285714285714">
            <text:p>0,71</text:p>
          </table:table-cell>
          <table:table-cell table:style-name="ce3" table:formula="oooc:=1000/[.U6]" office:value-type="float" office:value="0.769230769230769">
            <text:p>0,77</text:p>
          </table:table-cell>
          <table:table-cell table:style-name="ce3" table:formula="oooc:=1000/[.V6]" office:value-type="float" office:value="0.833333333333333">
            <text:p>0,83</text:p>
          </table:table-cell>
          <table:table-cell table:style-name="ce3" table:formula="oooc:=1000/[.W6]" office:value-type="float" office:value="0.909090909090909">
            <text:p>0,91</text:p>
          </table:table-cell>
          <table:table-cell/>
          <table:table-cell table:style-name="ce1" office:value-type="string">
            <text:p>Multiple</text:p>
          </table:table-cell>
          <table:table-cell table:formula="oooc:=[.Z6]" office:value-type="float" office:value="300">
            <text:p>300</text:p>
          </table:table-cell>
          <table:table-cell table:formula="oooc:=[.Z16]+[.AA6]" office:value-type="float" office:value="500">
            <text:p>500</text:p>
          </table:table-cell>
          <table:table-cell table:formula="oooc:=[.AA16]+[.AB6]" office:value-type="float" office:value="800">
            <text:p>800</text:p>
          </table:table-cell>
          <table:table-cell table:formula="oooc:=[.AB16]+[.AC6]" office:value-type="float" office:value="1200">
            <text:p>1200</text:p>
          </table:table-cell>
          <table:table-cell table:formula="oooc:=[.AC16]+[.AD6]" office:value-type="float" office:value="1700">
            <text:p>1700</text:p>
          </table:table-cell>
          <table:table-cell table:formula="oooc:=[.AD16]+[.AE6]" office:value-type="float" office:value="2300">
            <text:p>2300</text:p>
          </table:table-cell>
          <table:table-cell table:formula="oooc:=[.AE16]+[.AF6]" office:value-type="float" office:value="3000">
            <text:p>3000</text:p>
          </table:table-cell>
          <table:table-cell table:formula="oooc:=[.AF16]+[.AG6]" office:value-type="float" office:value="3800">
            <text:p>3800</text:p>
          </table:table-cell>
          <table:table-cell table:formula="oooc:=[.AG16]+[.AH6]" office:value-type="float" office:value="4700">
            <text:p>4700</text:p>
          </table:table-cell>
          <table:table-cell table:formula="oooc:=[.AH16]+[.AI6]" office:value-type="float" office:value="5700">
            <text:p>5700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Grav</text:p>
          </table:table-cell>
          <table:table-cell table:number-columns-repeated="10" table:style-name="ce3" office:value-type="float" office:value="0">
            <text:p>0</text:p>
          </table:table-cell>
          <table:table-cell/>
          <table:table-cell table:style-name="ce1" office:value-type="string">
            <text:p>Grav</text:p>
          </table:table-cell>
          <table:table-cell table:number-columns-repeated="10" table:style-name="ce3" office:value-type="float" office:value="0">
            <text:p>0</text:p>
          </table:table-cell>
          <table:table-cell/>
          <table:table-cell table:style-name="ce1" office:value-type="string">
            <text:p>Grav</text:p>
          </table:table-cell>
          <table:table-cell table:formula="oooc:=[.Z7]" office:value-type="float" office:value="1000">
            <text:p>1000</text:p>
          </table:table-cell>
          <table:table-cell table:formula="oooc:=[.Z17]+[.AA7]" office:value-type="float" office:value="1000">
            <text:p>1000</text:p>
          </table:table-cell>
          <table:table-cell table:formula="oooc:=[.AA17]+[.AB7]" office:value-type="float" office:value="1000">
            <text:p>1000</text:p>
          </table:table-cell>
          <table:table-cell table:formula="oooc:=[.AB17]+[.AC7]" office:value-type="float" office:value="1000">
            <text:p>1000</text:p>
          </table:table-cell>
          <table:table-cell table:formula="oooc:=[.AC17]+[.AD7]" office:value-type="float" office:value="1000">
            <text:p>1000</text:p>
          </table:table-cell>
          <table:table-cell table:formula="oooc:=[.AD17]+[.AE7]" office:value-type="float" office:value="1000">
            <text:p>1000</text:p>
          </table:table-cell>
          <table:table-cell table:formula="oooc:=[.AE17]+[.AF7]" office:value-type="float" office:value="1000">
            <text:p>1000</text:p>
          </table:table-cell>
          <table:table-cell table:formula="oooc:=[.AF17]+[.AG7]" office:value-type="float" office:value="1000">
            <text:p>1000</text:p>
          </table:table-cell>
          <table:table-cell table:formula="oooc:=[.AG17]+[.AH7]" office:value-type="float" office:value="1000">
            <text:p>1000</text:p>
          </table:table-cell>
          <table:table-cell table:formula="oooc:=[.AH17]+[.AI7]" office:value-type="float" office:value="1000">
            <text:p>1000</text:p>
          </table:table-cell>
          <table:table-cell table:number-columns-repeated="13"/>
        </table:table-row>
        <table:table-row table:style-name="ro1" table:number-rows-repeated="3">
          <table:table-cell table:number-columns-repeated="48"/>
        </table:table-row>
        <table:table-row table:style-name="ro1">
          <table:table-cell/>
          <table:table-cell table:style-name="ce2" office:value-type="string" table:number-columns-spanned="10" table:number-rows-spanned="1">
            <text:p>Dommage maximal par tir</text:p>
          </table:table-cell>
          <table:covered-table-cell table:number-columns-repeated="9"/>
          <table:table-cell table:number-columns-repeated="2"/>
          <table:table-cell table:style-name="ce2" office:value-type="string" table:number-columns-spanned="10" table:number-rows-spanned="1">
            <text:p>Durée de vie projectile</text:p>
          </table:table-cell>
          <table:covered-table-cell table:number-columns-repeated="9"/>
          <table:table-cell table:number-columns-repeated="2"/>
          <table:table-cell table:style-name="ce2" office:value-type="string" table:number-columns-spanned="10" table:number-rows-spanned="1">
            <text:p>Valeur de l'investissement en points d'attaque</text:p>
          </table:table-cell>
          <table:covered-table-cell table:number-columns-repeated="9"/>
          <table:table-cell table:number-columns-repeated="13"/>
        </table:table-row>
        <table:table-row table:style-name="ro1"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/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/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Base</text:p>
          </table:table-cell>
          <table:table-cell table:style-name="ce3" table:formula="oooc:=[.B3]*[.B13]*[.N23]" office:value-type="float" office:value="5">
            <text:p>5</text:p>
          </table:table-cell>
          <table:table-cell table:style-name="ce3" table:formula="oooc:=[.C3]*[.C13]*[.O23]" office:value-type="float" office:value="7">
            <text:p>7</text:p>
          </table:table-cell>
          <table:table-cell table:style-name="ce3" table:formula="oooc:=[.D3]*[.D13]*[.P23]" office:value-type="float" office:value="10">
            <text:p>10</text:p>
          </table:table-cell>
          <table:table-cell table:style-name="ce3" table:formula="oooc:=[.E3]*[.E13]*[.Q23]" office:value-type="float" office:value="14">
            <text:p>14</text:p>
          </table:table-cell>
          <table:table-cell table:style-name="ce3" table:formula="oooc:=[.F3]*[.F13]*[.R23]" office:value-type="float" office:value="20">
            <text:p>20</text:p>
          </table:table-cell>
          <table:table-cell table:style-name="ce3" table:formula="oooc:=[.G3]*[.G13]*[.S23]" office:value-type="float" office:value="24">
            <text:p>24</text:p>
          </table:table-cell>
          <table:table-cell table:style-name="ce3" table:formula="oooc:=[.H3]*[.H13]*[.T23]" office:value-type="float" office:value="28">
            <text:p>28</text:p>
          </table:table-cell>
          <table:table-cell table:style-name="ce3" table:formula="oooc:=[.I3]*[.I13]*[.U23]" office:value-type="float" office:value="27">
            <text:p>27</text:p>
          </table:table-cell>
          <table:table-cell table:style-name="ce3" table:formula="oooc:=[.J3]*[.J13]*[.V23]" office:value-type="float" office:value="33">
            <text:p>33</text:p>
          </table:table-cell>
          <table:table-cell table:style-name="ce3" table:formula="oooc:=[.K3]*[.K13]*[.W23]" office:value-type="float" office:value="36">
            <text:p>36</text:p>
          </table:table-cell>
          <table:table-cell/>
          <table:table-cell table:style-name="ce1" office:value-type="string">
            <text:p>Base</text:p>
          </table:table-cell>
          <table:table-cell table:number-columns-repeated="10" table:style-name="ce3" office:value-type="float" office:value="1">
            <text:p>1</text:p>
          </table:table-cell>
          <table:table-cell/>
          <table:table-cell table:style-name="ce1" office:value-type="string">
            <text:p>Base</text:p>
          </table:table-cell>
          <table:table-cell table:formula="oooc:=[.B23]/[.Z13]" office:value-type="float" office:value="0.166666666666667">
            <text:p>0,17</text:p>
          </table:table-cell>
          <table:table-cell table:formula="oooc:=[.C23]/[.AA13]" office:value-type="float" office:value="0.0777777777777778">
            <text:p>0,08</text:p>
          </table:table-cell>
          <table:table-cell table:formula="oooc:=[.D23]/[.AB13]" office:value-type="float" office:value="0.0555555555555556">
            <text:p>0,06</text:p>
          </table:table-cell>
          <table:table-cell table:formula="oooc:=[.E23]/[.AC13]" office:value-type="float" office:value="0.0466666666666667">
            <text:p>0,05</text:p>
          </table:table-cell>
          <table:table-cell table:formula="oooc:=[.F23]/[.AD13]" office:value-type="float" office:value="0.0444444444444444">
            <text:p>0,04</text:p>
          </table:table-cell>
          <table:table-cell table:formula="oooc:=[.G23]/[.AE13]" office:value-type="float" office:value="0.0380952380952381">
            <text:p>0,04</text:p>
          </table:table-cell>
          <table:table-cell table:formula="oooc:=[.H23]/[.AF13]" office:value-type="float" office:value="0.0333333333333333">
            <text:p>0,03</text:p>
          </table:table-cell>
          <table:table-cell table:formula="oooc:=[.I23]/[.AG13]" office:value-type="float" office:value="0.025">
            <text:p>0,03</text:p>
          </table:table-cell>
          <table:table-cell table:formula="oooc:=[.J23]/[.AH13]" office:value-type="float" office:value="0.0244444444444444">
            <text:p>0,02</text:p>
          </table:table-cell>
          <table:table-cell table:formula="oooc:=[.K23]/[.AI13]" office:value-type="float" office:value="0.0218181818181818">
            <text:p>0,02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Laser</text:p>
          </table:table-cell>
          <table:table-cell table:style-name="ce6" table:formula="oooc:=[.B4]*[.B14]*[.N24]" office:value-type="float" office:value="7.20288115246098">
            <text:p>7,2</text:p>
          </table:table-cell>
          <table:table-cell table:style-name="ce6" table:formula="oooc:=[.C4]*[.C14]*[.O24]" office:value-type="float" office:value="12.0048019207683">
            <text:p>12</text:p>
          </table:table-cell>
          <table:table-cell table:style-name="ce6" table:formula="oooc:=[.D4]*[.D14]*[.P24]" office:value-type="float" office:value="19.2076830732293">
            <text:p>19,21</text:p>
          </table:table-cell>
          <table:table-cell table:style-name="ce6" table:formula="oooc:=[.E4]*[.E14]*[.Q24]" office:value-type="float" office:value="31.2124849939976">
            <text:p>31,21</text:p>
          </table:table-cell>
          <table:table-cell table:style-name="ce6" table:formula="oooc:=[.F4]*[.F14]*[.R24]" office:value-type="float" office:value="38.4153661464586">
            <text:p>38,42</text:p>
          </table:table-cell>
          <table:table-cell table:style-name="ce6" table:formula="oooc:=[.G4]*[.G14]*[.S24]" office:value-type="float" office:value="48.0192076830732">
            <text:p>48,02</text:p>
          </table:table-cell>
          <table:table-cell table:style-name="ce6" table:formula="oooc:=[.H4]*[.H14]*[.T24]" office:value-type="float" office:value="67.2268907563025">
            <text:p>67,23</text:p>
          </table:table-cell>
          <table:table-cell table:style-name="ce6" table:formula="oooc:=[.I4]*[.I14]*[.U24]" office:value-type="float" office:value="86.4345738295318">
            <text:p>86,43</text:p>
          </table:table-cell>
          <table:table-cell table:style-name="ce6" table:formula="oooc:=[.J4]*[.J14]*[.V24]" office:value-type="float" office:value="120.048019207683">
            <text:p>120,05</text:p>
          </table:table-cell>
          <table:table-cell table:style-name="ce6" table:formula="oooc:=[.K4]*[.K14]*[.W24]" office:value-type="float" office:value="192.076830732293">
            <text:p>192,08</text:p>
          </table:table-cell>
          <table:table-cell/>
          <table:table-cell table:style-name="ce1" office:value-type="string">
            <text:p>Laser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/>
          <table:table-cell table:style-name="ce1" office:value-type="string">
            <text:p>Laser</text:p>
          </table:table-cell>
          <table:table-cell table:formula="oooc:=[.B24]/[.Z14]" office:value-type="float" office:value="0.720288115246098">
            <text:p>0,72</text:p>
          </table:table-cell>
          <table:table-cell table:formula="oooc:=[.C24]/[.AA14]" office:value-type="float" office:value="0.40016006402561">
            <text:p>0,4</text:p>
          </table:table-cell>
          <table:table-cell table:formula="oooc:=[.D24]/[.AB14]" office:value-type="float" office:value="0.274395472474704">
            <text:p>0,27</text:p>
          </table:table-cell>
          <table:table-cell table:formula="oooc:=[.E24]/[.AC14]" office:value-type="float" office:value="0.222946321385697">
            <text:p>0,22</text:p>
          </table:table-cell>
          <table:table-cell table:formula="oooc:=[.F24]/[.AD14]" office:value-type="float" office:value="0.160064025610244">
            <text:p>0,16</text:p>
          </table:table-cell>
          <table:table-cell table:formula="oooc:=[.G24]/[.AE14]" office:value-type="float" office:value="0.129781642386684">
            <text:p>0,13</text:p>
          </table:table-cell>
          <table:table-cell table:formula="oooc:=[.H24]/[.AF14]" office:value-type="float" office:value="0.126843190106231">
            <text:p>0,13</text:p>
          </table:table-cell>
          <table:table-cell table:formula="oooc:=[.I24]/[.AG14]" office:value-type="float" office:value="0.120048019207683">
            <text:p>0,12</text:p>
          </table:table-cell>
          <table:table-cell table:formula="oooc:=[.J24]/[.AH14]" office:value-type="float" office:value="0.129083891621165">
            <text:p>0,13</text:p>
          </table:table-cell>
          <table:table-cell table:formula="oooc:=[.K24]/[.AI14]" office:value-type="float" office:value="0.164168231395122">
            <text:p>0,16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Missile</text:p>
          </table:table-cell>
          <table:table-cell table:style-name="ce3" table:formula="oooc:=[.B5]*[.B15]*[.N25]" office:value-type="float" office:value="30">
            <text:p>30</text:p>
          </table:table-cell>
          <table:table-cell table:style-name="ce3" table:formula="oooc:=[.C5]*[.C15]*[.O25]" office:value-type="float" office:value="36">
            <text:p>36</text:p>
          </table:table-cell>
          <table:table-cell table:style-name="ce3" table:formula="oooc:=[.D5]*[.D15]*[.P25]" office:value-type="float" office:value="44">
            <text:p>44</text:p>
          </table:table-cell>
          <table:table-cell table:style-name="ce3" table:formula="oooc:=[.E5]*[.E15]*[.Q25]" office:value-type="float" office:value="52">
            <text:p>52</text:p>
          </table:table-cell>
          <table:table-cell table:style-name="ce3" table:formula="oooc:=[.F5]*[.F15]*[.R25]" office:value-type="float" office:value="60">
            <text:p>60</text:p>
          </table:table-cell>
          <table:table-cell table:style-name="ce3" table:formula="oooc:=[.G5]*[.G15]*[.S25]" office:value-type="float" office:value="65">
            <text:p>65</text:p>
          </table:table-cell>
          <table:table-cell table:style-name="ce3" table:formula="oooc:=[.H5]*[.H15]*[.T25]" office:value-type="float" office:value="70">
            <text:p>70</text:p>
          </table:table-cell>
          <table:table-cell table:style-name="ce3" table:formula="oooc:=[.I5]*[.I15]*[.U25]" office:value-type="float" office:value="74">
            <text:p>74</text:p>
          </table:table-cell>
          <table:table-cell table:style-name="ce3" table:formula="oooc:=[.J5]*[.J15]*[.V25]" office:value-type="float" office:value="78">
            <text:p>78</text:p>
          </table:table-cell>
          <table:table-cell table:style-name="ce3" table:formula="oooc:=[.K5]*[.K15]*[.W25]" office:value-type="float" office:value="80">
            <text:p>80</text:p>
          </table:table-cell>
          <table:table-cell/>
          <table:table-cell table:style-name="ce1" office:value-type="string">
            <text:p>Missile</text:p>
          </table:table-cell>
          <table:table-cell table:number-columns-repeated="10" table:style-name="ce3" office:value-type="float" office:value="1">
            <text:p>1</text:p>
          </table:table-cell>
          <table:table-cell/>
          <table:table-cell table:style-name="ce1" office:value-type="string">
            <text:p>Missile</text:p>
          </table:table-cell>
          <table:table-cell table:formula="oooc:=[.B25]/[.Z15]" office:value-type="float" office:value="0.2">
            <text:p>0,2</text:p>
          </table:table-cell>
          <table:table-cell table:formula="oooc:=[.C25]/[.AA15]" office:value-type="float" office:value="0.144">
            <text:p>0,14</text:p>
          </table:table-cell>
          <table:table-cell table:formula="oooc:=[.D25]/[.AB15]" office:value-type="float" office:value="0.11">
            <text:p>0,11</text:p>
          </table:table-cell>
          <table:table-cell table:formula="oooc:=[.E25]/[.AC15]" office:value-type="float" office:value="0.0866666666666667">
            <text:p>0,09</text:p>
          </table:table-cell>
          <table:table-cell table:formula="oooc:=[.F25]/[.AD15]" office:value-type="float" office:value="0.0705882352941176">
            <text:p>0,07</text:p>
          </table:table-cell>
          <table:table-cell table:formula="oooc:=[.G25]/[.AE15]" office:value-type="float" office:value="0.0565217391304348">
            <text:p>0,06</text:p>
          </table:table-cell>
          <table:table-cell table:formula="oooc:=[.H25]/[.AF15]" office:value-type="float" office:value="0.0466666666666667">
            <text:p>0,05</text:p>
          </table:table-cell>
          <table:table-cell table:formula="oooc:=[.I25]/[.AG15]" office:value-type="float" office:value="0.0389473684210526">
            <text:p>0,04</text:p>
          </table:table-cell>
          <table:table-cell table:formula="oooc:=[.J25]/[.AH15]" office:value-type="float" office:value="0.0331914893617021">
            <text:p>0,03</text:p>
          </table:table-cell>
          <table:table-cell table:formula="oooc:=[.K25]/[.AI15]" office:value-type="float" office:value="0.0280701754385965">
            <text:p>0,03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Multiple</text:p>
          </table:table-cell>
          <table:table-cell table:style-name="ce3" table:formula="oooc:=[.B6]*[.B16]*[.N26]" office:value-type="float" office:value="38.4153661464586">
            <text:p>38,42</text:p>
          </table:table-cell>
          <table:table-cell table:style-name="ce3" table:formula="oooc:=[.C6]*[.C16]*[.O26]" office:value-type="float" office:value="48.0192076830732">
            <text:p>48,02</text:p>
          </table:table-cell>
          <table:table-cell table:style-name="ce3" table:formula="oooc:=[.D6]*[.D16]*[.P26]" office:value-type="float" office:value="57.6230492196879">
            <text:p>57,62</text:p>
          </table:table-cell>
          <table:table-cell table:style-name="ce3" table:formula="oooc:=[.E6]*[.E16]*[.Q26]" office:value-type="float" office:value="76.8307322929172">
            <text:p>76,83</text:p>
          </table:table-cell>
          <table:table-cell table:style-name="ce3" table:formula="oooc:=[.F6]*[.F16]*[.R26]" office:value-type="float" office:value="86.4345738295318">
            <text:p>86,43</text:p>
          </table:table-cell>
          <table:table-cell table:style-name="ce3" table:formula="oooc:=[.G6]*[.G16]*[.S26]" office:value-type="float" office:value="96.0384153661465">
            <text:p>96,04</text:p>
          </table:table-cell>
          <table:table-cell table:style-name="ce3" table:formula="oooc:=[.H6]*[.H16]*[.T26]" office:value-type="float" office:value="100.840336134454">
            <text:p>100,84</text:p>
          </table:table-cell>
          <table:table-cell table:style-name="ce3" table:formula="oooc:=[.I6]*[.I16]*[.U26]" office:value-type="float" office:value="115.246098439376">
            <text:p>115,25</text:p>
          </table:table-cell>
          <table:table-cell table:style-name="ce3" table:formula="oooc:=[.J6]*[.J16]*[.V26]" office:value-type="float" office:value="129.651860744298">
            <text:p>129,65</text:p>
          </table:table-cell>
          <table:table-cell table:style-name="ce3" table:formula="oooc:=[.K6]*[.K16]*[.W26]" office:value-type="float" office:value="144.05762304922">
            <text:p>144,06</text:p>
          </table:table-cell>
          <table:table-cell/>
          <table:table-cell table:style-name="ce1" office:value-type="string">
            <text:p>Multiple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 table:style-name="ce3" table:formula="oooc:=800/16.66" office:value-type="float" office:value="48.0192076830732">
            <text:p>48,02</text:p>
          </table:table-cell>
          <table:table-cell/>
          <table:table-cell table:style-name="ce1" office:value-type="string">
            <text:p>Multiple</text:p>
          </table:table-cell>
          <table:table-cell table:formula="oooc:=[.B26]/[.Z16]" office:value-type="float" office:value="0.128051220488195">
            <text:p>0,13</text:p>
          </table:table-cell>
          <table:table-cell table:formula="oooc:=[.C26]/[.AA16]" office:value-type="float" office:value="0.0960384153661465">
            <text:p>0,1</text:p>
          </table:table-cell>
          <table:table-cell table:formula="oooc:=[.D26]/[.AB16]" office:value-type="float" office:value="0.0720288115246099">
            <text:p>0,07</text:p>
          </table:table-cell>
          <table:table-cell table:formula="oooc:=[.E26]/[.AC16]" office:value-type="float" office:value="0.0640256102440976">
            <text:p>0,06</text:p>
          </table:table-cell>
          <table:table-cell table:formula="oooc:=[.F26]/[.AD16]" office:value-type="float" office:value="0.0508438669585481">
            <text:p>0,05</text:p>
          </table:table-cell>
          <table:table-cell table:formula="oooc:=[.G26]/[.AE16]" office:value-type="float" office:value="0.0417558327678898">
            <text:p>0,04</text:p>
          </table:table-cell>
          <table:table-cell table:formula="oooc:=[.H26]/[.AF16]" office:value-type="float" office:value="0.0336134453781513">
            <text:p>0,03</text:p>
          </table:table-cell>
          <table:table-cell table:formula="oooc:=[.I26]/[.AG16]" office:value-type="float" office:value="0.030327920641941">
            <text:p>0,03</text:p>
          </table:table-cell>
          <table:table-cell table:formula="oooc:=[.J26]/[.AH16]" office:value-type="float" office:value="0.0275855022860208">
            <text:p>0,03</text:p>
          </table:table-cell>
          <table:table-cell table:formula="oooc:=[.K26]/[.AI16]" office:value-type="float" office:value="0.0252732672016175">
            <text:p>0,03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Grav</text:p>
          </table:table-cell>
          <table:table-cell table:number-columns-repeated="10" table:style-name="ce3" office:value-type="float" office:value="0">
            <text:p>0</text:p>
          </table:table-cell>
          <table:table-cell/>
          <table:table-cell table:style-name="ce1" office:value-type="string">
            <text:p>Grav</text:p>
          </table:table-cell>
          <table:table-cell table:number-columns-repeated="10" table:style-name="ce3" office:value-type="float" office:value="0">
            <text:p>0</text:p>
          </table:table-cell>
          <table:table-cell/>
          <table:table-cell table:style-name="ce1" office:value-type="string">
            <text:p>Grav</text:p>
          </table:table-cell>
          <table:table-cell table:formula="oooc:=[.B27]/[.Z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D27]/[.AB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F27]/[.AD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H27]/[.AF17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ooc:=[.J27]/[.AH17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48"/>
        </table:table-row>
        <table:table-row table:style-name="ro1">
          <table:table-cell table:number-columns-repeated="11"/>
          <table:table-cell>
            <draw:frame table:end-cell-address="Tourelles.X59" table:end-x="0.822cm" table:end-y="0.132cm" draw:z-index="0" draw:style-name="gr1" svg:width="16.292cm" svg:height="13.468cm" svg:x="1.433cm" svg:y="0.213cm">
              <draw:object draw:notify-on-update-of-ranges="Tourelles.A22:Tourelles.A22 Tourelles.B22:Tourelles.K22 Tourelles.A23:Tourelles.A23 Tourelles.B23:Tourelles.K23 Tourelles.A24:Tourelles.A24 Tourelles.B24:Tourelles.K24 Tourelles.A25:Tourelles.A25 Tourelles.B25:Tourelles.K25 Tourelles.A26:Tourelles.A26 Tourelles.B26:Tourelles.K26 Tourelles.A27:Tourelles.A27 Tourelles.B27:Tourelles.K2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6"/>
        </table:table-row>
        <table:table-row table:style-name="ro1">
          <table:table-cell table:number-columns-repeated="48"/>
        </table:table-row>
        <table:table-row table:style-name="ro1">
          <table:table-cell/>
          <table:table-cell table:style-name="ce2" office:value-type="string" table:number-columns-spanned="10" table:number-rows-spanned="1">
            <text:p>Dommage maximal par seconde</text:p>
          </table:table-cell>
          <table:covered-table-cell table:number-columns-repeated="9"/>
          <table:table-cell table:number-columns-repeated="14"/>
          <table:table-cell table:style-name="ce2" office:value-type="string" table:number-columns-spanned="10" table:number-rows-spanned="1">
            <text:p>Valeur de chaque point d'attaque</text:p>
          </table:table-cell>
          <table:covered-table-cell table:number-columns-repeated="9"/>
          <table:table-cell table:number-columns-repeated="13"/>
        </table:table-row>
        <table:table-row table:style-name="ro1"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3"/>
          <table:table-cell table:style-name="ce1" office:value-type="string">
            <text:p>Type / Niveau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Base</text:p>
          </table:table-cell>
          <table:table-cell table:style-name="ce3" table:formula="oooc:=[.B23]*[.N13]" office:value-type="float" office:value="7.69230769230769">
            <text:p>7,69</text:p>
          </table:table-cell>
          <table:table-cell table:style-name="ce3" table:formula="oooc:=[.C23]*[.O13]" office:value-type="float" office:value="11.6666666666667">
            <text:p>11,67</text:p>
          </table:table-cell>
          <table:table-cell table:style-name="ce3" table:formula="oooc:=[.D23]*[.P13]" office:value-type="float" office:value="18.1818181818182">
            <text:p>18,18</text:p>
          </table:table-cell>
          <table:table-cell table:style-name="ce3" table:formula="oooc:=[.E23]*[.Q13]" office:value-type="float" office:value="28">
            <text:p>28</text:p>
          </table:table-cell>
          <table:table-cell table:style-name="ce3" table:formula="oooc:=[.F23]*[.R13]" office:value-type="float" office:value="44.4444444444444">
            <text:p>44,44</text:p>
          </table:table-cell>
          <table:table-cell table:style-name="ce3" table:formula="oooc:=[.G23]*[.S13]" office:value-type="float" office:value="60">
            <text:p>60</text:p>
          </table:table-cell>
          <table:table-cell table:style-name="ce3" table:formula="oooc:=[.H23]*[.T13]" office:value-type="float" office:value="80">
            <text:p>80</text:p>
          </table:table-cell>
          <table:table-cell table:style-name="ce3" table:formula="oooc:=[.I23]*[.U13]" office:value-type="float" office:value="90">
            <text:p>90</text:p>
          </table:table-cell>
          <table:table-cell table:style-name="ce3" table:formula="oooc:=[.J23]*[.V13]" office:value-type="float" office:value="132">
            <text:p>132</text:p>
          </table:table-cell>
          <table:table-cell table:style-name="ce3" table:formula="oooc:=[.K23]*[.W13]" office:value-type="float" office:value="180">
            <text:p>180</text:p>
          </table:table-cell>
          <table:table-cell table:number-columns-repeated="13"/>
          <table:table-cell table:style-name="ce1" office:value-type="string">
            <text:p>Base</text:p>
          </table:table-cell>
          <table:table-cell table:formula="oooc:=[.Z13]/[.B23]" office:value-type="float" office:value="6">
            <text:p>6</text:p>
          </table:table-cell>
          <table:table-cell table:formula="oooc:=[.AA13]/[.C23]" office:value-type="float" office:value="12.8571428571429">
            <text:p>12,86</text:p>
          </table:table-cell>
          <table:table-cell table:formula="oooc:=[.AB13]/[.D23]" office:value-type="float" office:value="18">
            <text:p>18</text:p>
          </table:table-cell>
          <table:table-cell table:formula="oooc:=[.AC13]/[.E23]" office:value-type="float" office:value="21.4285714285714">
            <text:p>21,43</text:p>
          </table:table-cell>
          <table:table-cell table:formula="oooc:=[.AD13]/[.F23]" office:value-type="float" office:value="22.5">
            <text:p>22,5</text:p>
          </table:table-cell>
          <table:table-cell table:formula="oooc:=[.AE13]/[.G23]" office:value-type="float" office:value="26.25">
            <text:p>26,25</text:p>
          </table:table-cell>
          <table:table-cell table:formula="oooc:=[.AF13]/[.H23]" office:value-type="float" office:value="30">
            <text:p>30</text:p>
          </table:table-cell>
          <table:table-cell table:formula="oooc:=[.AG13]/[.I23]" office:value-type="float" office:value="40">
            <text:p>40</text:p>
          </table:table-cell>
          <table:table-cell table:formula="oooc:=[.AH13]/[.J23]" office:value-type="float" office:value="40.9090909090909">
            <text:p>40,91</text:p>
          </table:table-cell>
          <table:table-cell table:formula="oooc:=[.AI13]/[.K23]" office:value-type="float" office:value="45.8333333333333">
            <text:p>45,83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Laser</text:p>
          </table:table-cell>
          <table:table-cell table:style-name="ce6" table:formula="oooc:=[.B24]*[.N14]" office:value-type="float" office:value="4.23698891321234">
            <text:p>4,24</text:p>
          </table:table-cell>
          <table:table-cell table:style-name="ce6" table:formula="oooc:=[.C24]*[.O14]" office:value-type="float" office:value="7.27563752773837">
            <text:p>7,28</text:p>
          </table:table-cell>
          <table:table-cell table:style-name="ce6" table:formula="oooc:=[.D24]*[.P14]" office:value-type="float" office:value="12.0048019207683">
            <text:p>12</text:p>
          </table:table-cell>
          <table:table-cell table:style-name="ce6" table:formula="oooc:=[.E24]*[.Q14]" office:value-type="float" office:value="20.1370870929017">
            <text:p>20,14</text:p>
          </table:table-cell>
          <table:table-cell table:style-name="ce6" table:formula="oooc:=[.F24]*[.R14]" office:value-type="float" office:value="25.6102440976391">
            <text:p>25,61</text:p>
          </table:table-cell>
          <table:table-cell table:style-name="ce6" table:formula="oooc:=[.G24]*[.S14]" office:value-type="float" office:value="33.1166949538436">
            <text:p>33,12</text:p>
          </table:table-cell>
          <table:table-cell table:style-name="ce6" table:formula="oooc:=[.H24]*[.T14]" office:value-type="float" office:value="48.0192076830732">
            <text:p>48,02</text:p>
          </table:table-cell>
          <table:table-cell table:style-name="ce6" table:formula="oooc:=[.I24]*[.U14]" office:value-type="float" office:value="64.0256102440976">
            <text:p>64,03</text:p>
          </table:table-cell>
          <table:table-cell table:style-name="ce6" table:formula="oooc:=[.J24]*[.V14]" office:value-type="float" office:value="92.3446301597562">
            <text:p>92,34</text:p>
          </table:table-cell>
          <table:table-cell table:style-name="ce6" table:formula="oooc:=[.K24]*[.W14]" office:value-type="float" office:value="153.661464585834">
            <text:p>153,66</text:p>
          </table:table-cell>
          <table:table-cell table:number-columns-repeated="13"/>
          <table:table-cell table:style-name="ce1" office:value-type="string">
            <text:p>Laser</text:p>
          </table:table-cell>
          <table:table-cell table:formula="oooc:=[.Z14]/[.B24]" office:value-type="float" office:value="1.38833333333333">
            <text:p>1,39</text:p>
          </table:table-cell>
          <table:table-cell table:formula="oooc:=[.AA14]/[.C24]" office:value-type="float" office:value="2.499">
            <text:p>2,5</text:p>
          </table:table-cell>
          <table:table-cell table:formula="oooc:=[.AB14]/[.D24]" office:value-type="float" office:value="3.644375">
            <text:p>3,64</text:p>
          </table:table-cell>
          <table:table-cell table:formula="oooc:=[.AC14]/[.E24]" office:value-type="float" office:value="4.48538461538462">
            <text:p>4,49</text:p>
          </table:table-cell>
          <table:table-cell table:formula="oooc:=[.AD14]/[.F24]" office:value-type="float" office:value="6.2475">
            <text:p>6,25</text:p>
          </table:table-cell>
          <table:table-cell table:formula="oooc:=[.AE14]/[.G24]" office:value-type="float" office:value="7.70525">
            <text:p>7,71</text:p>
          </table:table-cell>
          <table:table-cell table:formula="oooc:=[.AF14]/[.H24]" office:value-type="float" office:value="7.88375">
            <text:p>7,88</text:p>
          </table:table-cell>
          <table:table-cell table:formula="oooc:=[.AG14]/[.I24]" office:value-type="float" office:value="8.33">
            <text:p>8,33</text:p>
          </table:table-cell>
          <table:table-cell table:formula="oooc:=[.AH14]/[.J24]" office:value-type="float" office:value="7.7469">
            <text:p>7,75</text:p>
          </table:table-cell>
          <table:table-cell table:formula="oooc:=[.AI14]/[.K24]" office:value-type="float" office:value="6.0913125">
            <text:p>6,09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Missile</text:p>
          </table:table-cell>
          <table:table-cell table:style-name="ce3" table:formula="oooc:=[.B25]*[.N15]" office:value-type="float" office:value="11.5384615384615">
            <text:p>11,54</text:p>
          </table:table-cell>
          <table:table-cell table:style-name="ce3" table:formula="oooc:=[.C25]*[.O15]" office:value-type="float" office:value="15">
            <text:p>15</text:p>
          </table:table-cell>
          <table:table-cell table:style-name="ce3" table:formula="oooc:=[.D25]*[.P15]" office:value-type="float" office:value="20">
            <text:p>20</text:p>
          </table:table-cell>
          <table:table-cell table:style-name="ce3" table:formula="oooc:=[.E25]*[.Q15]" office:value-type="float" office:value="26">
            <text:p>26</text:p>
          </table:table-cell>
          <table:table-cell table:style-name="ce3" table:formula="oooc:=[.F25]*[.R15]" office:value-type="float" office:value="33.3333333333333">
            <text:p>33,33</text:p>
          </table:table-cell>
          <table:table-cell table:style-name="ce3" table:formula="oooc:=[.G25]*[.S15]" office:value-type="float" office:value="40.625">
            <text:p>40,63</text:p>
          </table:table-cell>
          <table:table-cell table:style-name="ce3" table:formula="oooc:=[.H25]*[.T15]" office:value-type="float" office:value="50">
            <text:p>50</text:p>
          </table:table-cell>
          <table:table-cell table:style-name="ce3" table:formula="oooc:=[.I25]*[.U15]" office:value-type="float" office:value="61.6666666666667">
            <text:p>61,67</text:p>
          </table:table-cell>
          <table:table-cell table:style-name="ce3" table:formula="oooc:=[.J25]*[.V15]" office:value-type="float" office:value="78">
            <text:p>78</text:p>
          </table:table-cell>
          <table:table-cell table:style-name="ce3" table:formula="oooc:=[.K25]*[.W15]" office:value-type="float" office:value="100">
            <text:p>100</text:p>
          </table:table-cell>
          <table:table-cell table:number-columns-repeated="13"/>
          <table:table-cell table:style-name="ce1" office:value-type="string">
            <text:p>Missile</text:p>
          </table:table-cell>
          <table:table-cell table:formula="oooc:=[.Z15]/[.B25]" office:value-type="float" office:value="5">
            <text:p>5</text:p>
          </table:table-cell>
          <table:table-cell table:formula="oooc:=[.AA15]/[.C25]" office:value-type="float" office:value="6.94444444444444">
            <text:p>6,94</text:p>
          </table:table-cell>
          <table:table-cell table:formula="oooc:=[.AB15]/[.D25]" office:value-type="float" office:value="9.09090909090909">
            <text:p>9,09</text:p>
          </table:table-cell>
          <table:table-cell table:formula="oooc:=[.AC15]/[.E25]" office:value-type="float" office:value="11.5384615384615">
            <text:p>11,54</text:p>
          </table:table-cell>
          <table:table-cell table:formula="oooc:=[.AD15]/[.F25]" office:value-type="float" office:value="14.1666666666667">
            <text:p>14,17</text:p>
          </table:table-cell>
          <table:table-cell table:formula="oooc:=[.AE15]/[.G25]" office:value-type="float" office:value="17.6923076923077">
            <text:p>17,69</text:p>
          </table:table-cell>
          <table:table-cell table:formula="oooc:=[.AF15]/[.H25]" office:value-type="float" office:value="21.4285714285714">
            <text:p>21,43</text:p>
          </table:table-cell>
          <table:table-cell table:formula="oooc:=[.AG15]/[.I25]" office:value-type="float" office:value="25.6756756756757">
            <text:p>25,68</text:p>
          </table:table-cell>
          <table:table-cell table:formula="oooc:=[.AH15]/[.J25]" office:value-type="float" office:value="30.1282051282051">
            <text:p>30,13</text:p>
          </table:table-cell>
          <table:table-cell table:formula="oooc:=[.AI15]/[.K25]" office:value-type="float" office:value="35.625">
            <text:p>35,63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Multiple</text:p>
          </table:table-cell>
          <table:table-cell table:style-name="ce3" table:formula="oooc:=[.B26]*[.N16]" office:value-type="float" office:value="19.2076830732293">
            <text:p>19,21</text:p>
          </table:table-cell>
          <table:table-cell table:style-name="ce3" table:formula="oooc:=[.C26]*[.O16]" office:value-type="float" office:value="25.2732672016175">
            <text:p>25,27</text:p>
          </table:table-cell>
          <table:table-cell table:style-name="ce3" table:formula="oooc:=[.D26]*[.P16]" office:value-type="float" office:value="32.0128051220488">
            <text:p>32,01</text:p>
          </table:table-cell>
          <table:table-cell table:style-name="ce3" table:formula="oooc:=[.E26]*[.Q16]" office:value-type="float" office:value="45.1945484075983">
            <text:p>45,19</text:p>
          </table:table-cell>
          <table:table-cell table:style-name="ce3" table:formula="oooc:=[.F26]*[.R16]" office:value-type="float" office:value="54.0216086434574">
            <text:p>54,02</text:p>
          </table:table-cell>
          <table:table-cell table:style-name="ce3" table:formula="oooc:=[.G26]*[.S16]" office:value-type="float" office:value="64.0256102440976">
            <text:p>64,03</text:p>
          </table:table-cell>
          <table:table-cell table:style-name="ce3" table:formula="oooc:=[.H26]*[.T16]" office:value-type="float" office:value="72.0288115246099">
            <text:p>72,03</text:p>
          </table:table-cell>
          <table:table-cell table:style-name="ce3" table:formula="oooc:=[.I26]*[.U16]" office:value-type="float" office:value="88.650844953366">
            <text:p>88,65</text:p>
          </table:table-cell>
          <table:table-cell table:style-name="ce3" table:formula="oooc:=[.J26]*[.V16]" office:value-type="float" office:value="108.043217286915">
            <text:p>108,04</text:p>
          </table:table-cell>
          <table:table-cell table:style-name="ce3" table:formula="oooc:=[.K26]*[.W16]" office:value-type="float" office:value="130.961475499291">
            <text:p>130,96</text:p>
          </table:table-cell>
          <table:table-cell table:number-columns-repeated="13"/>
          <table:table-cell table:style-name="ce1" office:value-type="string">
            <text:p>Multiple</text:p>
          </table:table-cell>
          <table:table-cell table:formula="oooc:=[.Z16]/[.B26]" office:value-type="float" office:value="7.809375">
            <text:p>7,81</text:p>
          </table:table-cell>
          <table:table-cell table:formula="oooc:=[.AA16]/[.C26]" office:value-type="float" office:value="10.4125">
            <text:p>10,41</text:p>
          </table:table-cell>
          <table:table-cell table:formula="oooc:=[.AB16]/[.D26]" office:value-type="float" office:value="13.8833333333333">
            <text:p>13,88</text:p>
          </table:table-cell>
          <table:table-cell table:formula="oooc:=[.AC16]/[.E26]" office:value-type="float" office:value="15.61875">
            <text:p>15,62</text:p>
          </table:table-cell>
          <table:table-cell table:formula="oooc:=[.AD16]/[.F26]" office:value-type="float" office:value="19.6680555555556">
            <text:p>19,67</text:p>
          </table:table-cell>
          <table:table-cell table:formula="oooc:=[.AE16]/[.G26]" office:value-type="float" office:value="23.94875">
            <text:p>23,95</text:p>
          </table:table-cell>
          <table:table-cell table:formula="oooc:=[.AF16]/[.H26]" office:value-type="float" office:value="29.75">
            <text:p>29,75</text:p>
          </table:table-cell>
          <table:table-cell table:formula="oooc:=[.AG16]/[.I26]" office:value-type="float" office:value="32.9729166666667">
            <text:p>32,97</text:p>
          </table:table-cell>
          <table:table-cell table:formula="oooc:=[.AH16]/[.J26]" office:value-type="float" office:value="36.2509259259259">
            <text:p>36,25</text:p>
          </table:table-cell>
          <table:table-cell table:formula="oooc:=[.AI16]/[.K26]" office:value-type="float" office:value="39.5675">
            <text:p>39,57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Grav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13"/>
          <table:table-cell table:style-name="ce1" office:value-type="string">
            <text:p>Grav</text:p>
          </table:table-cell>
          <table:table-cell table:number-columns-repeated="10" office:value-type="float" office:value="0">
            <text:p>0</text:p>
          </table:table-cell>
          <table:table-cell table:number-columns-repeated="13"/>
        </table:table-row>
        <table:table-row table:style-name="ro1">
          <table:table-cell table:number-columns-repeated="23"/>
          <table:table-cell>
            <draw:frame table:end-cell-address="Tourelles.AK66" table:end-x="0.809cm" table:end-y="0.027cm" draw:z-index="2" draw:style-name="gr1" svg:width="16.623cm" svg:height="12.253cm" svg:x="2.241cm" svg:y="0.419cm">
              <draw:object draw:notify-on-update-of-ranges="Tourelles.Y22:Tourelles.Y22 Tourelles.Z22:Tourelles.AI22 Tourelles.Y23:Tourelles.Y23 Tourelles.Z23:Tourelles.AI23 Tourelles.Y24:Tourelles.Y24 Tourelles.Z24:Tourelles.AI24 Tourelles.Y25:Tourelles.Y25 Tourelles.Z25:Tourelles.AI25 Tourelles.Y26:Tourelles.Y26 Tourelles.Z26:Tourelles.AI26 Tourelles.Y27:Tourelles.Y27 Tourelles.Z27:Tourelles.AI27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2"/>
          <table:table-cell>
            <draw:frame table:end-cell-address="Tourelles.AQ66" table:end-x="0.54cm" table:end-y="0.08cm" draw:z-index="3" draw:style-name="gr1" svg:width="15.262cm" svg:height="12.519cm" svg:x="1.589cm" svg:y="0.206cm">
              <draw:object draw:notify-on-update-of-ranges="Tourelles.Y32:Tourelles.Y32 Tourelles.Z32:Tourelles.AI32 Tourelles.Y33:Tourelles.Y33 Tourelles.Z33:Tourelles.AI33 Tourelles.Y34:Tourelles.Y34 Tourelles.Z34:Tourelles.AI34 Tourelles.Y35:Tourelles.Y35 Tourelles.Z35:Tourelles.AI35 Tourelles.Y36:Tourelles.Y36 Tourelles.Z36:Tourelles.AI36 Tourelles.Y37:Tourelles.Y37 Tourelles.Z37:Tourelles.AI37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1"/>
        </table:table-row>
        <table:table-row table:style-name="ro1">
          <table:table-cell>
            <draw:frame table:end-cell-address="Tourelles.L67" table:end-x="0.434cm" table:end-y="0.345cm" draw:z-index="1" draw:style-name="gr1" svg:width="16.709cm" svg:height="12.885cm" svg:x="0.305cm" svg:y="0.106cm">
              <draw:object draw:notify-on-update-of-ranges="Tourelles.A32:Tourelles.A32 Tourelles.B32:Tourelles.K32 Tourelles.A33:Tourelles.A33 Tourelles.B33:Tourelles.K33 Tourelles.A34:Tourelles.A34 Tourelles.B34:Tourelles.K34 Tourelles.A35:Tourelles.A35 Tourelles.B35:Tourelles.K35 Tourelles.A36:Tourelles.A36 Tourelles.B36:Tourelles.K36 Tourelles.A37:Tourelles.A37 Tourelles.B37:Tourelles.K3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7"/>
        </table:table-row>
        <table:table-row table:style-name="ro1" table:number-rows-repeated="25">
          <table:table-cell table:number-columns-repeated="48"/>
        </table:table-row>
        <table:table-row table:style-name="ro1">
          <table:table-cell table:number-columns-repeated="12"/>
          <table:table-cell table:style-name="ce7"/>
          <table:table-cell table:number-columns-repeated="35"/>
        </table:table-row>
        <table:table-row table:style-name="ro1" table:number-rows-repeated="65470">
          <table:table-cell table:number-columns-repeated="48"/>
        </table:table-row>
        <table:table-row table:style-name="ro1">
          <table:table-cell table:number-columns-repeated="48"/>
        </table:table-row>
      </table:table>
      <table:table table:name="Ennemis" table:style-name="ta1" table:print="false">
        <office:forms form:automatic-focus="false" form:apply-design-mode="false"/>
        <table:table-column table:style-name="co4" table:default-cell-style-name="ce1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default-cell-style-name="Default"/>
        <table:table-column table:style-name="co4" table:default-cell-style-name="ce1"/>
        <table:table-column table:style-name="co12" table:number-columns-repeated="5" table:default-cell-style-name="ce3"/>
        <table:table-column table:style-name="co13" table:number-columns-repeated="10" table:default-cell-style-name="ce3"/>
        <table:table-row table:style-name="ro1">
          <table:table-cell table:style-name="Default"/>
          <table:table-cell table:style-name="ce2" office:value-type="string" table:number-columns-spanned="4" table:number-rows-spanned="1">
            <text:p>Caractéristiques</text:p>
          </table:table-cell>
          <table:covered-table-cell table:number-columns-repeated="3" table:style-name="Default"/>
          <table:table-cell/>
          <table:table-cell table:style-name="Default"/>
          <table:table-cell table:style-name="ce2" office:value-type="string" table:number-columns-spanned="15" table:number-rows-spanned="1">
            <text:p>Projection Vitesse / Niveaux</text:p>
          </table:table-cell>
          <table:covered-table-cell table:number-columns-repeated="14" table:style-name="Default"/>
        </table:table-row>
        <table:table-row table:style-name="ro1">
          <table:table-cell table:style-name="Default"/>
          <table:table-cell table:style-name="ce2" office:value-type="string">
            <text:p>Vitesse</text:p>
          </table:table-cell>
          <table:table-cell table:style-name="ce2" office:value-type="string">
            <text:p>PointsVie</text:p>
          </table:table-cell>
          <table:table-cell table:style-name="ce2" office:value-type="string">
            <text:p>VitesseM</text:p>
          </table:table-cell>
          <table:table-cell table:style-name="ce2" office:value-type="string">
            <text:p>PointsVieM</text:p>
          </table:table-cell>
          <table:table-cell/>
          <table:table-cell table:style-name="Default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</table:table-row>
        <table:table-row table:style-name="ro1">
          <table:table-cell office:value-type="string">
            <text:p>Asteroid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Asteroid</text:p>
          </table:table-cell>
          <table:table-cell table:formula="oooc:=[.$B3]+([.H2]-1)*[.$D3]" office:value-type="float" office:value="1">
            <text:p>1</text:p>
          </table:table-cell>
          <table:table-cell table:formula="oooc:=[.$B3]+([.I2]-1)*[.$D3]" office:value-type="float" office:value="1">
            <text:p>1</text:p>
          </table:table-cell>
          <table:table-cell table:formula="oooc:=[.$B3]+([.J2]-1)*[.$D3]" office:value-type="float" office:value="1">
            <text:p>1</text:p>
          </table:table-cell>
          <table:table-cell table:formula="oooc:=[.$B3]+([.K2]-1)*[.$D3]" office:value-type="float" office:value="1">
            <text:p>1</text:p>
          </table:table-cell>
          <table:table-cell table:formula="oooc:=[.$B3]+([.L2]-1)*[.$D3]" office:value-type="float" office:value="1">
            <text:p>1</text:p>
          </table:table-cell>
          <table:table-cell table:formula="oooc:=[.$B3]+([.M2]-1)*[.$D3]" office:value-type="float" office:value="1">
            <text:p>1</text:p>
          </table:table-cell>
          <table:table-cell table:formula="oooc:=[.$B3]+([.N2]-1)*[.$D3]" office:value-type="float" office:value="1">
            <text:p>1</text:p>
          </table:table-cell>
          <table:table-cell table:formula="oooc:=[.$B3]+([.O2]-1)*[.$D3]" office:value-type="float" office:value="1">
            <text:p>1</text:p>
          </table:table-cell>
          <table:table-cell table:formula="oooc:=[.$B3]+([.P2]-1)*[.$D3]" office:value-type="float" office:value="1">
            <text:p>1</text:p>
          </table:table-cell>
          <table:table-cell table:formula="oooc:=[.$B3]+([.Q2]-1)*[.$D3]" office:value-type="float" office:value="1">
            <text:p>1</text:p>
          </table:table-cell>
          <table:table-cell table:formula="oooc:=[.$B3]+([.R2]-1)*[.$D3]" office:value-type="float" office:value="1">
            <text:p>1</text:p>
          </table:table-cell>
          <table:table-cell table:formula="oooc:=[.$B3]+([.S2]-1)*[.$D3]" office:value-type="float" office:value="1">
            <text:p>1</text:p>
          </table:table-cell>
          <table:table-cell table:formula="oooc:=[.$B3]+([.T2]-1)*[.$D3]" office:value-type="float" office:value="1">
            <text:p>1</text:p>
          </table:table-cell>
          <table:table-cell table:formula="oooc:=[.$B3]+([.U2]-1)*[.$D3]" office:value-type="float" office:value="1">
            <text:p>1</text:p>
          </table:table-cell>
          <table:table-cell table:formula="oooc:=[.$B3]+([.V2]-1)*[.$D3]" office:value-type="float" office:value="1">
            <text:p>1</text:p>
          </table:table-cell>
        </table:table-row>
        <table:table-row table:style-name="ro1">
          <table:table-cell office:value-type="string">
            <text:p>Comet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Comet</text:p>
          </table:table-cell>
          <table:table-cell table:formula="oooc:=[.$B4]+([.H2]-1)*[.$D4]" office:value-type="float" office:value="7">
            <text:p>7</text:p>
          </table:table-cell>
          <table:table-cell table:formula="oooc:=[.$B4]+([.I2]-1)*[.$D4]" office:value-type="float" office:value="7">
            <text:p>7</text:p>
          </table:table-cell>
          <table:table-cell table:formula="oooc:=[.$B4]+([.J2]-1)*[.$D4]" office:value-type="float" office:value="7">
            <text:p>7</text:p>
          </table:table-cell>
          <table:table-cell table:formula="oooc:=[.$B4]+([.K2]-1)*[.$D4]" office:value-type="float" office:value="7">
            <text:p>7</text:p>
          </table:table-cell>
          <table:table-cell table:formula="oooc:=[.$B4]+([.L2]-1)*[.$D4]" office:value-type="float" office:value="7">
            <text:p>7</text:p>
          </table:table-cell>
          <table:table-cell table:formula="oooc:=[.$B4]+([.M2]-1)*[.$D4]" office:value-type="float" office:value="7">
            <text:p>7</text:p>
          </table:table-cell>
          <table:table-cell table:formula="oooc:=[.$B4]+([.N2]-1)*[.$D4]" office:value-type="float" office:value="7">
            <text:p>7</text:p>
          </table:table-cell>
          <table:table-cell table:formula="oooc:=[.$B4]+([.O2]-1)*[.$D4]" office:value-type="float" office:value="7">
            <text:p>7</text:p>
          </table:table-cell>
          <table:table-cell table:formula="oooc:=[.$B4]+([.P2]-1)*[.$D4]" office:value-type="float" office:value="7">
            <text:p>7</text:p>
          </table:table-cell>
          <table:table-cell table:formula="oooc:=[.$B4]+([.Q2]-1)*[.$D4]" office:value-type="float" office:value="7">
            <text:p>7</text:p>
          </table:table-cell>
          <table:table-cell table:formula="oooc:=[.$B4]+([.R2]-1)*[.$D4]" office:value-type="float" office:value="7">
            <text:p>7</text:p>
          </table:table-cell>
          <table:table-cell table:formula="oooc:=[.$B4]+([.S2]-1)*[.$D4]" office:value-type="float" office:value="7">
            <text:p>7</text:p>
          </table:table-cell>
          <table:table-cell table:formula="oooc:=[.$B4]+([.T2]-1)*[.$D4]" office:value-type="float" office:value="7">
            <text:p>7</text:p>
          </table:table-cell>
          <table:table-cell table:formula="oooc:=[.$B4]+([.U2]-1)*[.$D4]" office:value-type="float" office:value="7">
            <text:p>7</text:p>
          </table:table-cell>
          <table:table-cell table:formula="oooc:=[.$B4]+([.V2]-1)*[.$D4]" office:value-type="float" office:value="7">
            <text:p>7</text:p>
          </table:table-cell>
        </table:table-row>
        <table:table-row table:style-name="ro1">
          <table:table-cell office:value-type="string">
            <text:p>Plutoid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Plutoid</text:p>
          </table:table-cell>
          <table:table-cell table:formula="oooc:=[.$B5]+([.H2]-1)*[.$D5]" office:value-type="float" office:value="2">
            <text:p>2</text:p>
          </table:table-cell>
          <table:table-cell table:formula="oooc:=[.$B5]+([.I2]-1)*[.$D5]" office:value-type="float" office:value="2">
            <text:p>2</text:p>
          </table:table-cell>
          <table:table-cell table:formula="oooc:=[.$B5]+([.J2]-1)*[.$D5]" office:value-type="float" office:value="2">
            <text:p>2</text:p>
          </table:table-cell>
          <table:table-cell table:formula="oooc:=[.$B5]+([.K2]-1)*[.$D5]" office:value-type="float" office:value="2">
            <text:p>2</text:p>
          </table:table-cell>
          <table:table-cell table:formula="oooc:=[.$B5]+([.L2]-1)*[.$D5]" office:value-type="float" office:value="2">
            <text:p>2</text:p>
          </table:table-cell>
          <table:table-cell table:formula="oooc:=[.$B5]+([.M2]-1)*[.$D5]" office:value-type="float" office:value="2">
            <text:p>2</text:p>
          </table:table-cell>
          <table:table-cell table:formula="oooc:=[.$B5]+([.N2]-1)*[.$D5]" office:value-type="float" office:value="2">
            <text:p>2</text:p>
          </table:table-cell>
          <table:table-cell table:formula="oooc:=[.$B5]+([.O2]-1)*[.$D5]" office:value-type="float" office:value="2">
            <text:p>2</text:p>
          </table:table-cell>
          <table:table-cell table:formula="oooc:=[.$B5]+([.P2]-1)*[.$D5]" office:value-type="float" office:value="2">
            <text:p>2</text:p>
          </table:table-cell>
          <table:table-cell table:formula="oooc:=[.$B5]+([.Q2]-1)*[.$D5]" office:value-type="float" office:value="2">
            <text:p>2</text:p>
          </table:table-cell>
          <table:table-cell table:formula="oooc:=[.$B5]+([.R2]-1)*[.$D5]" office:value-type="float" office:value="2">
            <text:p>2</text:p>
          </table:table-cell>
          <table:table-cell table:formula="oooc:=[.$B5]+([.S2]-1)*[.$D5]" office:value-type="float" office:value="2">
            <text:p>2</text:p>
          </table:table-cell>
          <table:table-cell table:formula="oooc:=[.$B5]+([.T2]-1)*[.$D5]" office:value-type="float" office:value="2">
            <text:p>2</text:p>
          </table:table-cell>
          <table:table-cell table:formula="oooc:=[.$B5]+([.U2]-1)*[.$D5]" office:value-type="float" office:value="2">
            <text:p>2</text:p>
          </table:table-cell>
          <table:table-cell table:formula="oooc:=[.$B5]+([.V2]-1)*[.$D5]" office:value-type="float" office:value="2">
            <text:p>2</text:p>
          </table:table-cell>
        </table:table-row>
        <table:table-row table:style-name="ro1">
          <table:table-cell office:value-type="string">
            <text:p>Centaur</text:p>
          </table:table-cell>
          <table:table-cell office:value-type="float" office:value="0.5">
            <text:p>0,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Centaur</text:p>
          </table:table-cell>
          <table:table-cell table:formula="oooc:=[.$B6]+([.H2]-1)*[.$D6]" office:value-type="float" office:value="0.5">
            <text:p>0,5</text:p>
          </table:table-cell>
          <table:table-cell table:formula="oooc:=[.$B6]+([.I2]-1)*[.$D6]" office:value-type="float" office:value="0.5">
            <text:p>0,5</text:p>
          </table:table-cell>
          <table:table-cell table:formula="oooc:=[.$B6]+([.J2]-1)*[.$D6]" office:value-type="float" office:value="0.5">
            <text:p>0,5</text:p>
          </table:table-cell>
          <table:table-cell table:formula="oooc:=[.$B6]+([.K2]-1)*[.$D6]" office:value-type="float" office:value="0.5">
            <text:p>0,5</text:p>
          </table:table-cell>
          <table:table-cell table:formula="oooc:=[.$B6]+([.L2]-1)*[.$D6]" office:value-type="float" office:value="0.5">
            <text:p>0,5</text:p>
          </table:table-cell>
          <table:table-cell table:formula="oooc:=[.$B6]+([.M2]-1)*[.$D6]" office:value-type="float" office:value="0.5">
            <text:p>0,5</text:p>
          </table:table-cell>
          <table:table-cell table:formula="oooc:=[.$B6]+([.N2]-1)*[.$D6]" office:value-type="float" office:value="0.5">
            <text:p>0,5</text:p>
          </table:table-cell>
          <table:table-cell table:formula="oooc:=[.$B6]+([.O2]-1)*[.$D6]" office:value-type="float" office:value="0.5">
            <text:p>0,5</text:p>
          </table:table-cell>
          <table:table-cell table:formula="oooc:=[.$B6]+([.P2]-1)*[.$D6]" office:value-type="float" office:value="0.5">
            <text:p>0,5</text:p>
          </table:table-cell>
          <table:table-cell table:formula="oooc:=[.$B6]+([.Q2]-1)*[.$D6]" office:value-type="float" office:value="0.5">
            <text:p>0,5</text:p>
          </table:table-cell>
          <table:table-cell table:formula="oooc:=[.$B6]+([.R2]-1)*[.$D6]" office:value-type="float" office:value="0.5">
            <text:p>0,5</text:p>
          </table:table-cell>
          <table:table-cell table:formula="oooc:=[.$B6]+([.S2]-1)*[.$D6]" office:value-type="float" office:value="0.5">
            <text:p>0,5</text:p>
          </table:table-cell>
          <table:table-cell table:formula="oooc:=[.$B6]+([.T2]-1)*[.$D6]" office:value-type="float" office:value="0.5">
            <text:p>0,5</text:p>
          </table:table-cell>
          <table:table-cell table:formula="oooc:=[.$B6]+([.U2]-1)*[.$D6]" office:value-type="float" office:value="0.5">
            <text:p>0,5</text:p>
          </table:table-cell>
          <table:table-cell table:formula="oooc:=[.$B6]+([.V2]-1)*[.$D6]" office:value-type="float" office:value="0.5">
            <text:p>0,5</text:p>
          </table:table-cell>
        </table:table-row>
        <table:table-row table:style-name="ro1">
          <table:table-cell office:value-type="string">
            <text:p>Trojan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Trojan</text:p>
          </table:table-cell>
          <table:table-cell table:formula="oooc:=[.$B7]+([.H2]-1)*[.$D7]" office:value-type="float" office:value="4">
            <text:p>4</text:p>
          </table:table-cell>
          <table:table-cell table:formula="oooc:=[.$B7]+([.I2]-1)*[.$D7]" office:value-type="float" office:value="4">
            <text:p>4</text:p>
          </table:table-cell>
          <table:table-cell table:formula="oooc:=[.$B7]+([.J2]-1)*[.$D7]" office:value-type="float" office:value="4">
            <text:p>4</text:p>
          </table:table-cell>
          <table:table-cell table:formula="oooc:=[.$B7]+([.K2]-1)*[.$D7]" office:value-type="float" office:value="4">
            <text:p>4</text:p>
          </table:table-cell>
          <table:table-cell table:formula="oooc:=[.$B7]+([.L2]-1)*[.$D7]" office:value-type="float" office:value="4">
            <text:p>4</text:p>
          </table:table-cell>
          <table:table-cell table:formula="oooc:=[.$B7]+([.M2]-1)*[.$D7]" office:value-type="float" office:value="4">
            <text:p>4</text:p>
          </table:table-cell>
          <table:table-cell table:formula="oooc:=[.$B7]+([.N2]-1)*[.$D7]" office:value-type="float" office:value="4">
            <text:p>4</text:p>
          </table:table-cell>
          <table:table-cell table:formula="oooc:=[.$B7]+([.O2]-1)*[.$D7]" office:value-type="float" office:value="4">
            <text:p>4</text:p>
          </table:table-cell>
          <table:table-cell table:formula="oooc:=[.$B7]+([.P2]-1)*[.$D7]" office:value-type="float" office:value="4">
            <text:p>4</text:p>
          </table:table-cell>
          <table:table-cell table:formula="oooc:=[.$B7]+([.Q2]-1)*[.$D7]" office:value-type="float" office:value="4">
            <text:p>4</text:p>
          </table:table-cell>
          <table:table-cell table:formula="oooc:=[.$B7]+([.R2]-1)*[.$D7]" office:value-type="float" office:value="4">
            <text:p>4</text:p>
          </table:table-cell>
          <table:table-cell table:formula="oooc:=[.$B7]+([.S2]-1)*[.$D7]" office:value-type="float" office:value="4">
            <text:p>4</text:p>
          </table:table-cell>
          <table:table-cell table:formula="oooc:=[.$B7]+([.T2]-1)*[.$D7]" office:value-type="float" office:value="4">
            <text:p>4</text:p>
          </table:table-cell>
          <table:table-cell table:formula="oooc:=[.$B7]+([.U2]-1)*[.$D7]" office:value-type="float" office:value="4">
            <text:p>4</text:p>
          </table:table-cell>
          <table:table-cell table:formula="oooc:=[.$B7]+([.V2]-1)*[.$D7]" office:value-type="float" office:value="4">
            <text:p>4</text:p>
          </table:table-cell>
        </table:table-row>
        <table:table-row table:style-name="ro1">
          <table:table-cell office:value-type="string">
            <text:p>Meteoroid</text:p>
          </table:table-cell>
          <table:table-cell office:value-type="float" office:value="1.5">
            <text:p>1,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Meteoroid</text:p>
          </table:table-cell>
          <table:table-cell table:formula="oooc:=[.$B8]+([.H2]-1)*[.$D8]" office:value-type="float" office:value="1.5">
            <text:p>1,5</text:p>
          </table:table-cell>
          <table:table-cell table:formula="oooc:=[.$B8]+([.I2]-1)*[.$D8]" office:value-type="float" office:value="1.5">
            <text:p>1,5</text:p>
          </table:table-cell>
          <table:table-cell table:formula="oooc:=[.$B8]+([.J2]-1)*[.$D8]" office:value-type="float" office:value="1.5">
            <text:p>1,5</text:p>
          </table:table-cell>
          <table:table-cell table:formula="oooc:=[.$B8]+([.K2]-1)*[.$D8]" office:value-type="float" office:value="1.5">
            <text:p>1,5</text:p>
          </table:table-cell>
          <table:table-cell table:formula="oooc:=[.$B8]+([.L2]-1)*[.$D8]" office:value-type="float" office:value="1.5">
            <text:p>1,5</text:p>
          </table:table-cell>
          <table:table-cell table:formula="oooc:=[.$B8]+([.M2]-1)*[.$D8]" office:value-type="float" office:value="1.5">
            <text:p>1,5</text:p>
          </table:table-cell>
          <table:table-cell table:formula="oooc:=[.$B8]+([.N2]-1)*[.$D8]" office:value-type="float" office:value="1.5">
            <text:p>1,5</text:p>
          </table:table-cell>
          <table:table-cell table:formula="oooc:=[.$B8]+([.O2]-1)*[.$D8]" office:value-type="float" office:value="1.5">
            <text:p>1,5</text:p>
          </table:table-cell>
          <table:table-cell table:formula="oooc:=[.$B8]+([.P2]-1)*[.$D8]" office:value-type="float" office:value="1.5">
            <text:p>1,5</text:p>
          </table:table-cell>
          <table:table-cell table:formula="oooc:=[.$B8]+([.Q2]-1)*[.$D8]" office:value-type="float" office:value="1.5">
            <text:p>1,5</text:p>
          </table:table-cell>
          <table:table-cell table:formula="oooc:=[.$B8]+([.R2]-1)*[.$D8]" office:value-type="float" office:value="1.5">
            <text:p>1,5</text:p>
          </table:table-cell>
          <table:table-cell table:formula="oooc:=[.$B8]+([.S2]-1)*[.$D8]" office:value-type="float" office:value="1.5">
            <text:p>1,5</text:p>
          </table:table-cell>
          <table:table-cell table:formula="oooc:=[.$B8]+([.T2]-1)*[.$D8]" office:value-type="float" office:value="1.5">
            <text:p>1,5</text:p>
          </table:table-cell>
          <table:table-cell table:formula="oooc:=[.$B8]+([.U2]-1)*[.$D8]" office:value-type="float" office:value="1.5">
            <text:p>1,5</text:p>
          </table:table-cell>
          <table:table-cell table:formula="oooc:=[.$B8]+([.V2]-1)*[.$D8]" office:value-type="float" office:value="1.5">
            <text:p>1,5</text:p>
          </table:table-cell>
        </table:table-row>
        <table:table-row table:style-name="ro1" table:number-rows-repeated="3">
          <table:table-cell table:style-name="Default" table:number-columns-repeated="5"/>
          <table:table-cell/>
          <table:table-cell table:style-name="Default" table:number-columns-repeated="16"/>
        </table:table-row>
        <table:table-row table:style-name="ro1">
          <table:table-cell table:style-name="Default"/>
          <table:table-cell table:style-name="ce2"/>
          <table:table-cell table:style-name="Default" table:number-columns-repeated="3"/>
          <table:table-cell/>
          <table:table-cell table:style-name="Default"/>
          <table:table-cell table:style-name="ce2" office:value-type="string" table:number-columns-spanned="15" table:number-rows-spanned="1">
            <text:p>Projection PointsVie / Niveaux</text:p>
          </table:table-cell>
          <table:covered-table-cell table:number-columns-repeated="14" table:style-name="Default"/>
        </table:table-row>
        <table:table-row table:style-name="ro1">
          <table:table-cell table:style-name="Default"/>
          <table:table-cell table:style-name="ce2" table:number-columns-repeated="4"/>
          <table:table-cell/>
          <table:table-cell table:style-name="Default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</table:table-row>
        <table:table-row table:style-name="ro1">
          <table:table-cell table:number-columns-repeated="6"/>
          <table:table-cell office:value-type="string">
            <text:p>Asteroid</text:p>
          </table:table-cell>
          <table:table-cell table:formula="oooc:=[.$C3]+([.H13]-1)*[.$E3]" office:value-type="float" office:value="10">
            <text:p>10</text:p>
          </table:table-cell>
          <table:table-cell table:formula="oooc:=[.$C3]+([.I13]-1)*[.$E3]" office:value-type="float" office:value="30">
            <text:p>30</text:p>
          </table:table-cell>
          <table:table-cell table:formula="oooc:=[.$C3]+([.J13]-1)*[.$E3]" office:value-type="float" office:value="50">
            <text:p>50</text:p>
          </table:table-cell>
          <table:table-cell table:formula="oooc:=[.$C3]+([.K13]-1)*[.$E3]" office:value-type="float" office:value="70">
            <text:p>70</text:p>
          </table:table-cell>
          <table:table-cell table:formula="oooc:=[.$C3]+([.L13]-1)*[.$E3]" office:value-type="float" office:value="90">
            <text:p>90</text:p>
          </table:table-cell>
          <table:table-cell table:formula="oooc:=[.$C3]+([.M13]-1)*[.$E3]" office:value-type="float" office:value="110">
            <text:p>110</text:p>
          </table:table-cell>
          <table:table-cell table:formula="oooc:=[.$C3]+([.N13]-1)*[.$E3]" office:value-type="float" office:value="130">
            <text:p>130</text:p>
          </table:table-cell>
          <table:table-cell table:formula="oooc:=[.$C3]+([.O13]-1)*[.$E3]" office:value-type="float" office:value="150">
            <text:p>150</text:p>
          </table:table-cell>
          <table:table-cell table:formula="oooc:=[.$C3]+([.P13]-1)*[.$E3]" office:value-type="float" office:value="170">
            <text:p>170</text:p>
          </table:table-cell>
          <table:table-cell table:formula="oooc:=[.$C3]+([.Q13]-1)*[.$E3]" office:value-type="float" office:value="190">
            <text:p>190</text:p>
          </table:table-cell>
          <table:table-cell table:formula="oooc:=[.$C3]+([.R13]-1)*[.$E3]" office:value-type="float" office:value="210">
            <text:p>210</text:p>
          </table:table-cell>
          <table:table-cell table:formula="oooc:=[.$C3]+([.S13]-1)*[.$E3]" office:value-type="float" office:value="230">
            <text:p>230</text:p>
          </table:table-cell>
          <table:table-cell table:formula="oooc:=[.$C3]+([.T13]-1)*[.$E3]" office:value-type="float" office:value="250">
            <text:p>250</text:p>
          </table:table-cell>
          <table:table-cell table:formula="oooc:=[.$C3]+([.U13]-1)*[.$E3]" office:value-type="float" office:value="270">
            <text:p>270</text:p>
          </table:table-cell>
          <table:table-cell table:formula="oooc:=[.$C3]+([.V13]-1)*[.$E3]" office:value-type="float" office:value="290">
            <text:p>290</text:p>
          </table:table-cell>
        </table:table-row>
        <table:table-row table:style-name="ro1">
          <table:table-cell table:number-columns-repeated="6"/>
          <table:table-cell office:value-type="string">
            <text:p>Comet</text:p>
          </table:table-cell>
          <table:table-cell table:formula="oooc:=[.$C4]+([.H13]-1)*[.$E4]" office:value-type="float" office:value="20">
            <text:p>20</text:p>
          </table:table-cell>
          <table:table-cell table:formula="oooc:=[.$C4]+([.I13]-1)*[.$E4]" office:value-type="float" office:value="30">
            <text:p>30</text:p>
          </table:table-cell>
          <table:table-cell table:formula="oooc:=[.$C4]+([.J13]-1)*[.$E4]" office:value-type="float" office:value="40">
            <text:p>40</text:p>
          </table:table-cell>
          <table:table-cell table:formula="oooc:=[.$C4]+([.K13]-1)*[.$E4]" office:value-type="float" office:value="50">
            <text:p>50</text:p>
          </table:table-cell>
          <table:table-cell table:formula="oooc:=[.$C4]+([.L13]-1)*[.$E4]" office:value-type="float" office:value="60">
            <text:p>60</text:p>
          </table:table-cell>
          <table:table-cell table:formula="oooc:=[.$C4]+([.M13]-1)*[.$E4]" office:value-type="float" office:value="70">
            <text:p>70</text:p>
          </table:table-cell>
          <table:table-cell table:formula="oooc:=[.$C4]+([.N13]-1)*[.$E4]" office:value-type="float" office:value="80">
            <text:p>80</text:p>
          </table:table-cell>
          <table:table-cell table:formula="oooc:=[.$C4]+([.O13]-1)*[.$E4]" office:value-type="float" office:value="90">
            <text:p>90</text:p>
          </table:table-cell>
          <table:table-cell table:formula="oooc:=[.$C4]+([.P13]-1)*[.$E4]" office:value-type="float" office:value="100">
            <text:p>100</text:p>
          </table:table-cell>
          <table:table-cell table:formula="oooc:=[.$C4]+([.Q13]-1)*[.$E4]" office:value-type="float" office:value="110">
            <text:p>110</text:p>
          </table:table-cell>
          <table:table-cell table:formula="oooc:=[.$C4]+([.R13]-1)*[.$E4]" office:value-type="float" office:value="120">
            <text:p>120</text:p>
          </table:table-cell>
          <table:table-cell table:formula="oooc:=[.$C4]+([.S13]-1)*[.$E4]" office:value-type="float" office:value="130">
            <text:p>130</text:p>
          </table:table-cell>
          <table:table-cell table:formula="oooc:=[.$C4]+([.T13]-1)*[.$E4]" office:value-type="float" office:value="140">
            <text:p>140</text:p>
          </table:table-cell>
          <table:table-cell table:formula="oooc:=[.$C4]+([.U13]-1)*[.$E4]" office:value-type="float" office:value="150">
            <text:p>150</text:p>
          </table:table-cell>
          <table:table-cell table:formula="oooc:=[.$C4]+([.V13]-1)*[.$E4]" office:value-type="float" office:value="160">
            <text:p>160</text:p>
          </table:table-cell>
        </table:table-row>
        <table:table-row table:style-name="ro1">
          <table:table-cell table:number-columns-repeated="6"/>
          <table:table-cell office:value-type="string">
            <text:p>Plutoid</text:p>
          </table:table-cell>
          <table:table-cell table:formula="oooc:=[.$C5]+([.H13]-1)*[.$E5]" office:value-type="float" office:value="50">
            <text:p>50</text:p>
          </table:table-cell>
          <table:table-cell table:formula="oooc:=[.$C5]+([.I13]-1)*[.$E5]" office:value-type="float" office:value="80">
            <text:p>80</text:p>
          </table:table-cell>
          <table:table-cell table:formula="oooc:=[.$C5]+([.J13]-1)*[.$E5]" office:value-type="float" office:value="110">
            <text:p>110</text:p>
          </table:table-cell>
          <table:table-cell table:formula="oooc:=[.$C5]+([.K13]-1)*[.$E5]" office:value-type="float" office:value="140">
            <text:p>140</text:p>
          </table:table-cell>
          <table:table-cell table:formula="oooc:=[.$C5]+([.L13]-1)*[.$E5]" office:value-type="float" office:value="170">
            <text:p>170</text:p>
          </table:table-cell>
          <table:table-cell table:formula="oooc:=[.$C5]+([.M13]-1)*[.$E5]" office:value-type="float" office:value="200">
            <text:p>200</text:p>
          </table:table-cell>
          <table:table-cell table:formula="oooc:=[.$C5]+([.N13]-1)*[.$E5]" office:value-type="float" office:value="230">
            <text:p>230</text:p>
          </table:table-cell>
          <table:table-cell table:formula="oooc:=[.$C5]+([.O13]-1)*[.$E5]" office:value-type="float" office:value="260">
            <text:p>260</text:p>
          </table:table-cell>
          <table:table-cell table:formula="oooc:=[.$C5]+([.P13]-1)*[.$E5]" office:value-type="float" office:value="290">
            <text:p>290</text:p>
          </table:table-cell>
          <table:table-cell table:formula="oooc:=[.$C5]+([.Q13]-1)*[.$E5]" office:value-type="float" office:value="320">
            <text:p>320</text:p>
          </table:table-cell>
          <table:table-cell table:formula="oooc:=[.$C5]+([.R13]-1)*[.$E5]" office:value-type="float" office:value="350">
            <text:p>350</text:p>
          </table:table-cell>
          <table:table-cell table:formula="oooc:=[.$C5]+([.S13]-1)*[.$E5]" office:value-type="float" office:value="380">
            <text:p>380</text:p>
          </table:table-cell>
          <table:table-cell table:formula="oooc:=[.$C5]+([.T13]-1)*[.$E5]" office:value-type="float" office:value="410">
            <text:p>410</text:p>
          </table:table-cell>
          <table:table-cell table:formula="oooc:=[.$C5]+([.U13]-1)*[.$E5]" office:value-type="float" office:value="440">
            <text:p>440</text:p>
          </table:table-cell>
          <table:table-cell table:formula="oooc:=[.$C5]+([.V13]-1)*[.$E5]" office:value-type="float" office:value="470">
            <text:p>470</text:p>
          </table:table-cell>
        </table:table-row>
        <table:table-row table:style-name="ro1">
          <table:table-cell table:number-columns-repeated="6"/>
          <table:table-cell office:value-type="string">
            <text:p>Centaur</text:p>
          </table:table-cell>
          <table:table-cell table:formula="oooc:=[.$C6]+([.H13]-1)*[.$E6]" office:value-type="float" office:value="100">
            <text:p>100</text:p>
          </table:table-cell>
          <table:table-cell table:formula="oooc:=[.$C6]+([.I13]-1)*[.$E6]" office:value-type="float" office:value="150">
            <text:p>150</text:p>
          </table:table-cell>
          <table:table-cell table:formula="oooc:=[.$C6]+([.J13]-1)*[.$E6]" office:value-type="float" office:value="200">
            <text:p>200</text:p>
          </table:table-cell>
          <table:table-cell table:formula="oooc:=[.$C6]+([.K13]-1)*[.$E6]" office:value-type="float" office:value="250">
            <text:p>250</text:p>
          </table:table-cell>
          <table:table-cell table:formula="oooc:=[.$C6]+([.L13]-1)*[.$E6]" office:value-type="float" office:value="300">
            <text:p>300</text:p>
          </table:table-cell>
          <table:table-cell table:formula="oooc:=[.$C6]+([.M13]-1)*[.$E6]" office:value-type="float" office:value="350">
            <text:p>350</text:p>
          </table:table-cell>
          <table:table-cell table:formula="oooc:=[.$C6]+([.N13]-1)*[.$E6]" office:value-type="float" office:value="400">
            <text:p>400</text:p>
          </table:table-cell>
          <table:table-cell table:formula="oooc:=[.$C6]+([.O13]-1)*[.$E6]" office:value-type="float" office:value="450">
            <text:p>450</text:p>
          </table:table-cell>
          <table:table-cell table:formula="oooc:=[.$C6]+([.P13]-1)*[.$E6]" office:value-type="float" office:value="500">
            <text:p>500</text:p>
          </table:table-cell>
          <table:table-cell table:formula="oooc:=[.$C6]+([.Q13]-1)*[.$E6]" office:value-type="float" office:value="550">
            <text:p>550</text:p>
          </table:table-cell>
          <table:table-cell table:formula="oooc:=[.$C6]+([.R13]-1)*[.$E6]" office:value-type="float" office:value="600">
            <text:p>600</text:p>
          </table:table-cell>
          <table:table-cell table:formula="oooc:=[.$C6]+([.S13]-1)*[.$E6]" office:value-type="float" office:value="650">
            <text:p>650</text:p>
          </table:table-cell>
          <table:table-cell table:formula="oooc:=[.$C6]+([.T13]-1)*[.$E6]" office:value-type="float" office:value="700">
            <text:p>700</text:p>
          </table:table-cell>
          <table:table-cell table:formula="oooc:=[.$C6]+([.U13]-1)*[.$E6]" office:value-type="float" office:value="750">
            <text:p>750</text:p>
          </table:table-cell>
          <table:table-cell table:formula="oooc:=[.$C6]+([.V13]-1)*[.$E6]" office:value-type="float" office:value="800">
            <text:p>800</text:p>
          </table:table-cell>
        </table:table-row>
        <table:table-row table:style-name="ro1">
          <table:table-cell table:number-columns-repeated="6"/>
          <table:table-cell office:value-type="string">
            <text:p>Trojan</text:p>
          </table:table-cell>
          <table:table-cell table:formula="oooc:=[.$C7]+([.H13]-1)*[.$E7]" office:value-type="float" office:value="50">
            <text:p>50</text:p>
          </table:table-cell>
          <table:table-cell table:formula="oooc:=[.$C7]+([.I13]-1)*[.$E7]" office:value-type="float" office:value="70">
            <text:p>70</text:p>
          </table:table-cell>
          <table:table-cell table:formula="oooc:=[.$C7]+([.J13]-1)*[.$E7]" office:value-type="float" office:value="90">
            <text:p>90</text:p>
          </table:table-cell>
          <table:table-cell table:formula="oooc:=[.$C7]+([.K13]-1)*[.$E7]" office:value-type="float" office:value="110">
            <text:p>110</text:p>
          </table:table-cell>
          <table:table-cell table:formula="oooc:=[.$C7]+([.L13]-1)*[.$E7]" office:value-type="float" office:value="130">
            <text:p>130</text:p>
          </table:table-cell>
          <table:table-cell table:formula="oooc:=[.$C7]+([.M13]-1)*[.$E7]" office:value-type="float" office:value="150">
            <text:p>150</text:p>
          </table:table-cell>
          <table:table-cell table:formula="oooc:=[.$C7]+([.N13]-1)*[.$E7]" office:value-type="float" office:value="170">
            <text:p>170</text:p>
          </table:table-cell>
          <table:table-cell table:formula="oooc:=[.$C7]+([.O13]-1)*[.$E7]" office:value-type="float" office:value="190">
            <text:p>190</text:p>
          </table:table-cell>
          <table:table-cell table:formula="oooc:=[.$C7]+([.P13]-1)*[.$E7]" office:value-type="float" office:value="210">
            <text:p>210</text:p>
          </table:table-cell>
          <table:table-cell table:formula="oooc:=[.$C7]+([.Q13]-1)*[.$E7]" office:value-type="float" office:value="230">
            <text:p>230</text:p>
          </table:table-cell>
          <table:table-cell table:formula="oooc:=[.$C7]+([.R13]-1)*[.$E7]" office:value-type="float" office:value="250">
            <text:p>250</text:p>
          </table:table-cell>
          <table:table-cell table:formula="oooc:=[.$C7]+([.S13]-1)*[.$E7]" office:value-type="float" office:value="270">
            <text:p>270</text:p>
          </table:table-cell>
          <table:table-cell table:formula="oooc:=[.$C7]+([.T13]-1)*[.$E7]" office:value-type="float" office:value="290">
            <text:p>290</text:p>
          </table:table-cell>
          <table:table-cell table:formula="oooc:=[.$C7]+([.U13]-1)*[.$E7]" office:value-type="float" office:value="310">
            <text:p>310</text:p>
          </table:table-cell>
          <table:table-cell table:formula="oooc:=[.$C7]+([.V13]-1)*[.$E7]" office:value-type="float" office:value="330">
            <text:p>330</text:p>
          </table:table-cell>
        </table:table-row>
        <table:table-row table:style-name="ro1">
          <table:table-cell table:number-columns-repeated="6"/>
          <table:table-cell office:value-type="string">
            <text:p>Meteoroid</text:p>
          </table:table-cell>
          <table:table-cell table:formula="oooc:=[.$C8]+([.H13]-1)*[.$E8]" office:value-type="float" office:value="5">
            <text:p>5</text:p>
          </table:table-cell>
          <table:table-cell table:formula="oooc:=[.$C8]+([.I13]-1)*[.$E8]" office:value-type="float" office:value="10">
            <text:p>10</text:p>
          </table:table-cell>
          <table:table-cell table:formula="oooc:=[.$C8]+([.J13]-1)*[.$E8]" office:value-type="float" office:value="15">
            <text:p>15</text:p>
          </table:table-cell>
          <table:table-cell table:formula="oooc:=[.$C8]+([.K13]-1)*[.$E8]" office:value-type="float" office:value="20">
            <text:p>20</text:p>
          </table:table-cell>
          <table:table-cell table:formula="oooc:=[.$C8]+([.L13]-1)*[.$E8]" office:value-type="float" office:value="25">
            <text:p>25</text:p>
          </table:table-cell>
          <table:table-cell table:formula="oooc:=[.$C8]+([.M13]-1)*[.$E8]" office:value-type="float" office:value="30">
            <text:p>30</text:p>
          </table:table-cell>
          <table:table-cell table:formula="oooc:=[.$C8]+([.N13]-1)*[.$E8]" office:value-type="float" office:value="35">
            <text:p>35</text:p>
          </table:table-cell>
          <table:table-cell table:formula="oooc:=[.$C8]+([.O13]-1)*[.$E8]" office:value-type="float" office:value="40">
            <text:p>40</text:p>
          </table:table-cell>
          <table:table-cell table:formula="oooc:=[.$C8]+([.P13]-1)*[.$E8]" office:value-type="float" office:value="45">
            <text:p>45</text:p>
          </table:table-cell>
          <table:table-cell table:formula="oooc:=[.$C8]+([.Q13]-1)*[.$E8]" office:value-type="float" office:value="50">
            <text:p>50</text:p>
          </table:table-cell>
          <table:table-cell table:formula="oooc:=[.$C8]+([.R13]-1)*[.$E8]" office:value-type="float" office:value="55">
            <text:p>55</text:p>
          </table:table-cell>
          <table:table-cell table:formula="oooc:=[.$C8]+([.S13]-1)*[.$E8]" office:value-type="float" office:value="60">
            <text:p>60</text:p>
          </table:table-cell>
          <table:table-cell table:formula="oooc:=[.$C8]+([.T13]-1)*[.$E8]" office:value-type="float" office:value="65">
            <text:p>65</text:p>
          </table:table-cell>
          <table:table-cell table:formula="oooc:=[.$C8]+([.U13]-1)*[.$E8]" office:value-type="float" office:value="70">
            <text:p>70</text:p>
          </table:table-cell>
          <table:table-cell table:formula="oooc:=[.$C8]+([.V13]-1)*[.$E8]" office:value-type="float" office:value="75">
            <text:p>75</text:p>
          </table:table-cell>
        </table:table-row>
        <table:table-row table:style-name="ro1">
          <table:table-cell table:style-name="Default" table:number-columns-repeated="5"/>
          <table:table-cell/>
          <table:table-cell table:style-name="Default"/>
          <table:table-cell table:number-columns-repeated="15" table:style-name="Default"/>
        </table:table-row>
        <table:table-row table:style-name="ro1">
          <table:table-cell table:style-name="Default">
            <draw:frame table:end-cell-address="Ennemis.I49" table:end-x="0.475cm" table:end-y="0.345cm" draw:z-index="1" draw:style-name="gr1" svg:width="14.808cm" svg:height="12.679cm" svg:x="0.644cm" svg:y="0.312cm">
              <draw:object draw:notify-on-update-of-ranges="Ennemis.G2:Ennemis.G2 Ennemis.H2:Ennemis.V2 Ennemis.G3:Ennemis.G3 Ennemis.H3:Ennemis.V3 Ennemis.G4:Ennemis.G4 Ennemis.H4:Ennemis.V4 Ennemis.G5:Ennemis.G5 Ennemis.H5:Ennemis.V5 Ennemis.G6:Ennemis.G6 Ennemis.H6:Ennemis.V6 Ennemis.G7:Ennemis.G7 Ennemis.H7:Ennemis.V7 Ennemis.G8:Ennemis.G8 Ennemis.H8:Ennemis.V8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Default" table:number-columns-repeated="4"/>
          <table:table-cell/>
          <table:table-cell table:style-name="Default" table:number-columns-repeated="5"/>
          <table:table-cell table:style-name="Default">
            <draw:frame table:end-cell-address="Ennemis.Y49" table:end-x="1.07cm" table:end-y="0.16cm" draw:z-index="0" draw:style-name="gr1" svg:width="15.119cm" svg:height="12.645cm" svg:x="0.166cm" svg:y="0.161cm">
              <draw:object draw:notify-on-update-of-ranges="Ennemis.G13:Ennemis.G13 Ennemis.H13:Ennemis.V13 Ennemis.G14:Ennemis.G14 Ennemis.H14:Ennemis.V14 Ennemis.G15:Ennemis.G15 Ennemis.H15:Ennemis.V15 Ennemis.G16:Ennemis.G16 Ennemis.H16:Ennemis.V16 Ennemis.G17:Ennemis.G17 Ennemis.H17:Ennemis.V17 Ennemis.G18:Ennemis.G18 Ennemis.H18:Ennemis.V18 Ennemis.G19:Ennemis.G19 Ennemis.H19:Ennemis.V1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10"/>
        </table:table-row>
      </table:table>
      <table:table table:name="Tatatata" table:style-name="ta1" table:print="false">
        <office:forms form:automatic-focus="false" form:apply-design-mode="false"/>
        <table:table-column table:style-name="co14" table:default-cell-style-name="ce1"/>
        <table:table-column table:style-name="co2" table:number-columns-repeated="7" table:default-cell-style-name="ce3"/>
        <table:table-column table:style-name="co3" table:number-columns-repeated="8" table:default-cell-style-name="ce3"/>
        <table:table-column table:style-name="co4" table:default-cell-style-name="Default"/>
        <table:table-column table:style-name="co14" table:default-cell-style-name="Default"/>
        <table:table-column table:style-name="co15" table:number-columns-repeated="2" table:default-cell-style-name="ce3"/>
        <table:table-column table:style-name="co2" table:number-columns-repeated="2" table:default-cell-style-name="ce3"/>
        <table:table-column table:style-name="co3" table:number-columns-repeated="11" table:default-cell-style-name="ce3"/>
        <table:table-row table:style-name="ro1">
          <table:table-cell table:style-name="Default"/>
          <table:table-cell table:style-name="ce2" office:value-type="string" table:number-columns-spanned="15" table:number-rows-spanned="1">
            <text:p>Tirs nécessaires pour la tourelle de base, niveau 1</text:p>
          </table:table-cell>
          <table:covered-table-cell table:number-columns-repeated="14" table:style-name="Default"/>
          <table:table-cell table:number-columns-repeated="2"/>
          <table:table-cell table:style-name="ce2" office:value-type="string" table:number-columns-spanned="15" table:number-rows-spanned="1">
            <text:p>Temps nécessaire pour la tourelle de base, niveau 1</text:p>
          </table:table-cell>
          <table:covered-table-cell table:number-columns-repeated="14" table:style-name="Default"/>
        </table:table-row>
        <table:table-row table:style-name="ro1">
          <table:table-cell table:style-name="Default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</table:table-row>
        <table:table-row table:style-name="ro1">
          <table:table-cell office:value-type="string">
            <text:p>Asteroid</text:p>
          </table:table-cell>
          <table:table-cell table:formula="oooc:=[Ennemis.H14]/[Tourelles.$B23]" office:value-type="float" office:value="2">
            <text:p>2</text:p>
          </table:table-cell>
          <table:table-cell table:formula="oooc:=[Ennemis.I14]/[Tourelles.$B23]" office:value-type="float" office:value="6">
            <text:p>6</text:p>
          </table:table-cell>
          <table:table-cell table:formula="oooc:=[Ennemis.J14]/[Tourelles.$B23]" office:value-type="float" office:value="10">
            <text:p>10</text:p>
          </table:table-cell>
          <table:table-cell table:formula="oooc:=[Ennemis.K14]/[Tourelles.$B23]" office:value-type="float" office:value="14">
            <text:p>14</text:p>
          </table:table-cell>
          <table:table-cell table:formula="oooc:=[Ennemis.L14]/[Tourelles.$B23]" office:value-type="float" office:value="18">
            <text:p>18</text:p>
          </table:table-cell>
          <table:table-cell table:formula="oooc:=[Ennemis.M14]/[Tourelles.$B23]" office:value-type="float" office:value="22">
            <text:p>22</text:p>
          </table:table-cell>
          <table:table-cell table:formula="oooc:=[Ennemis.N14]/[Tourelles.$B23]" office:value-type="float" office:value="26">
            <text:p>26</text:p>
          </table:table-cell>
          <table:table-cell table:formula="oooc:=[Ennemis.O14]/[Tourelles.$B23]" office:value-type="float" office:value="30">
            <text:p>30</text:p>
          </table:table-cell>
          <table:table-cell table:formula="oooc:=[Ennemis.P14]/[Tourelles.$B23]" office:value-type="float" office:value="34">
            <text:p>34</text:p>
          </table:table-cell>
          <table:table-cell table:formula="oooc:=[Ennemis.Q14]/[Tourelles.$B23]" office:value-type="float" office:value="38">
            <text:p>38</text:p>
          </table:table-cell>
          <table:table-cell table:formula="oooc:=[Ennemis.R14]/[Tourelles.$B23]" office:value-type="float" office:value="42">
            <text:p>42</text:p>
          </table:table-cell>
          <table:table-cell table:formula="oooc:=[Ennemis.S14]/[Tourelles.$B23]" office:value-type="float" office:value="46">
            <text:p>46</text:p>
          </table:table-cell>
          <table:table-cell table:formula="oooc:=[Ennemis.T14]/[Tourelles.$B23]" office:value-type="float" office:value="50">
            <text:p>50</text:p>
          </table:table-cell>
          <table:table-cell table:formula="oooc:=[Ennemis.U14]/[Tourelles.$B23]" office:value-type="float" office:value="54">
            <text:p>54</text:p>
          </table:table-cell>
          <table:table-cell table:formula="oooc:=[Ennemis.V14]/[Tourelles.$B23]" office:value-type="float" office:value="58">
            <text:p>58</text:p>
          </table:table-cell>
          <table:table-cell/>
          <table:table-cell table:style-name="ce1" office:value-type="string">
            <text:p>Asteroid</text:p>
          </table:table-cell>
          <table:table-cell table:formula="oooc:=[Ennemis.H14]/[Tourelles.$B33]" office:value-type="float" office:value="1.3">
            <text:p>1,3</text:p>
          </table:table-cell>
          <table:table-cell table:formula="oooc:=[Ennemis.I14]/[Tourelles.$B33]" office:value-type="float" office:value="3.9">
            <text:p>3,9</text:p>
          </table:table-cell>
          <table:table-cell table:formula="oooc:=[Ennemis.J14]/[Tourelles.$B33]" office:value-type="float" office:value="6.5">
            <text:p>6,5</text:p>
          </table:table-cell>
          <table:table-cell table:formula="oooc:=[Ennemis.K14]/[Tourelles.$B33]" office:value-type="float" office:value="9.1">
            <text:p>9,1</text:p>
          </table:table-cell>
          <table:table-cell table:formula="oooc:=[Ennemis.L14]/[Tourelles.$B33]" office:value-type="float" office:value="11.7">
            <text:p>11,7</text:p>
          </table:table-cell>
          <table:table-cell table:formula="oooc:=[Ennemis.M14]/[Tourelles.$B33]" office:value-type="float" office:value="14.3">
            <text:p>14,3</text:p>
          </table:table-cell>
          <table:table-cell table:formula="oooc:=[Ennemis.N14]/[Tourelles.$B33]" office:value-type="float" office:value="16.9">
            <text:p>16,9</text:p>
          </table:table-cell>
          <table:table-cell table:formula="oooc:=[Ennemis.O14]/[Tourelles.$B33]" office:value-type="float" office:value="19.5">
            <text:p>19,5</text:p>
          </table:table-cell>
          <table:table-cell table:formula="oooc:=[Ennemis.P14]/[Tourelles.$B33]" office:value-type="float" office:value="22.1">
            <text:p>22,1</text:p>
          </table:table-cell>
          <table:table-cell table:formula="oooc:=[Ennemis.Q14]/[Tourelles.$B33]" office:value-type="float" office:value="24.7">
            <text:p>24,7</text:p>
          </table:table-cell>
          <table:table-cell table:formula="oooc:=[Ennemis.R14]/[Tourelles.$B33]" office:value-type="float" office:value="27.3">
            <text:p>27,3</text:p>
          </table:table-cell>
          <table:table-cell table:formula="oooc:=[Ennemis.S14]/[Tourelles.$B33]" office:value-type="float" office:value="29.9">
            <text:p>29,9</text:p>
          </table:table-cell>
          <table:table-cell table:formula="oooc:=[Ennemis.T14]/[Tourelles.$B33]" office:value-type="float" office:value="32.5">
            <text:p>32,5</text:p>
          </table:table-cell>
          <table:table-cell table:formula="oooc:=[Ennemis.U14]/[Tourelles.$B33]" office:value-type="float" office:value="35.1">
            <text:p>35,1</text:p>
          </table:table-cell>
          <table:table-cell table:formula="oooc:=[Ennemis.V14]/[Tourelles.$B33]" office:value-type="float" office:value="37.7">
            <text:p>37,7</text:p>
          </table:table-cell>
        </table:table-row>
        <table:table-row table:style-name="ro1">
          <table:table-cell office:value-type="string">
            <text:p>Comet</text:p>
          </table:table-cell>
          <table:table-cell table:formula="oooc:=[Ennemis.H15]/[Tourelles.$B23]" office:value-type="float" office:value="4">
            <text:p>4</text:p>
          </table:table-cell>
          <table:table-cell table:formula="oooc:=[Ennemis.I15]/[Tourelles.$B23]" office:value-type="float" office:value="6">
            <text:p>6</text:p>
          </table:table-cell>
          <table:table-cell table:formula="oooc:=[Ennemis.J15]/[Tourelles.$B23]" office:value-type="float" office:value="8">
            <text:p>8</text:p>
          </table:table-cell>
          <table:table-cell table:formula="oooc:=[Ennemis.K15]/[Tourelles.$B23]" office:value-type="float" office:value="10">
            <text:p>10</text:p>
          </table:table-cell>
          <table:table-cell table:formula="oooc:=[Ennemis.L15]/[Tourelles.$B23]" office:value-type="float" office:value="12">
            <text:p>12</text:p>
          </table:table-cell>
          <table:table-cell table:formula="oooc:=[Ennemis.M15]/[Tourelles.$B23]" office:value-type="float" office:value="14">
            <text:p>14</text:p>
          </table:table-cell>
          <table:table-cell table:formula="oooc:=[Ennemis.N15]/[Tourelles.$B23]" office:value-type="float" office:value="16">
            <text:p>16</text:p>
          </table:table-cell>
          <table:table-cell table:formula="oooc:=[Ennemis.O15]/[Tourelles.$B23]" office:value-type="float" office:value="18">
            <text:p>18</text:p>
          </table:table-cell>
          <table:table-cell table:formula="oooc:=[Ennemis.P15]/[Tourelles.$B23]" office:value-type="float" office:value="20">
            <text:p>20</text:p>
          </table:table-cell>
          <table:table-cell table:formula="oooc:=[Ennemis.Q15]/[Tourelles.$B23]" office:value-type="float" office:value="22">
            <text:p>22</text:p>
          </table:table-cell>
          <table:table-cell table:formula="oooc:=[Ennemis.R15]/[Tourelles.$B23]" office:value-type="float" office:value="24">
            <text:p>24</text:p>
          </table:table-cell>
          <table:table-cell table:formula="oooc:=[Ennemis.S15]/[Tourelles.$B23]" office:value-type="float" office:value="26">
            <text:p>26</text:p>
          </table:table-cell>
          <table:table-cell table:formula="oooc:=[Ennemis.T15]/[Tourelles.$B23]" office:value-type="float" office:value="28">
            <text:p>28</text:p>
          </table:table-cell>
          <table:table-cell table:formula="oooc:=[Ennemis.U15]/[Tourelles.$B23]" office:value-type="float" office:value="30">
            <text:p>30</text:p>
          </table:table-cell>
          <table:table-cell table:formula="oooc:=[Ennemis.V15]/[Tourelles.$B23]" office:value-type="float" office:value="32">
            <text:p>32</text:p>
          </table:table-cell>
          <table:table-cell/>
          <table:table-cell table:style-name="ce1" office:value-type="string">
            <text:p>Comet</text:p>
          </table:table-cell>
          <table:table-cell table:formula="oooc:=[Ennemis.H15]/[Tourelles.$B33]" office:value-type="float" office:value="2.6">
            <text:p>2,6</text:p>
          </table:table-cell>
          <table:table-cell table:formula="oooc:=[Ennemis.I15]/[Tourelles.$B33]" office:value-type="float" office:value="3.9">
            <text:p>3,9</text:p>
          </table:table-cell>
          <table:table-cell table:formula="oooc:=[Ennemis.J15]/[Tourelles.$B33]" office:value-type="float" office:value="5.2">
            <text:p>5,2</text:p>
          </table:table-cell>
          <table:table-cell table:formula="oooc:=[Ennemis.K15]/[Tourelles.$B33]" office:value-type="float" office:value="6.5">
            <text:p>6,5</text:p>
          </table:table-cell>
          <table:table-cell table:formula="oooc:=[Ennemis.L15]/[Tourelles.$B33]" office:value-type="float" office:value="7.8">
            <text:p>7,8</text:p>
          </table:table-cell>
          <table:table-cell table:formula="oooc:=[Ennemis.M15]/[Tourelles.$B33]" office:value-type="float" office:value="9.1">
            <text:p>9,1</text:p>
          </table:table-cell>
          <table:table-cell table:formula="oooc:=[Ennemis.N15]/[Tourelles.$B33]" office:value-type="float" office:value="10.4">
            <text:p>10,4</text:p>
          </table:table-cell>
          <table:table-cell table:formula="oooc:=[Ennemis.O15]/[Tourelles.$B33]" office:value-type="float" office:value="11.7">
            <text:p>11,7</text:p>
          </table:table-cell>
          <table:table-cell table:formula="oooc:=[Ennemis.P15]/[Tourelles.$B33]" office:value-type="float" office:value="13">
            <text:p>13</text:p>
          </table:table-cell>
          <table:table-cell table:formula="oooc:=[Ennemis.Q15]/[Tourelles.$B33]" office:value-type="float" office:value="14.3">
            <text:p>14,3</text:p>
          </table:table-cell>
          <table:table-cell table:formula="oooc:=[Ennemis.R15]/[Tourelles.$B33]" office:value-type="float" office:value="15.6">
            <text:p>15,6</text:p>
          </table:table-cell>
          <table:table-cell table:formula="oooc:=[Ennemis.S15]/[Tourelles.$B33]" office:value-type="float" office:value="16.9">
            <text:p>16,9</text:p>
          </table:table-cell>
          <table:table-cell table:formula="oooc:=[Ennemis.T15]/[Tourelles.$B33]" office:value-type="float" office:value="18.2">
            <text:p>18,2</text:p>
          </table:table-cell>
          <table:table-cell table:formula="oooc:=[Ennemis.U15]/[Tourelles.$B33]" office:value-type="float" office:value="19.5">
            <text:p>19,5</text:p>
          </table:table-cell>
          <table:table-cell table:formula="oooc:=[Ennemis.V15]/[Tourelles.$B33]" office:value-type="float" office:value="20.8">
            <text:p>20,8</text:p>
          </table:table-cell>
        </table:table-row>
        <table:table-row table:style-name="ro1">
          <table:table-cell office:value-type="string">
            <text:p>Plutoid</text:p>
          </table:table-cell>
          <table:table-cell table:formula="oooc:=[Ennemis.H16]/[Tourelles.$B23]" office:value-type="float" office:value="10">
            <text:p>10</text:p>
          </table:table-cell>
          <table:table-cell table:formula="oooc:=[Ennemis.I16]/[Tourelles.$B23]" office:value-type="float" office:value="16">
            <text:p>16</text:p>
          </table:table-cell>
          <table:table-cell table:formula="oooc:=[Ennemis.J16]/[Tourelles.$B23]" office:value-type="float" office:value="22">
            <text:p>22</text:p>
          </table:table-cell>
          <table:table-cell table:formula="oooc:=[Ennemis.K16]/[Tourelles.$B23]" office:value-type="float" office:value="28">
            <text:p>28</text:p>
          </table:table-cell>
          <table:table-cell table:formula="oooc:=[Ennemis.L16]/[Tourelles.$B23]" office:value-type="float" office:value="34">
            <text:p>34</text:p>
          </table:table-cell>
          <table:table-cell table:formula="oooc:=[Ennemis.M16]/[Tourelles.$B23]" office:value-type="float" office:value="40">
            <text:p>40</text:p>
          </table:table-cell>
          <table:table-cell table:formula="oooc:=[Ennemis.N16]/[Tourelles.$B23]" office:value-type="float" office:value="46">
            <text:p>46</text:p>
          </table:table-cell>
          <table:table-cell table:formula="oooc:=[Ennemis.O16]/[Tourelles.$B23]" office:value-type="float" office:value="52">
            <text:p>52</text:p>
          </table:table-cell>
          <table:table-cell table:formula="oooc:=[Ennemis.P16]/[Tourelles.$B23]" office:value-type="float" office:value="58">
            <text:p>58</text:p>
          </table:table-cell>
          <table:table-cell table:formula="oooc:=[Ennemis.Q16]/[Tourelles.$B23]" office:value-type="float" office:value="64">
            <text:p>64</text:p>
          </table:table-cell>
          <table:table-cell table:formula="oooc:=[Ennemis.R16]/[Tourelles.$B23]" office:value-type="float" office:value="70">
            <text:p>70</text:p>
          </table:table-cell>
          <table:table-cell table:formula="oooc:=[Ennemis.S16]/[Tourelles.$B23]" office:value-type="float" office:value="76">
            <text:p>76</text:p>
          </table:table-cell>
          <table:table-cell table:formula="oooc:=[Ennemis.T16]/[Tourelles.$B23]" office:value-type="float" office:value="82">
            <text:p>82</text:p>
          </table:table-cell>
          <table:table-cell table:formula="oooc:=[Ennemis.U16]/[Tourelles.$B23]" office:value-type="float" office:value="88">
            <text:p>88</text:p>
          </table:table-cell>
          <table:table-cell table:formula="oooc:=[Ennemis.V16]/[Tourelles.$B23]" office:value-type="float" office:value="94">
            <text:p>94</text:p>
          </table:table-cell>
          <table:table-cell/>
          <table:table-cell table:style-name="ce1" office:value-type="string">
            <text:p>Plutoid</text:p>
          </table:table-cell>
          <table:table-cell table:formula="oooc:=[Ennemis.H16]/[Tourelles.$B33]" office:value-type="float" office:value="6.5">
            <text:p>6,5</text:p>
          </table:table-cell>
          <table:table-cell table:formula="oooc:=[Ennemis.I16]/[Tourelles.$B33]" office:value-type="float" office:value="10.4">
            <text:p>10,4</text:p>
          </table:table-cell>
          <table:table-cell table:formula="oooc:=[Ennemis.J16]/[Tourelles.$B33]" office:value-type="float" office:value="14.3">
            <text:p>14,3</text:p>
          </table:table-cell>
          <table:table-cell table:formula="oooc:=[Ennemis.K16]/[Tourelles.$B33]" office:value-type="float" office:value="18.2">
            <text:p>18,2</text:p>
          </table:table-cell>
          <table:table-cell table:formula="oooc:=[Ennemis.L16]/[Tourelles.$B33]" office:value-type="float" office:value="22.1">
            <text:p>22,1</text:p>
          </table:table-cell>
          <table:table-cell table:formula="oooc:=[Ennemis.M16]/[Tourelles.$B33]" office:value-type="float" office:value="26">
            <text:p>26</text:p>
          </table:table-cell>
          <table:table-cell table:formula="oooc:=[Ennemis.N16]/[Tourelles.$B33]" office:value-type="float" office:value="29.9">
            <text:p>29,9</text:p>
          </table:table-cell>
          <table:table-cell table:formula="oooc:=[Ennemis.O16]/[Tourelles.$B33]" office:value-type="float" office:value="33.8">
            <text:p>33,8</text:p>
          </table:table-cell>
          <table:table-cell table:formula="oooc:=[Ennemis.P16]/[Tourelles.$B33]" office:value-type="float" office:value="37.7">
            <text:p>37,7</text:p>
          </table:table-cell>
          <table:table-cell table:formula="oooc:=[Ennemis.Q16]/[Tourelles.$B33]" office:value-type="float" office:value="41.6">
            <text:p>41,6</text:p>
          </table:table-cell>
          <table:table-cell table:formula="oooc:=[Ennemis.R16]/[Tourelles.$B33]" office:value-type="float" office:value="45.5">
            <text:p>45,5</text:p>
          </table:table-cell>
          <table:table-cell table:formula="oooc:=[Ennemis.S16]/[Tourelles.$B33]" office:value-type="float" office:value="49.4">
            <text:p>49,4</text:p>
          </table:table-cell>
          <table:table-cell table:formula="oooc:=[Ennemis.T16]/[Tourelles.$B33]" office:value-type="float" office:value="53.3">
            <text:p>53,3</text:p>
          </table:table-cell>
          <table:table-cell table:formula="oooc:=[Ennemis.U16]/[Tourelles.$B33]" office:value-type="float" office:value="57.2">
            <text:p>57,2</text:p>
          </table:table-cell>
          <table:table-cell table:formula="oooc:=[Ennemis.V16]/[Tourelles.$B33]" office:value-type="float" office:value="61.1">
            <text:p>61,1</text:p>
          </table:table-cell>
        </table:table-row>
        <table:table-row table:style-name="ro1">
          <table:table-cell office:value-type="string">
            <text:p>Centaur</text:p>
          </table:table-cell>
          <table:table-cell table:formula="oooc:=[Ennemis.H17]/[Tourelles.$B23]" office:value-type="float" office:value="20">
            <text:p>20</text:p>
          </table:table-cell>
          <table:table-cell table:formula="oooc:=[Ennemis.I17]/[Tourelles.$B23]" office:value-type="float" office:value="30">
            <text:p>30</text:p>
          </table:table-cell>
          <table:table-cell table:formula="oooc:=[Ennemis.J17]/[Tourelles.$B23]" office:value-type="float" office:value="40">
            <text:p>40</text:p>
          </table:table-cell>
          <table:table-cell table:formula="oooc:=[Ennemis.K17]/[Tourelles.$B23]" office:value-type="float" office:value="50">
            <text:p>50</text:p>
          </table:table-cell>
          <table:table-cell table:formula="oooc:=[Ennemis.L17]/[Tourelles.$B23]" office:value-type="float" office:value="60">
            <text:p>60</text:p>
          </table:table-cell>
          <table:table-cell table:formula="oooc:=[Ennemis.M17]/[Tourelles.$B23]" office:value-type="float" office:value="70">
            <text:p>70</text:p>
          </table:table-cell>
          <table:table-cell table:formula="oooc:=[Ennemis.N17]/[Tourelles.$B23]" office:value-type="float" office:value="80">
            <text:p>80</text:p>
          </table:table-cell>
          <table:table-cell table:formula="oooc:=[Ennemis.O17]/[Tourelles.$B23]" office:value-type="float" office:value="90">
            <text:p>90</text:p>
          </table:table-cell>
          <table:table-cell table:formula="oooc:=[Ennemis.P17]/[Tourelles.$B23]" office:value-type="float" office:value="100">
            <text:p>100</text:p>
          </table:table-cell>
          <table:table-cell table:formula="oooc:=[Ennemis.Q17]/[Tourelles.$B23]" office:value-type="float" office:value="110">
            <text:p>110</text:p>
          </table:table-cell>
          <table:table-cell table:formula="oooc:=[Ennemis.R17]/[Tourelles.$B23]" office:value-type="float" office:value="120">
            <text:p>120</text:p>
          </table:table-cell>
          <table:table-cell table:formula="oooc:=[Ennemis.S17]/[Tourelles.$B23]" office:value-type="float" office:value="130">
            <text:p>130</text:p>
          </table:table-cell>
          <table:table-cell table:formula="oooc:=[Ennemis.T17]/[Tourelles.$B23]" office:value-type="float" office:value="140">
            <text:p>140</text:p>
          </table:table-cell>
          <table:table-cell table:formula="oooc:=[Ennemis.U17]/[Tourelles.$B23]" office:value-type="float" office:value="150">
            <text:p>150</text:p>
          </table:table-cell>
          <table:table-cell table:formula="oooc:=[Ennemis.V17]/[Tourelles.$B23]" office:value-type="float" office:value="160">
            <text:p>160</text:p>
          </table:table-cell>
          <table:table-cell/>
          <table:table-cell table:style-name="ce1" office:value-type="string">
            <text:p>Centaur</text:p>
          </table:table-cell>
          <table:table-cell table:formula="oooc:=[Ennemis.H17]/[Tourelles.$B33]" office:value-type="float" office:value="13">
            <text:p>13</text:p>
          </table:table-cell>
          <table:table-cell table:formula="oooc:=[Ennemis.I17]/[Tourelles.$B33]" office:value-type="float" office:value="19.5">
            <text:p>19,5</text:p>
          </table:table-cell>
          <table:table-cell table:formula="oooc:=[Ennemis.J17]/[Tourelles.$B33]" office:value-type="float" office:value="26">
            <text:p>26</text:p>
          </table:table-cell>
          <table:table-cell table:formula="oooc:=[Ennemis.K17]/[Tourelles.$B33]" office:value-type="float" office:value="32.5">
            <text:p>32,5</text:p>
          </table:table-cell>
          <table:table-cell table:formula="oooc:=[Ennemis.L17]/[Tourelles.$B33]" office:value-type="float" office:value="39">
            <text:p>39</text:p>
          </table:table-cell>
          <table:table-cell table:formula="oooc:=[Ennemis.M17]/[Tourelles.$B33]" office:value-type="float" office:value="45.5">
            <text:p>45,5</text:p>
          </table:table-cell>
          <table:table-cell table:formula="oooc:=[Ennemis.N17]/[Tourelles.$B33]" office:value-type="float" office:value="52">
            <text:p>52</text:p>
          </table:table-cell>
          <table:table-cell table:formula="oooc:=[Ennemis.O17]/[Tourelles.$B33]" office:value-type="float" office:value="58.5">
            <text:p>58,5</text:p>
          </table:table-cell>
          <table:table-cell table:formula="oooc:=[Ennemis.P17]/[Tourelles.$B33]" office:value-type="float" office:value="65">
            <text:p>65</text:p>
          </table:table-cell>
          <table:table-cell table:formula="oooc:=[Ennemis.Q17]/[Tourelles.$B33]" office:value-type="float" office:value="71.5">
            <text:p>71,5</text:p>
          </table:table-cell>
          <table:table-cell table:formula="oooc:=[Ennemis.R17]/[Tourelles.$B33]" office:value-type="float" office:value="78">
            <text:p>78</text:p>
          </table:table-cell>
          <table:table-cell table:formula="oooc:=[Ennemis.S17]/[Tourelles.$B33]" office:value-type="float" office:value="84.5">
            <text:p>84,5</text:p>
          </table:table-cell>
          <table:table-cell table:formula="oooc:=[Ennemis.T17]/[Tourelles.$B33]" office:value-type="float" office:value="91">
            <text:p>91</text:p>
          </table:table-cell>
          <table:table-cell table:formula="oooc:=[Ennemis.U17]/[Tourelles.$B33]" office:value-type="float" office:value="97.5">
            <text:p>97,5</text:p>
          </table:table-cell>
          <table:table-cell table:formula="oooc:=[Ennemis.V17]/[Tourelles.$B33]" office:value-type="float" office:value="104">
            <text:p>104</text:p>
          </table:table-cell>
        </table:table-row>
        <table:table-row table:style-name="ro1">
          <table:table-cell office:value-type="string">
            <text:p>Trojan</text:p>
          </table:table-cell>
          <table:table-cell table:formula="oooc:=[Ennemis.H18]/[Tourelles.$B23]" office:value-type="float" office:value="10">
            <text:p>10</text:p>
          </table:table-cell>
          <table:table-cell table:formula="oooc:=[Ennemis.I18]/[Tourelles.$B23]" office:value-type="float" office:value="14">
            <text:p>14</text:p>
          </table:table-cell>
          <table:table-cell table:formula="oooc:=[Ennemis.J18]/[Tourelles.$B23]" office:value-type="float" office:value="18">
            <text:p>18</text:p>
          </table:table-cell>
          <table:table-cell table:formula="oooc:=[Ennemis.K18]/[Tourelles.$B23]" office:value-type="float" office:value="22">
            <text:p>22</text:p>
          </table:table-cell>
          <table:table-cell table:formula="oooc:=[Ennemis.L18]/[Tourelles.$B23]" office:value-type="float" office:value="26">
            <text:p>26</text:p>
          </table:table-cell>
          <table:table-cell table:formula="oooc:=[Ennemis.M18]/[Tourelles.$B23]" office:value-type="float" office:value="30">
            <text:p>30</text:p>
          </table:table-cell>
          <table:table-cell table:formula="oooc:=[Ennemis.N18]/[Tourelles.$B23]" office:value-type="float" office:value="34">
            <text:p>34</text:p>
          </table:table-cell>
          <table:table-cell table:formula="oooc:=[Ennemis.O18]/[Tourelles.$B23]" office:value-type="float" office:value="38">
            <text:p>38</text:p>
          </table:table-cell>
          <table:table-cell table:formula="oooc:=[Ennemis.P18]/[Tourelles.$B23]" office:value-type="float" office:value="42">
            <text:p>42</text:p>
          </table:table-cell>
          <table:table-cell table:formula="oooc:=[Ennemis.Q18]/[Tourelles.$B23]" office:value-type="float" office:value="46">
            <text:p>46</text:p>
          </table:table-cell>
          <table:table-cell table:formula="oooc:=[Ennemis.R18]/[Tourelles.$B23]" office:value-type="float" office:value="50">
            <text:p>50</text:p>
          </table:table-cell>
          <table:table-cell table:formula="oooc:=[Ennemis.S18]/[Tourelles.$B23]" office:value-type="float" office:value="54">
            <text:p>54</text:p>
          </table:table-cell>
          <table:table-cell table:formula="oooc:=[Ennemis.T18]/[Tourelles.$B23]" office:value-type="float" office:value="58">
            <text:p>58</text:p>
          </table:table-cell>
          <table:table-cell table:formula="oooc:=[Ennemis.U18]/[Tourelles.$B23]" office:value-type="float" office:value="62">
            <text:p>62</text:p>
          </table:table-cell>
          <table:table-cell table:formula="oooc:=[Ennemis.V18]/[Tourelles.$B23]" office:value-type="float" office:value="66">
            <text:p>66</text:p>
          </table:table-cell>
          <table:table-cell/>
          <table:table-cell table:style-name="ce1" office:value-type="string">
            <text:p>Trojan</text:p>
          </table:table-cell>
          <table:table-cell table:formula="oooc:=[Ennemis.H18]/[Tourelles.$B33]" office:value-type="float" office:value="6.5">
            <text:p>6,5</text:p>
          </table:table-cell>
          <table:table-cell table:formula="oooc:=[Ennemis.I18]/[Tourelles.$B33]" office:value-type="float" office:value="9.1">
            <text:p>9,1</text:p>
          </table:table-cell>
          <table:table-cell table:formula="oooc:=[Ennemis.J18]/[Tourelles.$B33]" office:value-type="float" office:value="11.7">
            <text:p>11,7</text:p>
          </table:table-cell>
          <table:table-cell table:formula="oooc:=[Ennemis.K18]/[Tourelles.$B33]" office:value-type="float" office:value="14.3">
            <text:p>14,3</text:p>
          </table:table-cell>
          <table:table-cell table:formula="oooc:=[Ennemis.L18]/[Tourelles.$B33]" office:value-type="float" office:value="16.9">
            <text:p>16,9</text:p>
          </table:table-cell>
          <table:table-cell table:formula="oooc:=[Ennemis.M18]/[Tourelles.$B33]" office:value-type="float" office:value="19.5">
            <text:p>19,5</text:p>
          </table:table-cell>
          <table:table-cell table:formula="oooc:=[Ennemis.N18]/[Tourelles.$B33]" office:value-type="float" office:value="22.1">
            <text:p>22,1</text:p>
          </table:table-cell>
          <table:table-cell table:formula="oooc:=[Ennemis.O18]/[Tourelles.$B33]" office:value-type="float" office:value="24.7">
            <text:p>24,7</text:p>
          </table:table-cell>
          <table:table-cell table:formula="oooc:=[Ennemis.P18]/[Tourelles.$B33]" office:value-type="float" office:value="27.3">
            <text:p>27,3</text:p>
          </table:table-cell>
          <table:table-cell table:formula="oooc:=[Ennemis.Q18]/[Tourelles.$B33]" office:value-type="float" office:value="29.9">
            <text:p>29,9</text:p>
          </table:table-cell>
          <table:table-cell table:formula="oooc:=[Ennemis.R18]/[Tourelles.$B33]" office:value-type="float" office:value="32.5">
            <text:p>32,5</text:p>
          </table:table-cell>
          <table:table-cell table:formula="oooc:=[Ennemis.S18]/[Tourelles.$B33]" office:value-type="float" office:value="35.1">
            <text:p>35,1</text:p>
          </table:table-cell>
          <table:table-cell table:formula="oooc:=[Ennemis.T18]/[Tourelles.$B33]" office:value-type="float" office:value="37.7">
            <text:p>37,7</text:p>
          </table:table-cell>
          <table:table-cell table:formula="oooc:=[Ennemis.U18]/[Tourelles.$B33]" office:value-type="float" office:value="40.3">
            <text:p>40,3</text:p>
          </table:table-cell>
          <table:table-cell table:formula="oooc:=[Ennemis.V18]/[Tourelles.$B33]" office:value-type="float" office:value="42.9">
            <text:p>42,9</text:p>
          </table:table-cell>
        </table:table-row>
        <table:table-row table:style-name="ro1">
          <table:table-cell office:value-type="string">
            <text:p>Meteoroid</text:p>
          </table:table-cell>
          <table:table-cell table:formula="oooc:=[Ennemis.H19]/[Tourelles.$B23]" office:value-type="float" office:value="1">
            <text:p>1</text:p>
          </table:table-cell>
          <table:table-cell table:formula="oooc:=[Ennemis.I19]/[Tourelles.$B23]" office:value-type="float" office:value="2">
            <text:p>2</text:p>
          </table:table-cell>
          <table:table-cell table:formula="oooc:=[Ennemis.J19]/[Tourelles.$B23]" office:value-type="float" office:value="3">
            <text:p>3</text:p>
          </table:table-cell>
          <table:table-cell table:formula="oooc:=[Ennemis.K19]/[Tourelles.$B23]" office:value-type="float" office:value="4">
            <text:p>4</text:p>
          </table:table-cell>
          <table:table-cell table:formula="oooc:=[Ennemis.L19]/[Tourelles.$B23]" office:value-type="float" office:value="5">
            <text:p>5</text:p>
          </table:table-cell>
          <table:table-cell table:formula="oooc:=[Ennemis.M19]/[Tourelles.$B23]" office:value-type="float" office:value="6">
            <text:p>6</text:p>
          </table:table-cell>
          <table:table-cell table:formula="oooc:=[Ennemis.N19]/[Tourelles.$B23]" office:value-type="float" office:value="7">
            <text:p>7</text:p>
          </table:table-cell>
          <table:table-cell table:formula="oooc:=[Ennemis.O19]/[Tourelles.$B23]" office:value-type="float" office:value="8">
            <text:p>8</text:p>
          </table:table-cell>
          <table:table-cell table:formula="oooc:=[Ennemis.P19]/[Tourelles.$B23]" office:value-type="float" office:value="9">
            <text:p>9</text:p>
          </table:table-cell>
          <table:table-cell table:formula="oooc:=[Ennemis.Q19]/[Tourelles.$B23]" office:value-type="float" office:value="10">
            <text:p>10</text:p>
          </table:table-cell>
          <table:table-cell table:formula="oooc:=[Ennemis.R19]/[Tourelles.$B23]" office:value-type="float" office:value="11">
            <text:p>11</text:p>
          </table:table-cell>
          <table:table-cell table:formula="oooc:=[Ennemis.S19]/[Tourelles.$B23]" office:value-type="float" office:value="12">
            <text:p>12</text:p>
          </table:table-cell>
          <table:table-cell table:formula="oooc:=[Ennemis.T19]/[Tourelles.$B23]" office:value-type="float" office:value="13">
            <text:p>13</text:p>
          </table:table-cell>
          <table:table-cell table:formula="oooc:=[Ennemis.U19]/[Tourelles.$B23]" office:value-type="float" office:value="14">
            <text:p>14</text:p>
          </table:table-cell>
          <table:table-cell table:formula="oooc:=[Ennemis.V19]/[Tourelles.$B23]" office:value-type="float" office:value="15">
            <text:p>15</text:p>
          </table:table-cell>
          <table:table-cell/>
          <table:table-cell table:style-name="ce1" office:value-type="string">
            <text:p>Meteoroid</text:p>
          </table:table-cell>
          <table:table-cell table:formula="oooc:=[Ennemis.H19]/[Tourelles.$B33]" office:value-type="float" office:value="0.65">
            <text:p>0,65</text:p>
          </table:table-cell>
          <table:table-cell table:formula="oooc:=[Ennemis.I19]/[Tourelles.$B33]" office:value-type="float" office:value="1.3">
            <text:p>1,3</text:p>
          </table:table-cell>
          <table:table-cell table:formula="oooc:=[Ennemis.J19]/[Tourelles.$B33]" office:value-type="float" office:value="1.95">
            <text:p>1,95</text:p>
          </table:table-cell>
          <table:table-cell table:formula="oooc:=[Ennemis.K19]/[Tourelles.$B33]" office:value-type="float" office:value="2.6">
            <text:p>2,6</text:p>
          </table:table-cell>
          <table:table-cell table:formula="oooc:=[Ennemis.L19]/[Tourelles.$B33]" office:value-type="float" office:value="3.25">
            <text:p>3,25</text:p>
          </table:table-cell>
          <table:table-cell table:formula="oooc:=[Ennemis.M19]/[Tourelles.$B33]" office:value-type="float" office:value="3.9">
            <text:p>3,9</text:p>
          </table:table-cell>
          <table:table-cell table:formula="oooc:=[Ennemis.N19]/[Tourelles.$B33]" office:value-type="float" office:value="4.55">
            <text:p>4,55</text:p>
          </table:table-cell>
          <table:table-cell table:formula="oooc:=[Ennemis.O19]/[Tourelles.$B33]" office:value-type="float" office:value="5.2">
            <text:p>5,2</text:p>
          </table:table-cell>
          <table:table-cell table:formula="oooc:=[Ennemis.P19]/[Tourelles.$B33]" office:value-type="float" office:value="5.85">
            <text:p>5,85</text:p>
          </table:table-cell>
          <table:table-cell table:formula="oooc:=[Ennemis.Q19]/[Tourelles.$B33]" office:value-type="float" office:value="6.5">
            <text:p>6,5</text:p>
          </table:table-cell>
          <table:table-cell table:formula="oooc:=[Ennemis.R19]/[Tourelles.$B33]" office:value-type="float" office:value="7.15">
            <text:p>7,15</text:p>
          </table:table-cell>
          <table:table-cell table:formula="oooc:=[Ennemis.S19]/[Tourelles.$B33]" office:value-type="float" office:value="7.8">
            <text:p>7,8</text:p>
          </table:table-cell>
          <table:table-cell table:formula="oooc:=[Ennemis.T19]/[Tourelles.$B33]" office:value-type="float" office:value="8.45">
            <text:p>8,45</text:p>
          </table:table-cell>
          <table:table-cell table:formula="oooc:=[Ennemis.U19]/[Tourelles.$B33]" office:value-type="float" office:value="9.1">
            <text:p>9,1</text:p>
          </table:table-cell>
          <table:table-cell table:formula="oooc:=[Ennemis.V19]/[Tourelles.$B33]" office:value-type="float" office:value="9.75">
            <text:p>9,75</text:p>
          </table:table-cell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Default"/>
          <table:table-cell table:style-name="ce2" office:value-type="string" table:number-columns-spanned="15" table:number-rows-spanned="1">
            <text:p>Tirs nécessaires pour la tourelle de base, niveau 10</text:p>
          </table:table-cell>
          <table:covered-table-cell table:number-columns-repeated="14" table:style-name="Default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Default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office:value-type="string">
            <text:p>Asteroid</text:p>
          </table:table-cell>
          <table:table-cell table:formula="oooc:=[Ennemis.H14]/[$Tourelles.$K23]" office:value-type="float" office:value="0.277777777777778">
            <text:p>0,28</text:p>
          </table:table-cell>
          <table:table-cell table:formula="oooc:=[Ennemis.I14]/[Tourelles.$K23]" office:value-type="float" office:value="0.833333333333333">
            <text:p>0,83</text:p>
          </table:table-cell>
          <table:table-cell table:formula="oooc:=[Ennemis.J14]/[Tourelles.$K23]" office:value-type="float" office:value="1.38888888888889">
            <text:p>1,39</text:p>
          </table:table-cell>
          <table:table-cell table:formula="oooc:=[Ennemis.K14]/[Tourelles.$K23]" office:value-type="float" office:value="1.94444444444444">
            <text:p>1,94</text:p>
          </table:table-cell>
          <table:table-cell table:formula="oooc:=[Ennemis.L14]/[Tourelles.$K23]" office:value-type="float" office:value="2.5">
            <text:p>2,5</text:p>
          </table:table-cell>
          <table:table-cell table:formula="oooc:=[Ennemis.M14]/[Tourelles.$K23]" office:value-type="float" office:value="3.05555555555556">
            <text:p>3,06</text:p>
          </table:table-cell>
          <table:table-cell table:formula="oooc:=[Ennemis.N14]/[Tourelles.$K23]" office:value-type="float" office:value="3.61111111111111">
            <text:p>3,61</text:p>
          </table:table-cell>
          <table:table-cell table:formula="oooc:=[Ennemis.O14]/[Tourelles.$K23]" office:value-type="float" office:value="4.16666666666667">
            <text:p>4,17</text:p>
          </table:table-cell>
          <table:table-cell table:formula="oooc:=[Ennemis.P14]/[Tourelles.$K23]" office:value-type="float" office:value="4.72222222222222">
            <text:p>4,72</text:p>
          </table:table-cell>
          <table:table-cell table:formula="oooc:=[Ennemis.Q14]/[Tourelles.$K23]" office:value-type="float" office:value="5.27777777777778">
            <text:p>5,28</text:p>
          </table:table-cell>
          <table:table-cell table:formula="oooc:=[Ennemis.R14]/[Tourelles.$K23]" office:value-type="float" office:value="5.83333333333333">
            <text:p>5,83</text:p>
          </table:table-cell>
          <table:table-cell table:formula="oooc:=[Ennemis.S14]/[Tourelles.$K23]" office:value-type="float" office:value="6.38888888888889">
            <text:p>6,39</text:p>
          </table:table-cell>
          <table:table-cell table:formula="oooc:=[Ennemis.T14]/[Tourelles.$K23]" office:value-type="float" office:value="6.94444444444444">
            <text:p>6,94</text:p>
          </table:table-cell>
          <table:table-cell table:formula="oooc:=[Ennemis.U14]/[Tourelles.$K23]" office:value-type="float" office:value="7.5">
            <text:p>7,5</text:p>
          </table:table-cell>
          <table:table-cell table:formula="oooc:=[Ennemis.V14]/[Tourelles.$K23]" office:value-type="float" office:value="8.05555555555556">
            <text:p>8,06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office:value-type="string">
            <text:p>Comet</text:p>
          </table:table-cell>
          <table:table-cell table:formula="oooc:=[Ennemis.H15]/[$Tourelles.$K23]" office:value-type="float" office:value="0.555555555555556">
            <text:p>0,56</text:p>
          </table:table-cell>
          <table:table-cell table:formula="oooc:=[Ennemis.I15]/[$Tourelles.$K23]" office:value-type="float" office:value="0.833333333333333">
            <text:p>0,83</text:p>
          </table:table-cell>
          <table:table-cell table:formula="oooc:=[Ennemis.J15]/[$Tourelles.$K23]" office:value-type="float" office:value="1.11111111111111">
            <text:p>1,11</text:p>
          </table:table-cell>
          <table:table-cell table:formula="oooc:=[Ennemis.K15]/[$Tourelles.$K23]" office:value-type="float" office:value="1.38888888888889">
            <text:p>1,39</text:p>
          </table:table-cell>
          <table:table-cell table:formula="oooc:=[Ennemis.L15]/[$Tourelles.$K23]" office:value-type="float" office:value="1.66666666666667">
            <text:p>1,67</text:p>
          </table:table-cell>
          <table:table-cell table:formula="oooc:=[Ennemis.M15]/[$Tourelles.$K23]" office:value-type="float" office:value="1.94444444444444">
            <text:p>1,94</text:p>
          </table:table-cell>
          <table:table-cell table:formula="oooc:=[Ennemis.N15]/[$Tourelles.$K23]" office:value-type="float" office:value="2.22222222222222">
            <text:p>2,22</text:p>
          </table:table-cell>
          <table:table-cell table:formula="oooc:=[Ennemis.O15]/[$Tourelles.$K23]" office:value-type="float" office:value="2.5">
            <text:p>2,5</text:p>
          </table:table-cell>
          <table:table-cell table:formula="oooc:=[Ennemis.P15]/[$Tourelles.$K23]" office:value-type="float" office:value="2.77777777777778">
            <text:p>2,78</text:p>
          </table:table-cell>
          <table:table-cell table:formula="oooc:=[Ennemis.Q15]/[$Tourelles.$K23]" office:value-type="float" office:value="3.05555555555556">
            <text:p>3,06</text:p>
          </table:table-cell>
          <table:table-cell table:formula="oooc:=[Ennemis.R15]/[$Tourelles.$K23]" office:value-type="float" office:value="3.33333333333333">
            <text:p>3,33</text:p>
          </table:table-cell>
          <table:table-cell table:formula="oooc:=[Ennemis.S15]/[$Tourelles.$K23]" office:value-type="float" office:value="3.61111111111111">
            <text:p>3,61</text:p>
          </table:table-cell>
          <table:table-cell table:formula="oooc:=[Ennemis.T15]/[$Tourelles.$K23]" office:value-type="float" office:value="3.88888888888889">
            <text:p>3,89</text:p>
          </table:table-cell>
          <table:table-cell table:formula="oooc:=[Ennemis.U15]/[$Tourelles.$K23]" office:value-type="float" office:value="4.16666666666667">
            <text:p>4,17</text:p>
          </table:table-cell>
          <table:table-cell table:formula="oooc:=[Ennemis.V15]/[$Tourelles.$K23]" office:value-type="float" office:value="4.44444444444444">
            <text:p>4,44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office:value-type="string">
            <text:p>Plutoid</text:p>
          </table:table-cell>
          <table:table-cell table:formula="oooc:=[Ennemis.H16]/[$Tourelles.$K23]" office:value-type="float" office:value="1.38888888888889">
            <text:p>1,39</text:p>
          </table:table-cell>
          <table:table-cell table:formula="oooc:=[Ennemis.I16]/[$Tourelles.$K23]" office:value-type="float" office:value="2.22222222222222">
            <text:p>2,22</text:p>
          </table:table-cell>
          <table:table-cell table:formula="oooc:=[Ennemis.J16]/[$Tourelles.$K23]" office:value-type="float" office:value="3.05555555555556">
            <text:p>3,06</text:p>
          </table:table-cell>
          <table:table-cell table:formula="oooc:=[Ennemis.K16]/[$Tourelles.$K23]" office:value-type="float" office:value="3.88888888888889">
            <text:p>3,89</text:p>
          </table:table-cell>
          <table:table-cell table:formula="oooc:=[Ennemis.L16]/[$Tourelles.$K23]" office:value-type="float" office:value="4.72222222222222">
            <text:p>4,72</text:p>
          </table:table-cell>
          <table:table-cell table:formula="oooc:=[Ennemis.M16]/[$Tourelles.$K23]" office:value-type="float" office:value="5.55555555555556">
            <text:p>5,56</text:p>
          </table:table-cell>
          <table:table-cell table:formula="oooc:=[Ennemis.N16]/[$Tourelles.$K23]" office:value-type="float" office:value="6.38888888888889">
            <text:p>6,39</text:p>
          </table:table-cell>
          <table:table-cell table:formula="oooc:=[Ennemis.O16]/[$Tourelles.$K23]" office:value-type="float" office:value="7.22222222222222">
            <text:p>7,22</text:p>
          </table:table-cell>
          <table:table-cell table:formula="oooc:=[Ennemis.P16]/[$Tourelles.$K23]" office:value-type="float" office:value="8.05555555555556">
            <text:p>8,06</text:p>
          </table:table-cell>
          <table:table-cell table:formula="oooc:=[Ennemis.Q16]/[$Tourelles.$K23]" office:value-type="float" office:value="8.88888888888889">
            <text:p>8,89</text:p>
          </table:table-cell>
          <table:table-cell table:formula="oooc:=[Ennemis.R16]/[$Tourelles.$K23]" office:value-type="float" office:value="9.72222222222222">
            <text:p>9,72</text:p>
          </table:table-cell>
          <table:table-cell table:formula="oooc:=[Ennemis.S16]/[$Tourelles.$K23]" office:value-type="float" office:value="10.5555555555556">
            <text:p>10,56</text:p>
          </table:table-cell>
          <table:table-cell table:formula="oooc:=[Ennemis.T16]/[$Tourelles.$K23]" office:value-type="float" office:value="11.3888888888889">
            <text:p>11,39</text:p>
          </table:table-cell>
          <table:table-cell table:formula="oooc:=[Ennemis.U16]/[$Tourelles.$K23]" office:value-type="float" office:value="12.2222222222222">
            <text:p>12,22</text:p>
          </table:table-cell>
          <table:table-cell table:formula="oooc:=[Ennemis.V16]/[$Tourelles.$K23]" office:value-type="float" office:value="13.0555555555556">
            <text:p>13,06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office:value-type="string">
            <text:p>Centaur</text:p>
          </table:table-cell>
          <table:table-cell table:formula="oooc:=[Ennemis.H17]/[$Tourelles.$K23]" office:value-type="float" office:value="2.77777777777778">
            <text:p>2,78</text:p>
          </table:table-cell>
          <table:table-cell table:formula="oooc:=[Ennemis.I17]/[$Tourelles.$K23]" office:value-type="float" office:value="4.16666666666667">
            <text:p>4,17</text:p>
          </table:table-cell>
          <table:table-cell table:formula="oooc:=[Ennemis.J17]/[$Tourelles.$K23]" office:value-type="float" office:value="5.55555555555556">
            <text:p>5,56</text:p>
          </table:table-cell>
          <table:table-cell table:formula="oooc:=[Ennemis.K17]/[$Tourelles.$K23]" office:value-type="float" office:value="6.94444444444444">
            <text:p>6,94</text:p>
          </table:table-cell>
          <table:table-cell table:formula="oooc:=[Ennemis.L17]/[$Tourelles.$K23]" office:value-type="float" office:value="8.33333333333333">
            <text:p>8,33</text:p>
          </table:table-cell>
          <table:table-cell table:formula="oooc:=[Ennemis.M17]/[$Tourelles.$K23]" office:value-type="float" office:value="9.72222222222222">
            <text:p>9,72</text:p>
          </table:table-cell>
          <table:table-cell table:formula="oooc:=[Ennemis.N17]/[$Tourelles.$K23]" office:value-type="float" office:value="11.1111111111111">
            <text:p>11,11</text:p>
          </table:table-cell>
          <table:table-cell table:formula="oooc:=[Ennemis.O17]/[$Tourelles.$K23]" office:value-type="float" office:value="12.5">
            <text:p>12,5</text:p>
          </table:table-cell>
          <table:table-cell table:formula="oooc:=[Ennemis.P17]/[$Tourelles.$K23]" office:value-type="float" office:value="13.8888888888889">
            <text:p>13,89</text:p>
          </table:table-cell>
          <table:table-cell table:formula="oooc:=[Ennemis.Q17]/[$Tourelles.$K23]" office:value-type="float" office:value="15.2777777777778">
            <text:p>15,28</text:p>
          </table:table-cell>
          <table:table-cell table:formula="oooc:=[Ennemis.R17]/[$Tourelles.$K23]" office:value-type="float" office:value="16.6666666666667">
            <text:p>16,67</text:p>
          </table:table-cell>
          <table:table-cell table:formula="oooc:=[Ennemis.S17]/[$Tourelles.$K23]" office:value-type="float" office:value="18.0555555555556">
            <text:p>18,06</text:p>
          </table:table-cell>
          <table:table-cell table:formula="oooc:=[Ennemis.T17]/[$Tourelles.$K23]" office:value-type="float" office:value="19.4444444444444">
            <text:p>19,44</text:p>
          </table:table-cell>
          <table:table-cell table:formula="oooc:=[Ennemis.U17]/[$Tourelles.$K23]" office:value-type="float" office:value="20.8333333333333">
            <text:p>20,83</text:p>
          </table:table-cell>
          <table:table-cell table:formula="oooc:=[Ennemis.V17]/[$Tourelles.$K23]" office:value-type="float" office:value="22.2222222222222">
            <text:p>22,22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office:value-type="string">
            <text:p>Trojan</text:p>
          </table:table-cell>
          <table:table-cell table:formula="oooc:=[Ennemis.H18]/[$Tourelles.$K23]" office:value-type="float" office:value="1.38888888888889">
            <text:p>1,39</text:p>
          </table:table-cell>
          <table:table-cell table:formula="oooc:=[Ennemis.I18]/[$Tourelles.$K23]" office:value-type="float" office:value="1.94444444444444">
            <text:p>1,94</text:p>
          </table:table-cell>
          <table:table-cell table:formula="oooc:=[Ennemis.J18]/[$Tourelles.$K23]" office:value-type="float" office:value="2.5">
            <text:p>2,5</text:p>
          </table:table-cell>
          <table:table-cell table:formula="oooc:=[Ennemis.K18]/[$Tourelles.$K23]" office:value-type="float" office:value="3.05555555555556">
            <text:p>3,06</text:p>
          </table:table-cell>
          <table:table-cell table:formula="oooc:=[Ennemis.L18]/[$Tourelles.$K23]" office:value-type="float" office:value="3.61111111111111">
            <text:p>3,61</text:p>
          </table:table-cell>
          <table:table-cell table:formula="oooc:=[Ennemis.M18]/[$Tourelles.$K23]" office:value-type="float" office:value="4.16666666666667">
            <text:p>4,17</text:p>
          </table:table-cell>
          <table:table-cell table:formula="oooc:=[Ennemis.N18]/[$Tourelles.$K23]" office:value-type="float" office:value="4.72222222222222">
            <text:p>4,72</text:p>
          </table:table-cell>
          <table:table-cell table:formula="oooc:=[Ennemis.O18]/[$Tourelles.$K23]" office:value-type="float" office:value="5.27777777777778">
            <text:p>5,28</text:p>
          </table:table-cell>
          <table:table-cell table:formula="oooc:=[Ennemis.P18]/[$Tourelles.$K23]" office:value-type="float" office:value="5.83333333333333">
            <text:p>5,83</text:p>
          </table:table-cell>
          <table:table-cell table:formula="oooc:=[Ennemis.Q18]/[$Tourelles.$K23]" office:value-type="float" office:value="6.38888888888889">
            <text:p>6,39</text:p>
          </table:table-cell>
          <table:table-cell table:formula="oooc:=[Ennemis.R18]/[$Tourelles.$K23]" office:value-type="float" office:value="6.94444444444444">
            <text:p>6,94</text:p>
          </table:table-cell>
          <table:table-cell table:formula="oooc:=[Ennemis.S18]/[$Tourelles.$K23]" office:value-type="float" office:value="7.5">
            <text:p>7,5</text:p>
          </table:table-cell>
          <table:table-cell table:formula="oooc:=[Ennemis.T18]/[$Tourelles.$K23]" office:value-type="float" office:value="8.05555555555556">
            <text:p>8,06</text:p>
          </table:table-cell>
          <table:table-cell table:formula="oooc:=[Ennemis.U18]/[$Tourelles.$K23]" office:value-type="float" office:value="8.61111111111111">
            <text:p>8,61</text:p>
          </table:table-cell>
          <table:table-cell table:formula="oooc:=[Ennemis.V18]/[$Tourelles.$K23]" office:value-type="float" office:value="9.16666666666667">
            <text:p>9,17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office:value-type="string">
            <text:p>Meteoroid</text:p>
          </table:table-cell>
          <table:table-cell table:formula="oooc:=[Ennemis.H19]/[$Tourelles.$K23]" office:value-type="float" office:value="0.138888888888889">
            <text:p>0,14</text:p>
          </table:table-cell>
          <table:table-cell table:formula="oooc:=[Ennemis.I19]/[$Tourelles.$K23]" office:value-type="float" office:value="0.277777777777778">
            <text:p>0,28</text:p>
          </table:table-cell>
          <table:table-cell table:formula="oooc:=[Ennemis.J19]/[$Tourelles.$K23]" office:value-type="float" office:value="0.416666666666667">
            <text:p>0,42</text:p>
          </table:table-cell>
          <table:table-cell table:formula="oooc:=[Ennemis.K19]/[$Tourelles.$K23]" office:value-type="float" office:value="0.555555555555556">
            <text:p>0,56</text:p>
          </table:table-cell>
          <table:table-cell table:formula="oooc:=[Ennemis.L19]/[$Tourelles.$K23]" office:value-type="float" office:value="0.694444444444444">
            <text:p>0,69</text:p>
          </table:table-cell>
          <table:table-cell table:formula="oooc:=[Ennemis.M19]/[$Tourelles.$K23]" office:value-type="float" office:value="0.833333333333333">
            <text:p>0,83</text:p>
          </table:table-cell>
          <table:table-cell table:formula="oooc:=[Ennemis.N19]/[$Tourelles.$K23]" office:value-type="float" office:value="0.972222222222222">
            <text:p>0,97</text:p>
          </table:table-cell>
          <table:table-cell table:formula="oooc:=[Ennemis.O19]/[$Tourelles.$K23]" office:value-type="float" office:value="1.11111111111111">
            <text:p>1,11</text:p>
          </table:table-cell>
          <table:table-cell table:formula="oooc:=[Ennemis.P19]/[$Tourelles.$K23]" office:value-type="float" office:value="1.25">
            <text:p>1,25</text:p>
          </table:table-cell>
          <table:table-cell table:formula="oooc:=[Ennemis.Q19]/[$Tourelles.$K23]" office:value-type="float" office:value="1.38888888888889">
            <text:p>1,39</text:p>
          </table:table-cell>
          <table:table-cell table:formula="oooc:=[Ennemis.R19]/[$Tourelles.$K23]" office:value-type="float" office:value="1.52777777777778">
            <text:p>1,53</text:p>
          </table:table-cell>
          <table:table-cell table:formula="oooc:=[Ennemis.S19]/[$Tourelles.$K23]" office:value-type="float" office:value="1.66666666666667">
            <text:p>1,67</text:p>
          </table:table-cell>
          <table:table-cell table:formula="oooc:=[Ennemis.T19]/[$Tourelles.$K23]" office:value-type="float" office:value="1.80555555555556">
            <text:p>1,81</text:p>
          </table:table-cell>
          <table:table-cell table:formula="oooc:=[Ennemis.U19]/[$Tourelles.$K23]" office:value-type="float" office:value="1.94444444444444">
            <text:p>1,94</text:p>
          </table:table-cell>
          <table:table-cell table:formula="oooc:=[Ennemis.V19]/[$Tourelles.$K23]" office:value-type="float" office:value="2.08333333333333">
            <text:p>2,08</text:p>
          </table:table-cell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Default" table:number-columns-repeated="16"/>
          <table:table-cell table:number-columns-repeated="2"/>
          <table:table-cell table:style-name="Default" table:number-columns-repeated="15"/>
        </table:table-row>
        <table:table-row table:style-name="ro1">
          <table:table-cell table:style-name="Default"/>
          <table:table-cell table:style-name="ce2" office:value-type="string" table:number-columns-spanned="15" table:number-rows-spanned="1">
            <text:p>Tirs nécessaires pour la tourelle laser, niveau 1</text:p>
          </table:table-cell>
          <table:covered-table-cell table:number-columns-repeated="14" table:style-name="Default"/>
          <table:table-cell table:number-columns-repeated="2"/>
          <table:table-cell table:style-name="ce2" office:value-type="string" table:number-columns-spanned="15" table:number-rows-spanned="1">
            <text:p>Temps nécessaire pour la tourelle laser, niveau 1</text:p>
          </table:table-cell>
          <table:covered-table-cell table:number-columns-repeated="14" table:style-name="Default"/>
        </table:table-row>
        <table:table-row table:style-name="ro1">
          <table:table-cell table:style-name="Default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number-columns-repeated="2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</table:table-row>
        <table:table-row table:style-name="ro1">
          <table:table-cell office:value-type="string">
            <text:p>Asteroid</text:p>
          </table:table-cell>
          <table:table-cell table:formula="oooc:=[Ennemis.H15]/[Tourelles.$B24]" office:value-type="float" office:value="2.77666666666667">
            <text:p>2,78</text:p>
          </table:table-cell>
          <table:table-cell table:formula="oooc:=[Ennemis.I15]/[Tourelles.$B24]" office:value-type="float" office:value="4.165">
            <text:p>4,17</text:p>
          </table:table-cell>
          <table:table-cell table:formula="oooc:=[Ennemis.J15]/[Tourelles.$B24]" office:value-type="float" office:value="5.55333333333333">
            <text:p>5,55</text:p>
          </table:table-cell>
          <table:table-cell table:formula="oooc:=[Ennemis.K15]/[Tourelles.$B24]" office:value-type="float" office:value="6.94166666666667">
            <text:p>6,94</text:p>
          </table:table-cell>
          <table:table-cell table:formula="oooc:=[Ennemis.L15]/[Tourelles.$B24]" office:value-type="float" office:value="8.33">
            <text:p>8,33</text:p>
          </table:table-cell>
          <table:table-cell table:formula="oooc:=[Ennemis.M15]/[Tourelles.$B24]" office:value-type="float" office:value="9.71833333333333">
            <text:p>9,72</text:p>
          </table:table-cell>
          <table:table-cell table:formula="oooc:=[Ennemis.N15]/[Tourelles.$B24]" office:value-type="float" office:value="11.1066666666667">
            <text:p>11,11</text:p>
          </table:table-cell>
          <table:table-cell table:formula="oooc:=[Ennemis.O15]/[Tourelles.$B24]" office:value-type="float" office:value="12.495">
            <text:p>12,5</text:p>
          </table:table-cell>
          <table:table-cell table:formula="oooc:=[Ennemis.P15]/[Tourelles.$B24]" office:value-type="float" office:value="13.8833333333333">
            <text:p>13,88</text:p>
          </table:table-cell>
          <table:table-cell table:formula="oooc:=[Ennemis.Q15]/[Tourelles.$B24]" office:value-type="float" office:value="15.2716666666667">
            <text:p>15,27</text:p>
          </table:table-cell>
          <table:table-cell table:formula="oooc:=[Ennemis.R15]/[Tourelles.$B24]" office:value-type="float" office:value="16.66">
            <text:p>16,66</text:p>
          </table:table-cell>
          <table:table-cell table:formula="oooc:=[Ennemis.S15]/[Tourelles.$B24]" office:value-type="float" office:value="18.0483333333333">
            <text:p>18,05</text:p>
          </table:table-cell>
          <table:table-cell table:formula="oooc:=[Ennemis.T15]/[Tourelles.$B24]" office:value-type="float" office:value="19.4366666666667">
            <text:p>19,44</text:p>
          </table:table-cell>
          <table:table-cell table:formula="oooc:=[Ennemis.U15]/[Tourelles.$B24]" office:value-type="float" office:value="20.825">
            <text:p>20,83</text:p>
          </table:table-cell>
          <table:table-cell table:formula="oooc:=[Ennemis.V15]/[Tourelles.$B24]" office:value-type="float" office:value="22.2133333333333">
            <text:p>22,21</text:p>
          </table:table-cell>
          <table:table-cell/>
          <table:table-cell table:style-name="ce1" office:value-type="string">
            <text:p>Asteroid</text:p>
          </table:table-cell>
          <table:table-cell table:formula="oooc:=[Ennemis.H15]/[Tourelles.$B34]" office:value-type="float" office:value="4.72033333333333">
            <text:p>4,72</text:p>
          </table:table-cell>
          <table:table-cell table:formula="oooc:=[Ennemis.I15]/[Tourelles.$B34]" office:value-type="float" office:value="7.0805">
            <text:p>7,08</text:p>
          </table:table-cell>
          <table:table-cell table:formula="oooc:=[Ennemis.J15]/[Tourelles.$B34]" office:value-type="float" office:value="9.44066666666667">
            <text:p>9,44</text:p>
          </table:table-cell>
          <table:table-cell table:formula="oooc:=[Ennemis.K15]/[Tourelles.$B34]" office:value-type="float" office:value="11.8008333333333">
            <text:p>11,8</text:p>
          </table:table-cell>
          <table:table-cell table:formula="oooc:=[Ennemis.L15]/[Tourelles.$B34]" office:value-type="float" office:value="14.161">
            <text:p>14,16</text:p>
          </table:table-cell>
          <table:table-cell table:formula="oooc:=[Ennemis.M15]/[Tourelles.$B34]" office:value-type="float" office:value="16.5211666666667">
            <text:p>16,52</text:p>
          </table:table-cell>
          <table:table-cell table:formula="oooc:=[Ennemis.N15]/[Tourelles.$B34]" office:value-type="float" office:value="18.8813333333333">
            <text:p>18,88</text:p>
          </table:table-cell>
          <table:table-cell table:formula="oooc:=[Ennemis.O15]/[Tourelles.$B34]" office:value-type="float" office:value="21.2415">
            <text:p>21,24</text:p>
          </table:table-cell>
          <table:table-cell table:formula="oooc:=[Ennemis.P15]/[Tourelles.$B34]" office:value-type="float" office:value="23.6016666666667">
            <text:p>23,6</text:p>
          </table:table-cell>
          <table:table-cell table:formula="oooc:=[Ennemis.Q15]/[Tourelles.$B34]" office:value-type="float" office:value="25.9618333333333">
            <text:p>25,96</text:p>
          </table:table-cell>
          <table:table-cell table:formula="oooc:=[Ennemis.R15]/[Tourelles.$B34]" office:value-type="float" office:value="28.322">
            <text:p>28,32</text:p>
          </table:table-cell>
          <table:table-cell table:formula="oooc:=[Ennemis.S15]/[Tourelles.$B34]" office:value-type="float" office:value="30.6821666666667">
            <text:p>30,68</text:p>
          </table:table-cell>
          <table:table-cell table:formula="oooc:=[Ennemis.T15]/[Tourelles.$B34]" office:value-type="float" office:value="33.0423333333333">
            <text:p>33,04</text:p>
          </table:table-cell>
          <table:table-cell table:formula="oooc:=[Ennemis.U15]/[Tourelles.$B34]" office:value-type="float" office:value="35.4025">
            <text:p>35,4</text:p>
          </table:table-cell>
          <table:table-cell table:formula="oooc:=[Ennemis.V15]/[Tourelles.$B34]" office:value-type="float" office:value="37.7626666666667">
            <text:p>37,76</text:p>
          </table:table-cell>
        </table:table-row>
        <table:table-row table:style-name="ro1">
          <table:table-cell office:value-type="string">
            <text:p>Comet</text:p>
          </table:table-cell>
          <table:table-cell table:formula="oooc:=[Ennemis.H16]/[Tourelles.$B24]" office:value-type="float" office:value="6.94166666666667">
            <text:p>6,94</text:p>
          </table:table-cell>
          <table:table-cell table:formula="oooc:=[Ennemis.I16]/[Tourelles.$B24]" office:value-type="float" office:value="11.1066666666667">
            <text:p>11,11</text:p>
          </table:table-cell>
          <table:table-cell table:formula="oooc:=[Ennemis.J16]/[Tourelles.$B24]" office:value-type="float" office:value="15.2716666666667">
            <text:p>15,27</text:p>
          </table:table-cell>
          <table:table-cell table:formula="oooc:=[Ennemis.K16]/[Tourelles.$B24]" office:value-type="float" office:value="19.4366666666667">
            <text:p>19,44</text:p>
          </table:table-cell>
          <table:table-cell table:formula="oooc:=[Ennemis.L16]/[Tourelles.$B24]" office:value-type="float" office:value="23.6016666666667">
            <text:p>23,6</text:p>
          </table:table-cell>
          <table:table-cell table:formula="oooc:=[Ennemis.M16]/[Tourelles.$B24]" office:value-type="float" office:value="27.7666666666667">
            <text:p>27,77</text:p>
          </table:table-cell>
          <table:table-cell table:formula="oooc:=[Ennemis.N16]/[Tourelles.$B24]" office:value-type="float" office:value="31.9316666666667">
            <text:p>31,93</text:p>
          </table:table-cell>
          <table:table-cell table:formula="oooc:=[Ennemis.O16]/[Tourelles.$B24]" office:value-type="float" office:value="36.0966666666667">
            <text:p>36,1</text:p>
          </table:table-cell>
          <table:table-cell table:formula="oooc:=[Ennemis.P16]/[Tourelles.$B24]" office:value-type="float" office:value="40.2616666666667">
            <text:p>40,26</text:p>
          </table:table-cell>
          <table:table-cell table:formula="oooc:=[Ennemis.Q16]/[Tourelles.$B24]" office:value-type="float" office:value="44.4266666666667">
            <text:p>44,43</text:p>
          </table:table-cell>
          <table:table-cell table:formula="oooc:=[Ennemis.R16]/[Tourelles.$B24]" office:value-type="float" office:value="48.5916666666667">
            <text:p>48,59</text:p>
          </table:table-cell>
          <table:table-cell table:formula="oooc:=[Ennemis.S16]/[Tourelles.$B24]" office:value-type="float" office:value="52.7566666666667">
            <text:p>52,76</text:p>
          </table:table-cell>
          <table:table-cell table:formula="oooc:=[Ennemis.T16]/[Tourelles.$B24]" office:value-type="float" office:value="56.9216666666667">
            <text:p>56,92</text:p>
          </table:table-cell>
          <table:table-cell table:formula="oooc:=[Ennemis.U16]/[Tourelles.$B24]" office:value-type="float" office:value="61.0866666666667">
            <text:p>61,09</text:p>
          </table:table-cell>
          <table:table-cell table:formula="oooc:=[Ennemis.V16]/[Tourelles.$B24]" office:value-type="float" office:value="65.2516666666667">
            <text:p>65,25</text:p>
          </table:table-cell>
          <table:table-cell/>
          <table:table-cell table:style-name="ce1" office:value-type="string">
            <text:p>Comet</text:p>
          </table:table-cell>
          <table:table-cell table:formula="oooc:=[Ennemis.H16]/[Tourelles.$B34]" office:value-type="float" office:value="11.8008333333333">
            <text:p>11,8</text:p>
          </table:table-cell>
          <table:table-cell table:formula="oooc:=[Ennemis.I16]/[Tourelles.$B34]" office:value-type="float" office:value="18.8813333333333">
            <text:p>18,88</text:p>
          </table:table-cell>
          <table:table-cell table:formula="oooc:=[Ennemis.J16]/[Tourelles.$B34]" office:value-type="float" office:value="25.9618333333333">
            <text:p>25,96</text:p>
          </table:table-cell>
          <table:table-cell table:formula="oooc:=[Ennemis.K16]/[Tourelles.$B34]" office:value-type="float" office:value="33.0423333333333">
            <text:p>33,04</text:p>
          </table:table-cell>
          <table:table-cell table:formula="oooc:=[Ennemis.L16]/[Tourelles.$B34]" office:value-type="float" office:value="40.1228333333333">
            <text:p>40,12</text:p>
          </table:table-cell>
          <table:table-cell table:formula="oooc:=[Ennemis.M16]/[Tourelles.$B34]" office:value-type="float" office:value="47.2033333333333">
            <text:p>47,2</text:p>
          </table:table-cell>
          <table:table-cell table:formula="oooc:=[Ennemis.N16]/[Tourelles.$B34]" office:value-type="float" office:value="54.2838333333333">
            <text:p>54,28</text:p>
          </table:table-cell>
          <table:table-cell table:formula="oooc:=[Ennemis.O16]/[Tourelles.$B34]" office:value-type="float" office:value="61.3643333333333">
            <text:p>61,36</text:p>
          </table:table-cell>
          <table:table-cell table:formula="oooc:=[Ennemis.P16]/[Tourelles.$B34]" office:value-type="float" office:value="68.4448333333333">
            <text:p>68,44</text:p>
          </table:table-cell>
          <table:table-cell table:formula="oooc:=[Ennemis.Q16]/[Tourelles.$B34]" office:value-type="float" office:value="75.5253333333333">
            <text:p>75,53</text:p>
          </table:table-cell>
          <table:table-cell table:formula="oooc:=[Ennemis.R16]/[Tourelles.$B34]" office:value-type="float" office:value="82.6058333333333">
            <text:p>82,61</text:p>
          </table:table-cell>
          <table:table-cell table:formula="oooc:=[Ennemis.S16]/[Tourelles.$B34]" office:value-type="float" office:value="89.6863333333333">
            <text:p>89,69</text:p>
          </table:table-cell>
          <table:table-cell table:formula="oooc:=[Ennemis.T16]/[Tourelles.$B34]" office:value-type="float" office:value="96.7668333333333">
            <text:p>96,77</text:p>
          </table:table-cell>
          <table:table-cell table:formula="oooc:=[Ennemis.U16]/[Tourelles.$B34]" office:value-type="float" office:value="103.847333333333">
            <text:p>103,85</text:p>
          </table:table-cell>
          <table:table-cell table:formula="oooc:=[Ennemis.V16]/[Tourelles.$B34]" office:value-type="float" office:value="110.927833333333">
            <text:p>110,93</text:p>
          </table:table-cell>
        </table:table-row>
        <table:table-row table:style-name="ro1">
          <table:table-cell office:value-type="string">
            <text:p>Plutoid</text:p>
          </table:table-cell>
          <table:table-cell table:formula="oooc:=[Ennemis.H17]/[Tourelles.$B24]" office:value-type="float" office:value="13.8833333333333">
            <text:p>13,88</text:p>
          </table:table-cell>
          <table:table-cell table:formula="oooc:=[Ennemis.I17]/[Tourelles.$B24]" office:value-type="float" office:value="20.825">
            <text:p>20,83</text:p>
          </table:table-cell>
          <table:table-cell table:formula="oooc:=[Ennemis.J17]/[Tourelles.$B24]" office:value-type="float" office:value="27.7666666666667">
            <text:p>27,77</text:p>
          </table:table-cell>
          <table:table-cell table:formula="oooc:=[Ennemis.K17]/[Tourelles.$B24]" office:value-type="float" office:value="34.7083333333333">
            <text:p>34,71</text:p>
          </table:table-cell>
          <table:table-cell table:formula="oooc:=[Ennemis.L17]/[Tourelles.$B24]" office:value-type="float" office:value="41.65">
            <text:p>41,65</text:p>
          </table:table-cell>
          <table:table-cell table:formula="oooc:=[Ennemis.M17]/[Tourelles.$B24]" office:value-type="float" office:value="48.5916666666667">
            <text:p>48,59</text:p>
          </table:table-cell>
          <table:table-cell table:formula="oooc:=[Ennemis.N17]/[Tourelles.$B24]" office:value-type="float" office:value="55.5333333333333">
            <text:p>55,53</text:p>
          </table:table-cell>
          <table:table-cell table:formula="oooc:=[Ennemis.O17]/[Tourelles.$B24]" office:value-type="float" office:value="62.475">
            <text:p>62,48</text:p>
          </table:table-cell>
          <table:table-cell table:formula="oooc:=[Ennemis.P17]/[Tourelles.$B24]" office:value-type="float" office:value="69.4166666666667">
            <text:p>69,42</text:p>
          </table:table-cell>
          <table:table-cell table:formula="oooc:=[Ennemis.Q17]/[Tourelles.$B24]" office:value-type="float" office:value="76.3583333333333">
            <text:p>76,36</text:p>
          </table:table-cell>
          <table:table-cell table:formula="oooc:=[Ennemis.R17]/[Tourelles.$B24]" office:value-type="float" office:value="83.3">
            <text:p>83,3</text:p>
          </table:table-cell>
          <table:table-cell table:formula="oooc:=[Ennemis.S17]/[Tourelles.$B24]" office:value-type="float" office:value="90.2416666666667">
            <text:p>90,24</text:p>
          </table:table-cell>
          <table:table-cell table:formula="oooc:=[Ennemis.T17]/[Tourelles.$B24]" office:value-type="float" office:value="97.1833333333333">
            <text:p>97,18</text:p>
          </table:table-cell>
          <table:table-cell table:formula="oooc:=[Ennemis.U17]/[Tourelles.$B24]" office:value-type="float" office:value="104.125">
            <text:p>104,13</text:p>
          </table:table-cell>
          <table:table-cell table:formula="oooc:=[Ennemis.V17]/[Tourelles.$B24]" office:value-type="float" office:value="111.066666666667">
            <text:p>111,07</text:p>
          </table:table-cell>
          <table:table-cell/>
          <table:table-cell table:style-name="ce1" office:value-type="string">
            <text:p>Plutoid</text:p>
          </table:table-cell>
          <table:table-cell table:formula="oooc:=[Ennemis.H17]/[Tourelles.$B34]" office:value-type="float" office:value="23.6016666666667">
            <text:p>23,6</text:p>
          </table:table-cell>
          <table:table-cell table:formula="oooc:=[Ennemis.I17]/[Tourelles.$B34]" office:value-type="float" office:value="35.4025">
            <text:p>35,4</text:p>
          </table:table-cell>
          <table:table-cell table:formula="oooc:=[Ennemis.J17]/[Tourelles.$B34]" office:value-type="float" office:value="47.2033333333333">
            <text:p>47,2</text:p>
          </table:table-cell>
          <table:table-cell table:formula="oooc:=[Ennemis.K17]/[Tourelles.$B34]" office:value-type="float" office:value="59.0041666666667">
            <text:p>59</text:p>
          </table:table-cell>
          <table:table-cell table:formula="oooc:=[Ennemis.L17]/[Tourelles.$B34]" office:value-type="float" office:value="70.805">
            <text:p>70,81</text:p>
          </table:table-cell>
          <table:table-cell table:formula="oooc:=[Ennemis.M17]/[Tourelles.$B34]" office:value-type="float" office:value="82.6058333333333">
            <text:p>82,61</text:p>
          </table:table-cell>
          <table:table-cell table:formula="oooc:=[Ennemis.N17]/[Tourelles.$B34]" office:value-type="float" office:value="94.4066666666667">
            <text:p>94,41</text:p>
          </table:table-cell>
          <table:table-cell table:formula="oooc:=[Ennemis.O17]/[Tourelles.$B34]" office:value-type="float" office:value="106.2075">
            <text:p>106,21</text:p>
          </table:table-cell>
          <table:table-cell table:formula="oooc:=[Ennemis.P17]/[Tourelles.$B34]" office:value-type="float" office:value="118.008333333333">
            <text:p>118,01</text:p>
          </table:table-cell>
          <table:table-cell table:formula="oooc:=[Ennemis.Q17]/[Tourelles.$B34]" office:value-type="float" office:value="129.809166666667">
            <text:p>129,81</text:p>
          </table:table-cell>
          <table:table-cell table:formula="oooc:=[Ennemis.R17]/[Tourelles.$B34]" office:value-type="float" office:value="141.61">
            <text:p>141,61</text:p>
          </table:table-cell>
          <table:table-cell table:formula="oooc:=[Ennemis.S17]/[Tourelles.$B34]" office:value-type="float" office:value="153.410833333333">
            <text:p>153,41</text:p>
          </table:table-cell>
          <table:table-cell table:formula="oooc:=[Ennemis.T17]/[Tourelles.$B34]" office:value-type="float" office:value="165.211666666667">
            <text:p>165,21</text:p>
          </table:table-cell>
          <table:table-cell table:formula="oooc:=[Ennemis.U17]/[Tourelles.$B34]" office:value-type="float" office:value="177.0125">
            <text:p>177,01</text:p>
          </table:table-cell>
          <table:table-cell table:formula="oooc:=[Ennemis.V17]/[Tourelles.$B34]" office:value-type="float" office:value="188.813333333333">
            <text:p>188,81</text:p>
          </table:table-cell>
        </table:table-row>
        <table:table-row table:style-name="ro1">
          <table:table-cell office:value-type="string">
            <text:p>Centaur</text:p>
          </table:table-cell>
          <table:table-cell table:formula="oooc:=[Ennemis.H18]/[Tourelles.$B24]" office:value-type="float" office:value="6.94166666666667">
            <text:p>6,94</text:p>
          </table:table-cell>
          <table:table-cell table:formula="oooc:=[Ennemis.I18]/[Tourelles.$B24]" office:value-type="float" office:value="9.71833333333333">
            <text:p>9,72</text:p>
          </table:table-cell>
          <table:table-cell table:formula="oooc:=[Ennemis.J18]/[Tourelles.$B24]" office:value-type="float" office:value="12.495">
            <text:p>12,5</text:p>
          </table:table-cell>
          <table:table-cell table:formula="oooc:=[Ennemis.K18]/[Tourelles.$B24]" office:value-type="float" office:value="15.2716666666667">
            <text:p>15,27</text:p>
          </table:table-cell>
          <table:table-cell table:formula="oooc:=[Ennemis.L18]/[Tourelles.$B24]" office:value-type="float" office:value="18.0483333333333">
            <text:p>18,05</text:p>
          </table:table-cell>
          <table:table-cell table:formula="oooc:=[Ennemis.M18]/[Tourelles.$B24]" office:value-type="float" office:value="20.825">
            <text:p>20,83</text:p>
          </table:table-cell>
          <table:table-cell table:formula="oooc:=[Ennemis.N18]/[Tourelles.$B24]" office:value-type="float" office:value="23.6016666666667">
            <text:p>23,6</text:p>
          </table:table-cell>
          <table:table-cell table:formula="oooc:=[Ennemis.O18]/[Tourelles.$B24]" office:value-type="float" office:value="26.3783333333333">
            <text:p>26,38</text:p>
          </table:table-cell>
          <table:table-cell table:formula="oooc:=[Ennemis.P18]/[Tourelles.$B24]" office:value-type="float" office:value="29.155">
            <text:p>29,16</text:p>
          </table:table-cell>
          <table:table-cell table:formula="oooc:=[Ennemis.Q18]/[Tourelles.$B24]" office:value-type="float" office:value="31.9316666666667">
            <text:p>31,93</text:p>
          </table:table-cell>
          <table:table-cell table:formula="oooc:=[Ennemis.R18]/[Tourelles.$B24]" office:value-type="float" office:value="34.7083333333333">
            <text:p>34,71</text:p>
          </table:table-cell>
          <table:table-cell table:formula="oooc:=[Ennemis.S18]/[Tourelles.$B24]" office:value-type="float" office:value="37.485">
            <text:p>37,49</text:p>
          </table:table-cell>
          <table:table-cell table:formula="oooc:=[Ennemis.T18]/[Tourelles.$B24]" office:value-type="float" office:value="40.2616666666667">
            <text:p>40,26</text:p>
          </table:table-cell>
          <table:table-cell table:formula="oooc:=[Ennemis.U18]/[Tourelles.$B24]" office:value-type="float" office:value="43.0383333333333">
            <text:p>43,04</text:p>
          </table:table-cell>
          <table:table-cell table:formula="oooc:=[Ennemis.V18]/[Tourelles.$B24]" office:value-type="float" office:value="45.815">
            <text:p>45,82</text:p>
          </table:table-cell>
          <table:table-cell/>
          <table:table-cell table:style-name="ce1" office:value-type="string">
            <text:p>Centaur</text:p>
          </table:table-cell>
          <table:table-cell table:formula="oooc:=[Ennemis.H18]/[Tourelles.$B34]" office:value-type="float" office:value="11.8008333333333">
            <text:p>11,8</text:p>
          </table:table-cell>
          <table:table-cell table:formula="oooc:=[Ennemis.I18]/[Tourelles.$B34]" office:value-type="float" office:value="16.5211666666667">
            <text:p>16,52</text:p>
          </table:table-cell>
          <table:table-cell table:formula="oooc:=[Ennemis.J18]/[Tourelles.$B34]" office:value-type="float" office:value="21.2415">
            <text:p>21,24</text:p>
          </table:table-cell>
          <table:table-cell table:formula="oooc:=[Ennemis.K18]/[Tourelles.$B34]" office:value-type="float" office:value="25.9618333333333">
            <text:p>25,96</text:p>
          </table:table-cell>
          <table:table-cell table:formula="oooc:=[Ennemis.L18]/[Tourelles.$B34]" office:value-type="float" office:value="30.6821666666667">
            <text:p>30,68</text:p>
          </table:table-cell>
          <table:table-cell table:formula="oooc:=[Ennemis.M18]/[Tourelles.$B34]" office:value-type="float" office:value="35.4025">
            <text:p>35,4</text:p>
          </table:table-cell>
          <table:table-cell table:formula="oooc:=[Ennemis.N18]/[Tourelles.$B34]" office:value-type="float" office:value="40.1228333333333">
            <text:p>40,12</text:p>
          </table:table-cell>
          <table:table-cell table:formula="oooc:=[Ennemis.O18]/[Tourelles.$B34]" office:value-type="float" office:value="44.8431666666667">
            <text:p>44,84</text:p>
          </table:table-cell>
          <table:table-cell table:formula="oooc:=[Ennemis.P18]/[Tourelles.$B34]" office:value-type="float" office:value="49.5635">
            <text:p>49,56</text:p>
          </table:table-cell>
          <table:table-cell table:formula="oooc:=[Ennemis.Q18]/[Tourelles.$B34]" office:value-type="float" office:value="54.2838333333333">
            <text:p>54,28</text:p>
          </table:table-cell>
          <table:table-cell table:formula="oooc:=[Ennemis.R18]/[Tourelles.$B34]" office:value-type="float" office:value="59.0041666666667">
            <text:p>59</text:p>
          </table:table-cell>
          <table:table-cell table:formula="oooc:=[Ennemis.S18]/[Tourelles.$B34]" office:value-type="float" office:value="63.7245">
            <text:p>63,72</text:p>
          </table:table-cell>
          <table:table-cell table:formula="oooc:=[Ennemis.T18]/[Tourelles.$B34]" office:value-type="float" office:value="68.4448333333333">
            <text:p>68,44</text:p>
          </table:table-cell>
          <table:table-cell table:formula="oooc:=[Ennemis.U18]/[Tourelles.$B34]" office:value-type="float" office:value="73.1651666666667">
            <text:p>73,17</text:p>
          </table:table-cell>
          <table:table-cell table:formula="oooc:=[Ennemis.V18]/[Tourelles.$B34]" office:value-type="float" office:value="77.8855">
            <text:p>77,89</text:p>
          </table:table-cell>
        </table:table-row>
        <table:table-row table:style-name="ro1">
          <table:table-cell office:value-type="string">
            <text:p>Trojan</text:p>
          </table:table-cell>
          <table:table-cell table:formula="oooc:=[Ennemis.H19]/[Tourelles.$B24]" office:value-type="float" office:value="0.694166666666667">
            <text:p>0,69</text:p>
          </table:table-cell>
          <table:table-cell table:formula="oooc:=[Ennemis.I19]/[Tourelles.$B24]" office:value-type="float" office:value="1.38833333333333">
            <text:p>1,39</text:p>
          </table:table-cell>
          <table:table-cell table:formula="oooc:=[Ennemis.J19]/[Tourelles.$B24]" office:value-type="float" office:value="2.0825">
            <text:p>2,08</text:p>
          </table:table-cell>
          <table:table-cell table:formula="oooc:=[Ennemis.K19]/[Tourelles.$B24]" office:value-type="float" office:value="2.77666666666667">
            <text:p>2,78</text:p>
          </table:table-cell>
          <table:table-cell table:formula="oooc:=[Ennemis.L19]/[Tourelles.$B24]" office:value-type="float" office:value="3.47083333333333">
            <text:p>3,47</text:p>
          </table:table-cell>
          <table:table-cell table:formula="oooc:=[Ennemis.M19]/[Tourelles.$B24]" office:value-type="float" office:value="4.165">
            <text:p>4,17</text:p>
          </table:table-cell>
          <table:table-cell table:formula="oooc:=[Ennemis.N19]/[Tourelles.$B24]" office:value-type="float" office:value="4.85916666666667">
            <text:p>4,86</text:p>
          </table:table-cell>
          <table:table-cell table:formula="oooc:=[Ennemis.O19]/[Tourelles.$B24]" office:value-type="float" office:value="5.55333333333333">
            <text:p>5,55</text:p>
          </table:table-cell>
          <table:table-cell table:formula="oooc:=[Ennemis.P19]/[Tourelles.$B24]" office:value-type="float" office:value="6.2475">
            <text:p>6,25</text:p>
          </table:table-cell>
          <table:table-cell table:formula="oooc:=[Ennemis.Q19]/[Tourelles.$B24]" office:value-type="float" office:value="6.94166666666667">
            <text:p>6,94</text:p>
          </table:table-cell>
          <table:table-cell table:formula="oooc:=[Ennemis.R19]/[Tourelles.$B24]" office:value-type="float" office:value="7.63583333333333">
            <text:p>7,64</text:p>
          </table:table-cell>
          <table:table-cell table:formula="oooc:=[Ennemis.S19]/[Tourelles.$B24]" office:value-type="float" office:value="8.33">
            <text:p>8,33</text:p>
          </table:table-cell>
          <table:table-cell table:formula="oooc:=[Ennemis.T19]/[Tourelles.$B24]" office:value-type="float" office:value="9.02416666666667">
            <text:p>9,02</text:p>
          </table:table-cell>
          <table:table-cell table:formula="oooc:=[Ennemis.U19]/[Tourelles.$B24]" office:value-type="float" office:value="9.71833333333333">
            <text:p>9,72</text:p>
          </table:table-cell>
          <table:table-cell table:formula="oooc:=[Ennemis.V19]/[Tourelles.$B24]" office:value-type="float" office:value="10.4125">
            <text:p>10,41</text:p>
          </table:table-cell>
          <table:table-cell/>
          <table:table-cell table:style-name="ce1" office:value-type="string">
            <text:p>Trojan</text:p>
          </table:table-cell>
          <table:table-cell table:formula="oooc:=[Ennemis.H19]/[Tourelles.$B34]" office:value-type="float" office:value="1.18008333333333">
            <text:p>1,18</text:p>
          </table:table-cell>
          <table:table-cell table:formula="oooc:=[Ennemis.I19]/[Tourelles.$B34]" office:value-type="float" office:value="2.36016666666667">
            <text:p>2,36</text:p>
          </table:table-cell>
          <table:table-cell table:formula="oooc:=[Ennemis.J19]/[Tourelles.$B34]" office:value-type="float" office:value="3.54025">
            <text:p>3,54</text:p>
          </table:table-cell>
          <table:table-cell table:formula="oooc:=[Ennemis.K19]/[Tourelles.$B34]" office:value-type="float" office:value="4.72033333333333">
            <text:p>4,72</text:p>
          </table:table-cell>
          <table:table-cell table:formula="oooc:=[Ennemis.L19]/[Tourelles.$B34]" office:value-type="float" office:value="5.90041666666667">
            <text:p>5,9</text:p>
          </table:table-cell>
          <table:table-cell table:formula="oooc:=[Ennemis.M19]/[Tourelles.$B34]" office:value-type="float" office:value="7.0805">
            <text:p>7,08</text:p>
          </table:table-cell>
          <table:table-cell table:formula="oooc:=[Ennemis.N19]/[Tourelles.$B34]" office:value-type="float" office:value="8.26058333333334">
            <text:p>8,26</text:p>
          </table:table-cell>
          <table:table-cell table:formula="oooc:=[Ennemis.O19]/[Tourelles.$B34]" office:value-type="float" office:value="9.44066666666667">
            <text:p>9,44</text:p>
          </table:table-cell>
          <table:table-cell table:formula="oooc:=[Ennemis.P19]/[Tourelles.$B34]" office:value-type="float" office:value="10.62075">
            <text:p>10,62</text:p>
          </table:table-cell>
          <table:table-cell table:formula="oooc:=[Ennemis.Q19]/[Tourelles.$B34]" office:value-type="float" office:value="11.8008333333333">
            <text:p>11,8</text:p>
          </table:table-cell>
          <table:table-cell table:formula="oooc:=[Ennemis.R19]/[Tourelles.$B34]" office:value-type="float" office:value="12.9809166666667">
            <text:p>12,98</text:p>
          </table:table-cell>
          <table:table-cell table:formula="oooc:=[Ennemis.S19]/[Tourelles.$B34]" office:value-type="float" office:value="14.161">
            <text:p>14,16</text:p>
          </table:table-cell>
          <table:table-cell table:formula="oooc:=[Ennemis.T19]/[Tourelles.$B34]" office:value-type="float" office:value="15.3410833333333">
            <text:p>15,34</text:p>
          </table:table-cell>
          <table:table-cell table:formula="oooc:=[Ennemis.U19]/[Tourelles.$B34]" office:value-type="float" office:value="16.5211666666667">
            <text:p>16,52</text:p>
          </table:table-cell>
          <table:table-cell table:formula="oooc:=[Ennemis.V19]/[Tourelles.$B34]" office:value-type="float" office:value="17.70125">
            <text:p>17,7</text:p>
          </table:table-cell>
        </table:table-row>
        <table:table-row table:style-name="ro1">
          <table:table-cell office:value-type="string">
            <text:p>Meteoroid</text:p>
          </table:table-cell>
          <table:table-cell table:formula="oooc:=[Ennemis.H20]/[Tourelles.$B24]" office:value-type="float" office:value="0">
            <text:p>0</text:p>
          </table:table-cell>
          <table:table-cell table:formula="oooc:=[Ennemis.I20]/[Tourelles.$B24]" office:value-type="float" office:value="0">
            <text:p>0</text:p>
          </table:table-cell>
          <table:table-cell table:formula="oooc:=[Ennemis.J20]/[Tourelles.$B24]" office:value-type="float" office:value="0">
            <text:p>0</text:p>
          </table:table-cell>
          <table:table-cell table:formula="oooc:=[Ennemis.K20]/[Tourelles.$B24]" office:value-type="float" office:value="0">
            <text:p>0</text:p>
          </table:table-cell>
          <table:table-cell table:formula="oooc:=[Ennemis.L20]/[Tourelles.$B24]" office:value-type="float" office:value="0">
            <text:p>0</text:p>
          </table:table-cell>
          <table:table-cell table:formula="oooc:=[Ennemis.M20]/[Tourelles.$B24]" office:value-type="float" office:value="0">
            <text:p>0</text:p>
          </table:table-cell>
          <table:table-cell table:formula="oooc:=[Ennemis.N20]/[Tourelles.$B24]" office:value-type="float" office:value="0">
            <text:p>0</text:p>
          </table:table-cell>
          <table:table-cell table:formula="oooc:=[Ennemis.O20]/[Tourelles.$B24]" office:value-type="float" office:value="0">
            <text:p>0</text:p>
          </table:table-cell>
          <table:table-cell table:formula="oooc:=[Ennemis.P20]/[Tourelles.$B24]" office:value-type="float" office:value="0">
            <text:p>0</text:p>
          </table:table-cell>
          <table:table-cell table:formula="oooc:=[Ennemis.Q20]/[Tourelles.$B24]" office:value-type="float" office:value="0">
            <text:p>0</text:p>
          </table:table-cell>
          <table:table-cell table:formula="oooc:=[Ennemis.R20]/[Tourelles.$B24]" office:value-type="float" office:value="0">
            <text:p>0</text:p>
          </table:table-cell>
          <table:table-cell table:formula="oooc:=[Ennemis.S20]/[Tourelles.$B24]" office:value-type="float" office:value="0">
            <text:p>0</text:p>
          </table:table-cell>
          <table:table-cell table:formula="oooc:=[Ennemis.T20]/[Tourelles.$B24]" office:value-type="float" office:value="0">
            <text:p>0</text:p>
          </table:table-cell>
          <table:table-cell table:formula="oooc:=[Ennemis.U20]/[Tourelles.$B24]" office:value-type="float" office:value="0">
            <text:p>0</text:p>
          </table:table-cell>
          <table:table-cell table:formula="oooc:=[Ennemis.V20]/[Tourelles.$B24]" office:value-type="float" office:value="0">
            <text:p>0</text:p>
          </table:table-cell>
          <table:table-cell/>
          <table:table-cell table:style-name="ce1" office:value-type="string">
            <text:p>Meteoroid</text:p>
          </table:table-cell>
          <table:table-cell table:formula="oooc:=[Ennemis.H20]/[Tourelles.$B34]" office:value-type="float" office:value="0">
            <text:p>0</text:p>
          </table:table-cell>
          <table:table-cell table:formula="oooc:=[Ennemis.I20]/[Tourelles.$B34]" office:value-type="float" office:value="0">
            <text:p>0</text:p>
          </table:table-cell>
          <table:table-cell table:formula="oooc:=[Ennemis.J20]/[Tourelles.$B34]" office:value-type="float" office:value="0">
            <text:p>0</text:p>
          </table:table-cell>
          <table:table-cell table:formula="oooc:=[Ennemis.K20]/[Tourelles.$B34]" office:value-type="float" office:value="0">
            <text:p>0</text:p>
          </table:table-cell>
          <table:table-cell table:formula="oooc:=[Ennemis.L20]/[Tourelles.$B34]" office:value-type="float" office:value="0">
            <text:p>0</text:p>
          </table:table-cell>
          <table:table-cell table:formula="oooc:=[Ennemis.M20]/[Tourelles.$B34]" office:value-type="float" office:value="0">
            <text:p>0</text:p>
          </table:table-cell>
          <table:table-cell table:formula="oooc:=[Ennemis.N20]/[Tourelles.$B34]" office:value-type="float" office:value="0">
            <text:p>0</text:p>
          </table:table-cell>
          <table:table-cell table:formula="oooc:=[Ennemis.O20]/[Tourelles.$B34]" office:value-type="float" office:value="0">
            <text:p>0</text:p>
          </table:table-cell>
          <table:table-cell table:formula="oooc:=[Ennemis.P20]/[Tourelles.$B34]" office:value-type="float" office:value="0">
            <text:p>0</text:p>
          </table:table-cell>
          <table:table-cell table:formula="oooc:=[Ennemis.Q20]/[Tourelles.$B34]" office:value-type="float" office:value="0">
            <text:p>0</text:p>
          </table:table-cell>
          <table:table-cell table:formula="oooc:=[Ennemis.R20]/[Tourelles.$B34]" office:value-type="float" office:value="0">
            <text:p>0</text:p>
          </table:table-cell>
          <table:table-cell table:formula="oooc:=[Ennemis.S20]/[Tourelles.$B34]" office:value-type="float" office:value="0">
            <text:p>0</text:p>
          </table:table-cell>
          <table:table-cell table:formula="oooc:=[Ennemis.T20]/[Tourelles.$B34]" office:value-type="float" office:value="0">
            <text:p>0</text:p>
          </table:table-cell>
          <table:table-cell table:formula="oooc:=[Ennemis.U20]/[Tourelles.$B34]" office:value-type="float" office:value="0">
            <text:p>0</text:p>
          </table:table-cell>
          <table:table-cell table:formula="oooc:=[Ennemis.V20]/[Tourelles.$B34]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8">2010-06-08</text:date>, <text:time>23:2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creation-date>2010-06-07T21:46:47</meta:creation-date>
    <dc:date>2010-06-08T23:26:19</dc:date>
    <meta:editing-cycles>10</meta:editing-cycles>
    <meta:editing-duration>P1DT1H23M21S</meta:editing-duration>
    <meta:user-defined meta:name="Info 1"/>
    <meta:user-defined meta:name="Info 2"/>
    <meta:user-defined meta:name="Info 3"/>
    <meta:user-defined meta:name="Info 4"/>
    <meta:document-statistic meta:table-count="3" meta:cell-count="159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6.293cm" svg:height="13.469cm" chart:class="chart:line" chart:style-name="ch1">
        <chart:title svg:x="5.698cm" svg:y="0.27cm" chart:style-name="ch2">
          <text:p>Dommage maximal par tir</text:p>
        </chart:title>
        <chart:legend chart:legend-position="end" svg:x="14.393cm" svg:y="5.573cm" chart:style-name="ch3"/>
        <chart:plot-area chart:style-name="ch4" table:cell-range-address="Tourelles.A22:Tourelles.K27" chart:data-source-has-labels="both" svg:x="0.449cm" svg:y="1.042cm" svg:width="13.619cm" svg:height="11.82cm">
          <chart:axis chart:dimension="x" chart:name="primary-x" chart:style-name="ch5">
            <chart:title svg:x="7.055cm" svg:y="12.534cm" chart:style-name="ch6">
              <text:p>Niveau</text:p>
            </chart:title>
            <chart:categories table:cell-range-address="Tourelles.B22:Tourelles.K22"/>
          </chart:axis>
          <chart:axis chart:dimension="y" chart:name="primary-y" chart:style-name="ch5">
            <chart:title svg:x="0.326cm" svg:y="7.434cm" chart:style-name="ch7">
              <text:p>Dommage</text:p>
            </chart:title>
            <chart:grid chart:style-name="ch8" chart:class="major"/>
          </chart:axis>
          <chart:series chart:style-name="ch9" chart:values-cell-range-address="Tourelles.B23:Tourelles.K23" chart:label-cell-address="Tourelles.A23:Tourelles.A23" chart:class="chart:line">
            <chart:data-point chart:repeated="10"/>
          </chart:series>
          <chart:series chart:style-name="ch10" chart:values-cell-range-address="Tourelles.B24:Tourelles.K24" chart:label-cell-address="Tourelles.A24:Tourelles.A24" chart:class="chart:line">
            <chart:data-point chart:repeated="10"/>
          </chart:series>
          <chart:series chart:style-name="ch11" chart:values-cell-range-address="Tourelles.B25:Tourelles.K25" chart:label-cell-address="Tourelles.A25:Tourelles.A25" chart:class="chart:line">
            <chart:data-point chart:repeated="10"/>
          </chart:series>
          <chart:series chart:style-name="ch12" chart:values-cell-range-address="Tourelles.B26:Tourelles.K26" chart:label-cell-address="Tourelles.A26:Tourelles.A26" chart:class="chart:line">
            <chart:data-point chart:repeated="10"/>
          </chart:series>
          <chart:series chart:style-name="ch13" chart:values-cell-range-address="Tourelles.B27:Tourelles.K27" chart:label-cell-address="Tourelles.A27:Tourelles.A27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4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Laser</text:p>
              </table:table-cell>
              <table:table-cell office:value-type="float" office:value="7.20288115246098">
                <text:p>7.20288115246098</text:p>
              </table:table-cell>
              <table:table-cell office:value-type="float" office:value="12.0048019207683">
                <text:p>12.0048019207683</text:p>
              </table:table-cell>
              <table:table-cell office:value-type="float" office:value="19.2076830732293">
                <text:p>19.2076830732293</text:p>
              </table:table-cell>
              <table:table-cell office:value-type="float" office:value="31.2124849939976">
                <text:p>31.2124849939976</text:p>
              </table:table-cell>
              <table:table-cell office:value-type="float" office:value="38.4153661464586">
                <text:p>38.4153661464586</text:p>
              </table:table-cell>
              <table:table-cell office:value-type="float" office:value="48.0192076830732">
                <text:p>48.0192076830732</text:p>
              </table:table-cell>
              <table:table-cell office:value-type="float" office:value="67.2268907563025">
                <text:p>67.2268907563025</text:p>
              </table:table-cell>
              <table:table-cell office:value-type="float" office:value="86.4345738295318">
                <text:p>86.4345738295318</text:p>
              </table:table-cell>
              <table:table-cell office:value-type="float" office:value="120.048019207683">
                <text:p>120.048019207683</text:p>
              </table:table-cell>
              <table:table-cell office:value-type="float" office:value="192.076830732293">
                <text:p>192.076830732293</text:p>
              </table:table-cell>
            </table:table-row>
            <table:table-row>
              <table:table-cell office:value-type="string">
                <text:p>Missile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4">
                <text:p>74</text:p>
              </table:table-cell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38.4153661464586">
                <text:p>38.4153661464586</text:p>
              </table:table-cell>
              <table:table-cell office:value-type="float" office:value="48.0192076830732">
                <text:p>48.0192076830732</text:p>
              </table:table-cell>
              <table:table-cell office:value-type="float" office:value="57.6230492196879">
                <text:p>57.6230492196879</text:p>
              </table:table-cell>
              <table:table-cell office:value-type="float" office:value="76.8307322929172">
                <text:p>76.8307322929172</text:p>
              </table:table-cell>
              <table:table-cell office:value-type="float" office:value="86.4345738295318">
                <text:p>86.4345738295318</text:p>
              </table:table-cell>
              <table:table-cell office:value-type="float" office:value="96.0384153661465">
                <text:p>96.0384153661465</text:p>
              </table:table-cell>
              <table:table-cell office:value-type="float" office:value="100.840336134454">
                <text:p>100.840336134454</text:p>
              </table:table-cell>
              <table:table-cell office:value-type="float" office:value="115.246098439376">
                <text:p>115.246098439376</text:p>
              </table:table-cell>
              <table:table-cell office:value-type="float" office:value="129.651860744298">
                <text:p>129.651860744298</text:p>
              </table:table-cell>
              <table:table-cell office:value-type="float" office:value="144.05762304922">
                <text:p>144.05762304922</text:p>
              </table:table-cell>
            </table:table-row>
            <table:table-row>
              <table:table-cell office:value-type="string">
                <text:p>Grav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6.71cm" svg:height="12.886cm" chart:class="chart:line" chart:style-name="ch1">
        <chart:title svg:x="5.272cm" svg:y="0.258cm" chart:style-name="ch2">
          <text:p>Dommage maximal par seconde</text:p>
        </chart:title>
        <chart:legend chart:legend-position="end" svg:x="14.801cm" svg:y="5.282cm" chart:style-name="ch3"/>
        <chart:plot-area chart:style-name="ch4" table:cell-range-address="Tourelles.A32:Tourelles.K37" chart:data-source-has-labels="both" svg:x="0.467cm" svg:y="1.018cm" svg:width="14cm" svg:height="11.297cm">
          <chart:axis chart:dimension="x" chart:name="primary-x" chart:style-name="ch5">
            <chart:title svg:x="7.264cm" svg:y="11.975cm" chart:style-name="ch6">
              <text:p>Niveau</text:p>
            </chart:title>
            <chart:categories table:cell-range-address="Tourelles.B32:Tourelles.K32"/>
          </chart:axis>
          <chart:axis chart:dimension="y" chart:name="primary-y" chart:style-name="ch5">
            <chart:title svg:x="0.335cm" svg:y="7.148cm" chart:style-name="ch7">
              <text:p>Dommage</text:p>
            </chart:title>
            <chart:grid chart:style-name="ch8" chart:class="major"/>
          </chart:axis>
          <chart:series chart:style-name="ch9" chart:values-cell-range-address="Tourelles.B33:Tourelles.K33" chart:label-cell-address="Tourelles.A33:Tourelles.A33" chart:class="chart:line">
            <chart:data-point chart:repeated="10"/>
          </chart:series>
          <chart:series chart:style-name="ch10" chart:values-cell-range-address="Tourelles.B34:Tourelles.K34" chart:label-cell-address="Tourelles.A34:Tourelles.A34" chart:class="chart:line">
            <chart:data-point chart:repeated="10"/>
          </chart:series>
          <chart:series chart:style-name="ch11" chart:values-cell-range-address="Tourelles.B35:Tourelles.K35" chart:label-cell-address="Tourelles.A35:Tourelles.A35" chart:class="chart:line">
            <chart:data-point chart:repeated="10"/>
          </chart:series>
          <chart:series chart:style-name="ch12" chart:values-cell-range-address="Tourelles.B36:Tourelles.K36" chart:label-cell-address="Tourelles.A36:Tourelles.A36" chart:class="chart:line">
            <chart:data-point chart:repeated="10"/>
          </chart:series>
          <chart:series chart:style-name="ch13" chart:values-cell-range-address="Tourelles.B37:Tourelles.K37" chart:label-cell-address="Tourelles.A37:Tourelles.A37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18.1818181818182">
                <text:p>18.1818181818182</text:p>
              </table:table-cell>
              <table:table-cell office:value-type="float" office:value="28">
                <text:p>28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32">
                <text:p>132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Laser</text:p>
              </table:table-cell>
              <table:table-cell office:value-type="float" office:value="4.23698891321234">
                <text:p>4.23698891321234</text:p>
              </table:table-cell>
              <table:table-cell office:value-type="float" office:value="7.27563752773837">
                <text:p>7.27563752773837</text:p>
              </table:table-cell>
              <table:table-cell office:value-type="float" office:value="12.0048019207683">
                <text:p>12.0048019207683</text:p>
              </table:table-cell>
              <table:table-cell office:value-type="float" office:value="20.1370870929017">
                <text:p>20.1370870929017</text:p>
              </table:table-cell>
              <table:table-cell office:value-type="float" office:value="25.6102440976391">
                <text:p>25.6102440976391</text:p>
              </table:table-cell>
              <table:table-cell office:value-type="float" office:value="33.1166949538436">
                <text:p>33.1166949538436</text:p>
              </table:table-cell>
              <table:table-cell office:value-type="float" office:value="48.0192076830732">
                <text:p>48.0192076830732</text:p>
              </table:table-cell>
              <table:table-cell office:value-type="float" office:value="64.0256102440976">
                <text:p>64.0256102440976</text:p>
              </table:table-cell>
              <table:table-cell office:value-type="float" office:value="92.3446301597562">
                <text:p>92.3446301597562</text:p>
              </table:table-cell>
              <table:table-cell office:value-type="float" office:value="153.661464585834">
                <text:p>153.661464585834</text:p>
              </table:table-cell>
            </table:table-row>
            <table:table-row>
              <table:table-cell office:value-type="string">
                <text:p>Missile</text:p>
              </table:table-cell>
              <table:table-cell office:value-type="float" office:value="11.5384615384615">
                <text:p>11.5384615384615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6">
                <text:p>26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40.625">
                <text:p>40.625</text:p>
              </table:table-cell>
              <table:table-cell office:value-type="float" office:value="50">
                <text:p>50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19.2076830732293">
                <text:p>19.2076830732293</text:p>
              </table:table-cell>
              <table:table-cell office:value-type="float" office:value="25.2732672016175">
                <text:p>25.2732672016175</text:p>
              </table:table-cell>
              <table:table-cell office:value-type="float" office:value="32.0128051220488">
                <text:p>32.0128051220488</text:p>
              </table:table-cell>
              <table:table-cell office:value-type="float" office:value="45.1945484075983">
                <text:p>45.1945484075983</text:p>
              </table:table-cell>
              <table:table-cell office:value-type="float" office:value="54.0216086434574">
                <text:p>54.0216086434574</text:p>
              </table:table-cell>
              <table:table-cell office:value-type="float" office:value="64.0256102440976">
                <text:p>64.0256102440976</text:p>
              </table:table-cell>
              <table:table-cell office:value-type="float" office:value="72.0288115246099">
                <text:p>72.0288115246099</text:p>
              </table:table-cell>
              <table:table-cell office:value-type="float" office:value="88.650844953366">
                <text:p>88.650844953366</text:p>
              </table:table-cell>
              <table:table-cell office:value-type="float" office:value="108.043217286915">
                <text:p>108.043217286915</text:p>
              </table:table-cell>
              <table:table-cell office:value-type="float" office:value="130.961475499291">
                <text:p>130.961475499291</text:p>
              </table:table-cell>
            </table:table-row>
            <table:table-row>
              <table:table-cell office:value-type="string">
                <text:p>Grav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draw:stroke="solid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5.12cm" svg:height="12.646cm" chart:class="chart:line" chart:style-name="ch1">
        <chart:title svg:x="4.676cm" svg:y="0.253cm" chart:style-name="ch2">
          <text:p>Projection PointsVie / Niveaux</text:p>
        </chart:title>
        <chart:legend chart:legend-position="end" svg:x="12.925cm" svg:y="4.948cm" chart:style-name="ch3"/>
        <chart:plot-area chart:style-name="ch4" table:cell-range-address="Ennemis.G13:Ennemis.V19" chart:data-source-has-labels="both" svg:x="0.403cm" svg:y="1.008cm" svg:width="12.22cm" svg:height="11.082cm">
          <chart:axis chart:dimension="x" chart:name="primary-x" chart:style-name="ch5">
            <chart:title svg:x="6.31cm" svg:y="11.745cm" chart:style-name="ch6">
              <text:p>Niveau</text:p>
            </chart:title>
            <chart:categories table:cell-range-address="Ennemis.H13:Ennemis.V13"/>
          </chart:axis>
          <chart:axis chart:dimension="y" chart:name="primary-y" chart:style-name="ch5">
            <chart:title svg:x="0.303cm" svg:y="6.938cm" chart:style-name="ch7">
              <text:p>PointsVie</text:p>
            </chart:title>
            <chart:grid chart:style-name="ch8" chart:class="major"/>
          </chart:axis>
          <chart:series chart:style-name="ch9" chart:values-cell-range-address="Ennemis.H14:Ennemis.V14" chart:label-cell-address="Ennemis.G14:Ennemis.G14" chart:class="chart:line">
            <chart:data-point chart:repeated="15"/>
          </chart:series>
          <chart:series chart:style-name="ch10" chart:values-cell-range-address="Ennemis.H15:Ennemis.V15" chart:label-cell-address="Ennemis.G15:Ennemis.G15" chart:class="chart:line">
            <chart:data-point chart:repeated="15"/>
          </chart:series>
          <chart:series chart:style-name="ch11" chart:values-cell-range-address="Ennemis.H16:Ennemis.V16" chart:label-cell-address="Ennemis.G16:Ennemis.G16" chart:class="chart:line">
            <chart:data-point chart:repeated="15"/>
          </chart:series>
          <chart:series chart:style-name="ch12" chart:values-cell-range-address="Ennemis.H17:Ennemis.V17" chart:label-cell-address="Ennemis.G17:Ennemis.G17" chart:class="chart:line">
            <chart:data-point chart:repeated="15"/>
          </chart:series>
          <chart:series chart:style-name="ch13" chart:values-cell-range-address="Ennemis.H18:Ennemis.V18" chart:label-cell-address="Ennemis.G18:Ennemis.G18" chart:class="chart:line">
            <chart:data-point chart:repeated="15"/>
          </chart:series>
          <chart:series chart:style-name="ch14" chart:values-cell-range-address="Ennemis.H19:Ennemis.V19" chart:label-cell-address="Ennemis.G19:Ennemis.G19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steroid</text:p>
              </table:table-cell>
              <table:table-cell office:value-type="float" office:value="10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30">
                <text:p>230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Comet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0">
                <text:p>120</text:p>
              </table:table-cell>
              <table:table-cell office:value-type="float" office:value="130">
                <text:p>130</text:p>
              </table:table-cell>
              <table:table-cell office:value-type="float" office:value="140">
                <text:p>140</text:p>
              </table:table-cell>
              <table:table-cell office:value-type="float" office:value="150">
                <text:p>15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Plutoid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10">
                <text:p>110</text:p>
              </table:table-cell>
              <table:table-cell office:value-type="float" office:value="140">
                <text:p>140</text:p>
              </table:table-cell>
              <table:table-cell office:value-type="float" office:value="170">
                <text:p>170</text:p>
              </table:table-cell>
              <table:table-cell office:value-type="float" office:value="200">
                <text:p>200</text:p>
              </table:table-cell>
              <table:table-cell office:value-type="float" office:value="230">
                <text:p>230</text:p>
              </table:table-cell>
              <table:table-cell office:value-type="float" office:value="260">
                <text:p>260</text:p>
              </table:table-cell>
              <table:table-cell office:value-type="float" office:value="290">
                <text:p>290</text:p>
              </table:table-cell>
              <table:table-cell office:value-type="float" office:value="320">
                <text:p>320</text:p>
              </table:table-cell>
              <table:table-cell office:value-type="float" office:value="350">
                <text:p>350</text:p>
              </table:table-cell>
              <table:table-cell office:value-type="float" office:value="380">
                <text:p>380</text:p>
              </table:table-cell>
              <table:table-cell office:value-type="float" office:value="410">
                <text:p>410</text:p>
              </table:table-cell>
              <table:table-cell office:value-type="float" office:value="440">
                <text:p>44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Centaur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  <table:table-cell office:value-type="float" office:value="250">
                <text:p>250</text:p>
              </table:table-cell>
              <table:table-cell office:value-type="float" office:value="300">
                <text:p>300</text:p>
              </table:table-cell>
              <table:table-cell office:value-type="float" office:value="350">
                <text:p>350</text:p>
              </table:table-cell>
              <table:table-cell office:value-type="float" office:value="400">
                <text:p>400</text:p>
              </table:table-cell>
              <table:table-cell office:value-type="float" office:value="450">
                <text:p>450</text:p>
              </table:table-cell>
              <table:table-cell office:value-type="float" office:value="500">
                <text:p>50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650">
                <text:p>650</text:p>
              </table:table-cell>
              <table:table-cell office:value-type="float" office:value="700">
                <text:p>700</text:p>
              </table:table-cell>
              <table:table-cell office:value-type="float" office:value="750">
                <text:p>750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Trojan</text:p>
              </table:table-cell>
              <table:table-cell office:value-type="float" office:value="50">
                <text:p>50</text:p>
              </table:table-cell>
              <table:table-cell office:value-type="float" office:value="70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0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0">
                <text:p>170</text:p>
              </table:table-cell>
              <table:table-cell office:value-type="float" office:value="190">
                <text:p>190</text:p>
              </table:table-cell>
              <table:table-cell office:value-type="float" office:value="210">
                <text:p>210</text:p>
              </table:table-cell>
              <table:table-cell office:value-type="float" office:value="230">
                <text:p>230</text:p>
              </table:table-cell>
              <table:table-cell office:value-type="float" office:value="250">
                <text:p>250</text:p>
              </table:table-cell>
              <table:table-cell office:value-type="float" office:value="270">
                <text:p>270</text:p>
              </table:table-cell>
              <table:table-cell office:value-type="float" office:value="290">
                <text:p>290</text:p>
              </table:table-cell>
              <table:table-cell office:value-type="float" office:value="310">
                <text:p>310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Meteoroid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60">
                <text:p>60</text:p>
              </table:table-cell>
              <table:table-cell office:value-type="float" office:value="65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chart-properties chart:symbol-type="named-symbol" chart:symbol-name="arrow-left" chart:symbol-width="0.25cm" chart:symbol-height="0.25cm"/>
      <style:graphic-properties draw:stroke="solid" svg:stroke-color="#83caff" draw:fill-color="#83caff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draw:stroke="none" svg:stroke-color="#b3b3b3" draw:fill="solid" draw:fill-color="#cccccc"/>
    </style:style>
  </office:automatic-styles>
  <office:body>
    <office:chart>
      <chart:chart svg:width="14.809cm" svg:height="12.68cm" chart:class="chart:line" chart:style-name="ch1">
        <chart:title svg:x="4.731cm" svg:y="0.254cm" chart:style-name="ch2">
          <text:p>Projection Vitesse / Niveaux</text:p>
        </chart:title>
        <chart:legend chart:legend-position="end" svg:x="12.62cm" svg:y="4.965cm" chart:style-name="ch3"/>
        <chart:plot-area chart:style-name="ch4" table:cell-range-address="Ennemis.G2:Ennemis.V8" chart:data-source-has-labels="both" svg:x="0.391cm" svg:y="1.01cm" svg:width="11.933cm" svg:height="11.111cm">
          <chart:axis chart:dimension="x" chart:name="primary-x" chart:style-name="ch5">
            <chart:title svg:x="6.154cm" svg:y="11.777cm" chart:style-name="ch6">
              <text:p>Niveau</text:p>
            </chart:title>
            <chart:categories table:cell-range-address="Ennemis.H2:Ennemis.V2"/>
          </chart:axis>
          <chart:axis chart:dimension="y" chart:name="primary-y" chart:style-name="ch5">
            <chart:title svg:x="0.297cm" svg:y="6.809cm" chart:style-name="ch7">
              <text:p>Vitesse</text:p>
            </chart:title>
            <chart:grid chart:style-name="ch8" chart:class="major"/>
          </chart:axis>
          <chart:series chart:style-name="ch9" chart:values-cell-range-address="Ennemis.H3:Ennemis.V3" chart:label-cell-address="Ennemis.G3:Ennemis.G3" chart:class="chart:line">
            <chart:data-point chart:repeated="15"/>
          </chart:series>
          <chart:series chart:style-name="ch10" chart:values-cell-range-address="Ennemis.H4:Ennemis.V4" chart:label-cell-address="Ennemis.G4:Ennemis.G4" chart:class="chart:line">
            <chart:data-point chart:repeated="15"/>
          </chart:series>
          <chart:series chart:style-name="ch11" chart:values-cell-range-address="Ennemis.H5:Ennemis.V5" chart:label-cell-address="Ennemis.G5:Ennemis.G5" chart:class="chart:line">
            <chart:data-point chart:repeated="15"/>
          </chart:series>
          <chart:series chart:style-name="ch12" chart:values-cell-range-address="Ennemis.H6:Ennemis.V6" chart:label-cell-address="Ennemis.G6:Ennemis.G6" chart:class="chart:line">
            <chart:data-point chart:repeated="15"/>
          </chart:series>
          <chart:series chart:style-name="ch13" chart:values-cell-range-address="Ennemis.H7:Ennemis.V7" chart:label-cell-address="Ennemis.G7:Ennemis.G7" chart:class="chart:line">
            <chart:data-point chart:repeated="15"/>
          </chart:series>
          <chart:series chart:style-name="ch14" chart:values-cell-range-address="Ennemis.H8:Ennemis.V8" chart:label-cell-address="Ennemis.G8:Ennemis.G8" chart:class="chart:line">
            <chart:data-point chart:repeated="1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Asteroi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met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Plutoid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Centaur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Troj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Meteoroid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6.624cm" svg:height="12.254cm" chart:class="chart:line" chart:style-name="ch1">
        <chart:title svg:x="3.986cm" svg:y="0.246cm" chart:style-name="ch2">
          <text:p>Valeur de l'investissement en points d'attaque</text:p>
        </chart:title>
        <chart:legend chart:legend-position="end" svg:x="14.717cm" svg:y="4.966cm" chart:style-name="ch3"/>
        <chart:plot-area chart:style-name="ch4" table:cell-range-address="Tourelles.Y22:Tourelles.AI27" chart:data-source-has-labels="both" svg:x="0.463cm" svg:y="0.994cm" svg:width="13.922cm" svg:height="10.725cm">
          <chart:axis chart:dimension="x" chart:name="primary-x" chart:style-name="ch5">
            <chart:title svg:x="7.221cm" svg:y="11.367cm" chart:style-name="ch6">
              <text:p>Niveau</text:p>
            </chart:title>
            <chart:categories table:cell-range-address="Tourelles.Z22:Tourelles.AI22"/>
          </chart:axis>
          <chart:axis chart:dimension="y" chart:name="primary-y" chart:style-name="ch5">
            <chart:title svg:x="0.333cm" svg:y="7.208cm" chart:style-name="ch7">
              <text:p>Valeur de l'unité</text:p>
            </chart:title>
            <chart:grid chart:style-name="ch8" chart:class="major"/>
          </chart:axis>
          <chart:series chart:style-name="ch9" chart:values-cell-range-address="Tourelles.Z23:Tourelles.AI23" chart:label-cell-address="Tourelles.Y23:Tourelles.Y23" chart:class="chart:line">
            <chart:data-point chart:repeated="10"/>
          </chart:series>
          <chart:series chart:style-name="ch10" chart:values-cell-range-address="Tourelles.Z24:Tourelles.AI24" chart:label-cell-address="Tourelles.Y24:Tourelles.Y24" chart:class="chart:line">
            <chart:data-point chart:repeated="10"/>
          </chart:series>
          <chart:series chart:style-name="ch11" chart:values-cell-range-address="Tourelles.Z25:Tourelles.AI25" chart:label-cell-address="Tourelles.Y25:Tourelles.Y25" chart:class="chart:line">
            <chart:data-point chart:repeated="10"/>
          </chart:series>
          <chart:series chart:style-name="ch12" chart:values-cell-range-address="Tourelles.Z26:Tourelles.AI26" chart:label-cell-address="Tourelles.Y26:Tourelles.Y26" chart:class="chart:line">
            <chart:data-point chart:repeated="10"/>
          </chart:series>
          <chart:series chart:style-name="ch13" chart:values-cell-range-address="Tourelles.Z27:Tourelles.AI27" chart:label-cell-address="Tourelles.Y27:Tourelles.Y27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0777777777777778">
                <text:p>0.0777777777777778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0.0444444444444444">
                <text:p>0.0444444444444444</text:p>
              </table:table-cell>
              <table:table-cell office:value-type="float" office:value="0.0380952380952381">
                <text:p>0.0380952380952381</text:p>
              </table:table-cell>
              <table:table-cell office:value-type="float" office:value="0.0333333333333333">
                <text:p>0.0333333333333333</text:p>
              </table:table-cell>
              <table:table-cell office:value-type="float" office:value="0.025">
                <text:p>0.025</text:p>
              </table:table-cell>
              <table:table-cell office:value-type="float" office:value="0.0244444444444444">
                <text:p>0.0244444444444444</text:p>
              </table:table-cell>
              <table:table-cell office:value-type="float" office:value="0.0218181818181818">
                <text:p>0.0218181818181818</text:p>
              </table:table-cell>
            </table:table-row>
            <table:table-row>
              <table:table-cell office:value-type="string">
                <text:p>Laser</text:p>
              </table:table-cell>
              <table:table-cell office:value-type="float" office:value="0.720288115246098">
                <text:p>0.720288115246098</text:p>
              </table:table-cell>
              <table:table-cell office:value-type="float" office:value="0.40016006402561">
                <text:p>0.40016006402561</text:p>
              </table:table-cell>
              <table:table-cell office:value-type="float" office:value="0.274395472474704">
                <text:p>0.274395472474704</text:p>
              </table:table-cell>
              <table:table-cell office:value-type="float" office:value="0.222946321385697">
                <text:p>0.222946321385697</text:p>
              </table:table-cell>
              <table:table-cell office:value-type="float" office:value="0.160064025610244">
                <text:p>0.160064025610244</text:p>
              </table:table-cell>
              <table:table-cell office:value-type="float" office:value="0.129781642386684">
                <text:p>0.129781642386684</text:p>
              </table:table-cell>
              <table:table-cell office:value-type="float" office:value="0.126843190106231">
                <text:p>0.126843190106231</text:p>
              </table:table-cell>
              <table:table-cell office:value-type="float" office:value="0.120048019207683">
                <text:p>0.120048019207683</text:p>
              </table:table-cell>
              <table:table-cell office:value-type="float" office:value="0.129083891621165">
                <text:p>0.129083891621165</text:p>
              </table:table-cell>
              <table:table-cell office:value-type="float" office:value="0.164168231395122">
                <text:p>0.164168231395122</text:p>
              </table:table-cell>
            </table:table-row>
            <table:table-row>
              <table:table-cell office:value-type="string">
                <text:p>Missile</text:p>
              </table:table-cell>
              <table:table-cell office:value-type="float" office:value="0.2">
                <text:p>0.2</text:p>
              </table:table-cell>
              <table:table-cell office:value-type="float" office:value="0.144">
                <text:p>0.144</text:p>
              </table:table-cell>
              <table:table-cell office:value-type="float" office:value="0.11">
                <text:p>0.11</text:p>
              </table:table-cell>
              <table:table-cell office:value-type="float" office:value="0.0866666666666667">
                <text:p>0.0866666666666667</text:p>
              </table:table-cell>
              <table:table-cell office:value-type="float" office:value="0.0705882352941176">
                <text:p>0.0705882352941176</text:p>
              </table:table-cell>
              <table:table-cell office:value-type="float" office:value="0.0565217391304348">
                <text:p>0.0565217391304348</text:p>
              </table:table-cell>
              <table:table-cell office:value-type="float" office:value="0.0466666666666667">
                <text:p>0.0466666666666667</text:p>
              </table:table-cell>
              <table:table-cell office:value-type="float" office:value="0.0389473684210526">
                <text:p>0.0389473684210526</text:p>
              </table:table-cell>
              <table:table-cell office:value-type="float" office:value="0.0331914893617021">
                <text:p>0.0331914893617021</text:p>
              </table:table-cell>
              <table:table-cell office:value-type="float" office:value="0.0280701754385965">
                <text:p>0.0280701754385965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0.128051220488195">
                <text:p>0.128051220488195</text:p>
              </table:table-cell>
              <table:table-cell office:value-type="float" office:value="0.0960384153661465">
                <text:p>0.0960384153661465</text:p>
              </table:table-cell>
              <table:table-cell office:value-type="float" office:value="0.0720288115246099">
                <text:p>0.0720288115246099</text:p>
              </table:table-cell>
              <table:table-cell office:value-type="float" office:value="0.0640256102440976">
                <text:p>0.0640256102440976</text:p>
              </table:table-cell>
              <table:table-cell office:value-type="float" office:value="0.0508438669585481">
                <text:p>0.0508438669585481</text:p>
              </table:table-cell>
              <table:table-cell office:value-type="float" office:value="0.0417558327678898">
                <text:p>0.0417558327678898</text:p>
              </table:table-cell>
              <table:table-cell office:value-type="float" office:value="0.0336134453781513">
                <text:p>0.0336134453781513</text:p>
              </table:table-cell>
              <table:table-cell office:value-type="float" office:value="0.030327920641941">
                <text:p>0.030327920641941</text:p>
              </table:table-cell>
              <table:table-cell office:value-type="float" office:value="0.0275855022860208">
                <text:p>0.0275855022860208</text:p>
              </table:table-cell>
              <table:table-cell office:value-type="float" office:value="0.0252732672016175">
                <text:p>0.0252732672016175</text:p>
              </table:table-cell>
            </table:table-row>
            <table:table-row>
              <table:table-cell office:value-type="string">
                <text:p>Grav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eries-source="rows" chart:sort-by-x-values="false" chart:right-angled-axes="true"/>
    </style:style>
    <style:style style:name="ch5" style:family="chart" style:data-style-name="N0">
      <style:chart-properties chart:display-label="true" chart:logarithmic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3" style:family="chart">
      <style:chart-properties chart:symbol-type="named-symbol" chart:symbol-name="arrow-right" chart:symbol-width="0.25cm" chart:symbol-height="0.25cm"/>
      <style:graphic-properties draw:stroke="solid" svg:stroke-color="#7e0021" draw:fill-color="#7e0021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5.263cm" svg:height="12.52cm" chart:class="chart:line" chart:style-name="ch1">
        <chart:title svg:x="4.443cm" svg:y="0.251cm" chart:style-name="ch2">
          <text:p>Valeur de chaque point d.attaque</text:p>
        </chart:title>
        <chart:legend chart:legend-position="end" svg:x="13.383cm" svg:y="5.099cm" chart:style-name="ch3"/>
        <chart:plot-area chart:style-name="ch4" table:cell-range-address="Tourelles.Y32:Tourelles.AI37" chart:data-source-has-labels="both" svg:x="0.409cm" svg:y="1.004cm" svg:width="12.669cm" svg:height="10.966cm">
          <chart:axis chart:dimension="x" chart:name="primary-x" chart:style-name="ch5">
            <chart:title svg:x="6.54cm" svg:y="11.623cm" chart:style-name="ch6">
              <text:p>Niveau</text:p>
            </chart:title>
            <chart:categories table:cell-range-address="Tourelles.Z32:Tourelles.AI32"/>
          </chart:axis>
          <chart:axis chart:dimension="y" chart:name="primary-y" chart:style-name="ch5">
            <chart:title svg:x="0.306cm" svg:y="7.974cm" chart:style-name="ch7">
              <text:p>Valeur du point d'attaque</text:p>
            </chart:title>
            <chart:grid chart:style-name="ch8" chart:class="major"/>
          </chart:axis>
          <chart:series chart:style-name="ch9" chart:values-cell-range-address="Tourelles.Z33:Tourelles.AI33" chart:label-cell-address="Tourelles.Y33:Tourelles.Y33" chart:class="chart:line">
            <chart:data-point chart:repeated="10"/>
          </chart:series>
          <chart:series chart:style-name="ch10" chart:values-cell-range-address="Tourelles.Z34:Tourelles.AI34" chart:label-cell-address="Tourelles.Y34:Tourelles.Y34" chart:class="chart:line">
            <chart:data-point chart:repeated="10"/>
          </chart:series>
          <chart:series chart:style-name="ch11" chart:values-cell-range-address="Tourelles.Z35:Tourelles.AI35" chart:label-cell-address="Tourelles.Y35:Tourelles.Y35" chart:class="chart:line">
            <chart:data-point chart:repeated="10"/>
          </chart:series>
          <chart:series chart:style-name="ch12" chart:values-cell-range-address="Tourelles.Z36:Tourelles.AI36" chart:label-cell-address="Tourelles.Y36:Tourelles.Y36" chart:class="chart:line">
            <chart:data-point chart:repeated="10"/>
          </chart:series>
          <chart:series chart:style-name="ch13" chart:values-cell-range-address="Tourelles.Z37:Tourelles.AI37" chart:label-cell-address="Tourelles.Y37:Tourelles.Y37" chart:class="chart:line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Base</text:p>
              </table:table-cell>
              <table:table-cell office:value-type="float" office:value="6">
                <text:p>6</text:p>
              </table:table-cell>
              <table:table-cell office:value-type="float" office:value="12.8571428571429">
                <text:p>12.8571428571429</text:p>
              </table:table-cell>
              <table:table-cell office:value-type="float" office:value="18">
                <text:p>18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22.5">
                <text:p>22.5</text:p>
              </table:table-cell>
              <table:table-cell office:value-type="float" office:value="26.25">
                <text:p>26.25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40.9090909090909">
                <text:p>40.9090909090909</text:p>
              </table:table-cell>
              <table:table-cell office:value-type="float" office:value="45.8333333333333">
                <text:p>45.8333333333333</text:p>
              </table:table-cell>
            </table:table-row>
            <table:table-row>
              <table:table-cell office:value-type="string">
                <text:p>Laser</text:p>
              </table:table-cell>
              <table:table-cell office:value-type="float" office:value="1.38833333333333">
                <text:p>1.38833333333333</text:p>
              </table:table-cell>
              <table:table-cell office:value-type="float" office:value="2.499">
                <text:p>2.499</text:p>
              </table:table-cell>
              <table:table-cell office:value-type="float" office:value="3.644375">
                <text:p>3.644375</text:p>
              </table:table-cell>
              <table:table-cell office:value-type="float" office:value="4.48538461538462">
                <text:p>4.48538461538462</text:p>
              </table:table-cell>
              <table:table-cell office:value-type="float" office:value="6.2475">
                <text:p>6.2475</text:p>
              </table:table-cell>
              <table:table-cell office:value-type="float" office:value="7.70525">
                <text:p>7.70525</text:p>
              </table:table-cell>
              <table:table-cell office:value-type="float" office:value="7.88375">
                <text:p>7.88375</text:p>
              </table:table-cell>
              <table:table-cell office:value-type="float" office:value="8.33">
                <text:p>8.33</text:p>
              </table:table-cell>
              <table:table-cell office:value-type="float" office:value="7.7469">
                <text:p>7.7469</text:p>
              </table:table-cell>
              <table:table-cell office:value-type="float" office:value="6.0913125">
                <text:p>6.0913125</text:p>
              </table:table-cell>
            </table:table-row>
            <table:table-row>
              <table:table-cell office:value-type="string">
                <text:p>Missile</text:p>
              </table:table-cell>
              <table:table-cell office:value-type="float" office:value="5">
                <text:p>5</text:p>
              </table:table-cell>
              <table:table-cell office:value-type="float" office:value="6.94444444444444">
                <text:p>6.94444444444444</text:p>
              </table:table-cell>
              <table:table-cell office:value-type="float" office:value="9.09090909090909">
                <text:p>9.09090909090909</text:p>
              </table:table-cell>
              <table:table-cell office:value-type="float" office:value="11.5384615384615">
                <text:p>11.5384615384615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7.6923076923077">
                <text:p>17.6923076923077</text:p>
              </table:table-cell>
              <table:table-cell office:value-type="float" office:value="21.4285714285714">
                <text:p>21.4285714285714</text:p>
              </table:table-cell>
              <table:table-cell office:value-type="float" office:value="25.6756756756757">
                <text:p>25.6756756756757</text:p>
              </table:table-cell>
              <table:table-cell office:value-type="float" office:value="30.1282051282051">
                <text:p>30.1282051282051</text:p>
              </table:table-cell>
              <table:table-cell office:value-type="float" office:value="35.625">
                <text:p>35.625</text:p>
              </table:table-cell>
            </table:table-row>
            <table:table-row>
              <table:table-cell office:value-type="string">
                <text:p>Multiple</text:p>
              </table:table-cell>
              <table:table-cell office:value-type="float" office:value="7.809375">
                <text:p>7.809375</text:p>
              </table:table-cell>
              <table:table-cell office:value-type="float" office:value="10.4125">
                <text:p>10.4125</text:p>
              </table:table-cell>
              <table:table-cell office:value-type="float" office:value="13.8833333333333">
                <text:p>13.8833333333333</text:p>
              </table:table-cell>
              <table:table-cell office:value-type="float" office:value="15.61875">
                <text:p>15.61875</text:p>
              </table:table-cell>
              <table:table-cell office:value-type="float" office:value="19.6680555555556">
                <text:p>19.6680555555556</text:p>
              </table:table-cell>
              <table:table-cell office:value-type="float" office:value="23.94875">
                <text:p>23.94875</text:p>
              </table:table-cell>
              <table:table-cell office:value-type="float" office:value="29.75">
                <text:p>29.75</text:p>
              </table:table-cell>
              <table:table-cell office:value-type="float" office:value="32.9729166666667">
                <text:p>32.9729166666667</text:p>
              </table:table-cell>
              <table:table-cell office:value-type="float" office:value="36.2509259259259">
                <text:p>36.2509259259259</text:p>
              </table:table-cell>
              <table:table-cell office:value-type="float" office:value="39.5675">
                <text:p>39.5675</text:p>
              </table:table-cell>
            </table:table-row>
            <table:table-row>
              <table:table-cell office:value-type="string">
                <text:p>Grav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